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1a75" officeooo:paragraph-rsid="00691a75"/>
    </style:style>
    <style:style style:name="P107"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8" style:family="paragraph" style:parent-style-name="Standard">
      <style:text-properties officeooo:rsid="006bf110" officeooo:paragraph-rsid="006bf110"/>
    </style:style>
    <style:style style:name="P109" style:family="paragraph" style:parent-style-name="Standard">
      <style:text-properties officeooo:rsid="006c8767" officeooo:paragraph-rsid="006c8767"/>
    </style:style>
    <style:style style:name="P110"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1" style:family="paragraph" style:parent-style-name="Standard">
      <style:text-properties officeooo:rsid="006cba33" officeooo:paragraph-rsid="006cba33"/>
    </style:style>
    <style:style style:name="P112"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3" style:family="paragraph" style:parent-style-name="Text_20_body">
      <style:text-properties officeooo:rsid="006cba33"/>
    </style:style>
    <style:style style:name="P114" style:family="paragraph" style:parent-style-name="Standard">
      <style:text-properties officeooo:rsid="006dea8e" officeooo:paragraph-rsid="006dea8e"/>
    </style:style>
    <style:style style:name="P115"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6" style:family="paragraph" style:parent-style-name="Standard">
      <style:text-properties officeooo:rsid="006e0004" officeooo:paragraph-rsid="006e0004"/>
    </style:style>
    <style:style style:name="P117"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8" style:family="paragraph" style:parent-style-name="Text_20_body">
      <style:text-properties officeooo:rsid="006e0004" officeooo:paragraph-rsid="006e0004"/>
    </style:style>
    <style:style style:name="P119" style:family="paragraph" style:parent-style-name="Standard">
      <style:text-properties officeooo:rsid="006ed586" officeooo:paragraph-rsid="006ed586"/>
    </style:style>
    <style:style style:name="P120"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2" style:family="paragraph" style:parent-style-name="Standard">
      <style:text-properties officeooo:rsid="0076387d" officeooo:paragraph-rsid="0076387d"/>
    </style:style>
    <style:style style:name="P123"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4" style:family="paragraph" style:parent-style-name="Text_20_body">
      <style:text-properties officeooo:rsid="0076387d" officeooo:paragraph-rsid="0076387d"/>
    </style:style>
    <style:style style:name="P125"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6" style:family="paragraph" style:parent-style-name="Standard">
      <style:text-properties officeooo:rsid="0076bf88" officeooo:paragraph-rsid="0076bf88"/>
    </style:style>
    <style:style style:name="P127"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8" style:family="paragraph" style:parent-style-name="Standard">
      <style:text-properties officeooo:rsid="007bd1de" officeooo:paragraph-rsid="007bd1de"/>
    </style:style>
    <style:style style:name="P129"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0" style:family="paragraph" style:parent-style-name="Text_20_body">
      <style:text-properties officeooo:rsid="007bd1de" officeooo:paragraph-rsid="007bd1de"/>
    </style:style>
    <style:style style:name="P131" style:family="paragraph" style:parent-style-name="Standard">
      <style:text-properties officeooo:rsid="007dc38c" officeooo:paragraph-rsid="007dc38c"/>
    </style:style>
    <style:style style:name="P132"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3" style:family="paragraph" style:parent-style-name="Text_20_body">
      <style:text-properties officeooo:rsid="007dc38c" officeooo:paragraph-rsid="007dc38c"/>
    </style:style>
    <style:style style:name="P134" style:family="paragraph" style:parent-style-name="Standard">
      <style:text-properties officeooo:rsid="007f88ee" officeooo:paragraph-rsid="007f88ee"/>
    </style:style>
    <style:style style:name="P135"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6" style:family="paragraph" style:parent-style-name="Text_20_body">
      <style:text-properties officeooo:rsid="0047a538" officeooo:paragraph-rsid="0047a538"/>
    </style:style>
    <style:style style:name="P137" style:family="paragraph" style:parent-style-name="Text_20_body">
      <style:text-properties officeooo:rsid="00749f64" officeooo:paragraph-rsid="00749f64"/>
    </style:style>
    <style:style style:name="P138" style:family="paragraph" style:parent-style-name="Contents_20_1">
      <style:paragraph-properties>
        <style:tab-stops>
          <style:tab-stop style:position="6.6929in" style:type="right" style:leader-style="dotted" style:leader-text="."/>
        </style:tab-stops>
      </style:paragraph-properties>
    </style:style>
    <style:style style:name="P139" style:family="paragraph" style:parent-style-name="Contents_20_2">
      <style:paragraph-properties>
        <style:tab-stops>
          <style:tab-stop style:position="6.6929in" style:type="right" style:leader-style="dotted" style:leader-text="."/>
        </style:tab-stops>
      </style:paragraph-properties>
    </style:style>
    <style:style style:name="P140" style:family="paragraph" style:parent-style-name="Contents_20_3">
      <style:paragraph-properties>
        <style:tab-stops>
          <style:tab-stop style:position="6.6929in" style:type="right" style:leader-style="dotted" style:leader-text="."/>
        </style:tab-stops>
      </style:paragraph-properties>
    </style:style>
    <style:style style:name="P141" style:family="paragraph" style:parent-style-name="Contents_20_4">
      <style:paragraph-properties>
        <style:tab-stops>
          <style:tab-stop style:position="6.6929in" style:type="right" style:leader-style="dotted" style:leader-text="."/>
        </style:tab-stops>
      </style:paragraph-properties>
    </style:style>
    <style:style style:name="P142" style:family="paragraph" style:parent-style-name="Contents_20_5">
      <style:paragraph-properties>
        <style:tab-stops>
          <style:tab-stop style:position="6.6929in" style:type="right" style:leader-style="dotted" style:leader-text="."/>
        </style:tab-stops>
      </style:paragraph-properties>
    </style:style>
    <style:style style:name="P143" style:family="paragraph" style:parent-style-name="Contents_20_6">
      <style:paragraph-properties>
        <style:tab-stops>
          <style:tab-stop style:position="6.6929in" style:type="right" style:leader-style="dotted" style:leader-text="."/>
        </style:tab-stops>
      </style:paragraph-properties>
    </style:style>
    <style:style style:name="P144" style:family="paragraph" style:parent-style-name="Standard">
      <style:text-properties officeooo:paragraph-rsid="0088faef"/>
    </style:style>
    <style:style style:name="P145"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7"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8"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9"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50" style:family="paragraph" style:parent-style-name="Standard">
      <style:text-properties officeooo:rsid="0088faef" officeooo:paragraph-rsid="0088faef"/>
    </style:style>
    <style:style style:name="P151"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52" style:family="paragraph" style:parent-style-name="Text_20_body">
      <style:text-properties officeooo:rsid="0088faef" officeooo:paragraph-rsid="0088faef"/>
    </style:style>
    <style:style style:name="P153" style:family="paragraph" style:parent-style-name="Text_20_body">
      <style:text-properties officeooo:rsid="008c1674" officeooo:paragraph-rsid="008c1674"/>
    </style:style>
    <style:style style:name="P154" style:family="paragraph" style:parent-style-name="Text_20_body">
      <style:text-properties officeooo:rsid="008c5dca" officeooo:paragraph-rsid="008c5dca"/>
    </style:style>
    <style:style style:name="P155" style:family="paragraph" style:parent-style-name="Text_20_body">
      <style:text-properties officeooo:rsid="008c5dca" officeooo:paragraph-rsid="008cca11"/>
    </style:style>
    <style:style style:name="P156" style:family="paragraph" style:parent-style-name="Text_20_body">
      <style:text-properties officeooo:rsid="008c5dca" officeooo:paragraph-rsid="008ea058"/>
    </style:style>
    <style:style style:name="P157" style:family="paragraph" style:parent-style-name="Text_20_body">
      <style:text-properties fo:font-weight="bold" officeooo:rsid="008cca11" officeooo:paragraph-rsid="008cca11" style:font-weight-asian="bold" style:font-weight-complex="bold"/>
    </style:style>
    <style:style style:name="P158" style:family="paragraph" style:parent-style-name="Text_20_body">
      <style:text-properties fo:font-weight="bold" officeooo:rsid="008e9440" officeooo:paragraph-rsid="008e9440" style:font-weight-asian="bold" style:font-weight-complex="bold"/>
    </style:style>
    <style:style style:name="P159" style:family="paragraph" style:parent-style-name="Text_20_body">
      <style:text-properties fo:font-weight="bold" officeooo:rsid="008ea058" officeooo:paragraph-rsid="008ea058" style:font-weight-asian="bold" style:font-weight-complex="bold"/>
    </style:style>
    <style:style style:name="P160" style:family="paragraph" style:parent-style-name="Text_20_body">
      <style:text-properties fo:font-weight="bold" officeooo:rsid="009049a8" officeooo:paragraph-rsid="009049a8" style:font-weight-asian="bold" style:font-weight-complex="bold"/>
    </style:style>
    <style:style style:name="P161" style:family="paragraph" style:parent-style-name="Text_20_body">
      <style:text-properties officeooo:rsid="008ea058" officeooo:paragraph-rsid="008ea058"/>
    </style:style>
    <style:style style:name="P162"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63" style:family="paragraph" style:parent-style-name="Heading_20_1">
      <style:text-properties style:font-name="arial" officeooo:rsid="002094fe" officeooo:paragraph-rsid="002094fe"/>
    </style:style>
    <style:style style:name="P164" style:family="paragraph" style:parent-style-name="Heading_20_1">
      <style:text-properties style:font-name="arial" officeooo:rsid="00218105" officeooo:paragraph-rsid="00218105"/>
    </style:style>
    <style:style style:name="P165" style:family="paragraph" style:parent-style-name="Heading_20_1">
      <style:text-properties style:font-name="arial"/>
    </style:style>
    <style:style style:name="P166" style:family="paragraph" style:parent-style-name="Heading_20_2">
      <style:text-properties style:font-name="arial"/>
    </style:style>
    <style:style style:name="P167" style:family="paragraph" style:parent-style-name="Heading_20_2">
      <style:text-properties officeooo:rsid="00536176" officeooo:paragraph-rsid="007dc38c"/>
    </style:style>
    <style:style style:name="P168" style:family="paragraph" style:parent-style-name="Heading_20_2">
      <style:text-properties officeooo:paragraph-rsid="0088faef"/>
    </style:style>
    <style:style style:name="P169" style:family="paragraph" style:parent-style-name="Preformatted_20_Text" style:list-style-name="L17">
      <style:paragraph-properties style:writing-mode="lr-tb"/>
    </style:style>
    <style:style style:name="P170" style:family="paragraph" style:parent-style-name="Preformatted_20_Text" style:list-style-name="L17">
      <style:paragraph-properties fo:margin-top="0in" fo:margin-bottom="0.1965in" style:contextual-spacing="false" style:writing-mode="lr-tb"/>
    </style:style>
    <style:style style:name="P171" style:family="paragraph" style:parent-style-name="Preformatted_20_Text" style:list-style-name="L17">
      <style:text-properties style:font-name="arial"/>
    </style:style>
    <style:style style:name="P172" style:family="paragraph" style:parent-style-name="Standard">
      <style:text-properties officeooo:paragraph-rsid="0097a57f"/>
    </style:style>
    <style:style style:name="P173" style:family="paragraph" style:parent-style-name="Standard">
      <style:text-properties officeooo:paragraph-rsid="009f58b4"/>
    </style:style>
    <style:style style:name="P174" style:family="paragraph" style:parent-style-name="Standard">
      <style:text-properties officeooo:rsid="00690460" officeooo:paragraph-rsid="00690460"/>
    </style:style>
    <style:style style:name="P175" style:family="paragraph" style:parent-style-name="Standard">
      <style:text-properties officeooo:rsid="009f58b4" officeooo:paragraph-rsid="009f58b4"/>
    </style:style>
    <style:style style:name="P176"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77" style:family="paragraph" style:parent-style-name="Standard">
      <style:text-properties officeooo:rsid="00a37e9b" officeooo:paragraph-rsid="00a37e9b"/>
    </style:style>
    <style:style style:name="P178"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79" style:family="paragraph" style:parent-style-name="Text_20_body" style:list-style-name="L1">
      <style:paragraph-properties fo:margin-top="0in" fo:margin-bottom="0in" style:contextual-spacing="false"/>
      <style:text-properties style:font-name="arial"/>
    </style:style>
    <style:style style:name="P180" style:family="paragraph" style:parent-style-name="Text_20_body" style:list-style-name="L6">
      <style:text-properties style:font-name="arial"/>
    </style:style>
    <style:style style:name="P181" style:family="paragraph" style:parent-style-name="Text_20_body" style:list-style-name="L7">
      <style:text-properties style:font-name="arial"/>
    </style:style>
    <style:style style:name="P182" style:family="paragraph" style:parent-style-name="Text_20_body" style:list-style-name="L9">
      <style:text-properties style:font-name="arial"/>
    </style:style>
    <style:style style:name="P183" style:family="paragraph" style:parent-style-name="Text_20_body" style:list-style-name="L11">
      <style:paragraph-properties fo:margin-top="0in" fo:margin-bottom="0in" style:contextual-spacing="false"/>
      <style:text-properties style:font-name="arial"/>
    </style:style>
    <style:style style:name="P184" style:family="paragraph" style:parent-style-name="Text_20_body" style:list-style-name="L12">
      <style:paragraph-properties fo:margin-top="0in" fo:margin-bottom="0in" style:contextual-spacing="false"/>
      <style:text-properties style:font-name="arial"/>
    </style:style>
    <style:style style:name="P185" style:family="paragraph" style:parent-style-name="Text_20_body" style:list-style-name="L13">
      <style:text-properties style:font-name="arial"/>
    </style:style>
    <style:style style:name="P186" style:family="paragraph" style:parent-style-name="Text_20_body" style:list-style-name="L17">
      <style:text-properties style:font-name="arial"/>
    </style:style>
    <style:style style:name="P187" style:family="paragraph" style:parent-style-name="Text_20_body" style:list-style-name="L2">
      <style:paragraph-properties fo:margin-top="0in" fo:margin-bottom="0in" style:contextual-spacing="false"/>
    </style:style>
    <style:style style:name="P188" style:family="paragraph" style:parent-style-name="Text_20_body" style:list-style-name="L3">
      <style:paragraph-properties fo:margin-top="0in" fo:margin-bottom="0in" style:contextual-spacing="false"/>
    </style:style>
    <style:style style:name="P189" style:family="paragraph" style:parent-style-name="Text_20_body" style:list-style-name="L4"/>
    <style:style style:name="P190" style:family="paragraph" style:parent-style-name="Text_20_body" style:list-style-name="L5"/>
    <style:style style:name="P191" style:family="paragraph" style:parent-style-name="Text_20_body" style:list-style-name="L6"/>
    <style:style style:name="P192" style:family="paragraph" style:parent-style-name="Text_20_body" style:list-style-name="L6">
      <style:paragraph-properties fo:margin-top="0in" fo:margin-bottom="0in" style:contextual-spacing="false"/>
    </style:style>
    <style:style style:name="P193" style:family="paragraph" style:parent-style-name="Text_20_body" style:list-style-name="L7"/>
    <style:style style:name="P194" style:family="paragraph" style:parent-style-name="Text_20_body" style:list-style-name="L7">
      <style:paragraph-properties fo:margin-top="0in" fo:margin-bottom="0in" style:contextual-spacing="false"/>
    </style:style>
    <style:style style:name="P195" style:family="paragraph" style:parent-style-name="Text_20_body" style:list-style-name="L8"/>
    <style:style style:name="P196" style:family="paragraph" style:parent-style-name="Text_20_body" style:list-style-name="L9"/>
    <style:style style:name="P197" style:family="paragraph" style:parent-style-name="Text_20_body" style:list-style-name="L10"/>
    <style:style style:name="P198" style:family="paragraph" style:parent-style-name="Text_20_body" style:list-style-name="L10">
      <style:paragraph-properties fo:margin-top="0in" fo:margin-bottom="0in" style:contextual-spacing="false"/>
    </style:style>
    <style:style style:name="P199" style:family="paragraph" style:parent-style-name="Text_20_body" style:list-style-name="L11"/>
    <style:style style:name="P200" style:family="paragraph" style:parent-style-name="Text_20_body" style:list-style-name="L11">
      <style:paragraph-properties fo:margin-top="0in" fo:margin-bottom="0in" style:contextual-spacing="false"/>
    </style:style>
    <style:style style:name="P201" style:family="paragraph" style:parent-style-name="Text_20_body" style:list-style-name="L12"/>
    <style:style style:name="P202" style:family="paragraph" style:parent-style-name="Text_20_body" style:list-style-name="L13"/>
    <style:style style:name="P203" style:family="paragraph" style:parent-style-name="Text_20_body" style:list-style-name="L14"/>
    <style:style style:name="P204" style:family="paragraph" style:parent-style-name="Text_20_body" style:list-style-name="L15"/>
    <style:style style:name="P205" style:family="paragraph" style:parent-style-name="Text_20_body" style:list-style-name="L15">
      <style:paragraph-properties fo:margin-top="0in" fo:margin-bottom="0in" style:contextual-spacing="false"/>
    </style:style>
    <style:style style:name="P206" style:family="paragraph" style:parent-style-name="Text_20_body" style:list-style-name="L16"/>
    <style:style style:name="P207" style:family="paragraph" style:parent-style-name="Text_20_body" style:list-style-name="L16">
      <style:paragraph-properties fo:margin-top="0in" fo:margin-bottom="0in" style:contextual-spacing="false"/>
    </style:style>
    <style:style style:name="P208" style:family="paragraph" style:parent-style-name="Text_20_body" style:list-style-name="L17"/>
    <style:style style:name="P209" style:family="paragraph" style:parent-style-name="Text_20_body" style:list-style-name="L17">
      <style:paragraph-properties fo:margin-top="0in" fo:margin-bottom="0in" style:contextual-spacing="false"/>
    </style:style>
    <style:style style:name="P210" style:family="paragraph" style:parent-style-name="Text_20_body" style:list-style-name="L18"/>
    <style:style style:name="P211" style:family="paragraph" style:parent-style-name="Text_20_body" style:list-style-name="L18">
      <style:paragraph-properties fo:margin-top="0in" fo:margin-bottom="0in" style:contextual-spacing="false"/>
    </style:style>
    <style:style style:name="P212" style:family="paragraph" style:parent-style-name="Text_20_body" style:list-style-name="L19"/>
    <style:style style:name="P213" style:family="paragraph" style:parent-style-name="Text_20_body" style:list-style-name="L19">
      <style:paragraph-properties fo:margin-top="0in" fo:margin-bottom="0in" style:contextual-spacing="false"/>
    </style:style>
    <style:style style:name="P214" style:family="paragraph" style:parent-style-name="Text_20_body" style:list-style-name="L20"/>
    <style:style style:name="P215" style:family="paragraph" style:parent-style-name="Text_20_body" style:list-style-name="L20">
      <style:paragraph-properties fo:margin-top="0in" fo:margin-bottom="0in" style:contextual-spacing="false"/>
    </style:style>
    <style:style style:name="P216" style:family="paragraph" style:parent-style-name="Text_20_body" style:list-style-name="L21"/>
    <style:style style:name="P217" style:family="paragraph" style:parent-style-name="Text_20_body" style:list-style-name="L21">
      <style:paragraph-properties fo:margin-top="0in" fo:margin-bottom="0in" style:contextual-spacing="false"/>
    </style:style>
    <style:style style:name="P218" style:family="paragraph" style:parent-style-name="Text_20_body">
      <style:text-properties officeooo:rsid="008cca11" officeooo:paragraph-rsid="008cca11"/>
    </style:style>
    <style:style style:name="P219" style:family="paragraph" style:parent-style-name="Text_20_body">
      <style:text-properties officeooo:rsid="008a8d81"/>
    </style:style>
    <style:style style:name="P220" style:family="paragraph" style:parent-style-name="Text_20_body">
      <style:text-properties officeooo:rsid="009b7578" officeooo:paragraph-rsid="009b7578"/>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style:font-size-asian="10pt" style:font-style-asian="normal"/>
    </style:style>
    <style:style style:name="T17" style:family="text">
      <style:text-properties fo:color="#cf8e6d" loext:opacity="100%" fo:font-size="10pt" fo:font-style="normal" style:font-size-asian="10pt" style:font-style-asian="normal"/>
    </style:style>
    <style:style style:name="T18" style:family="text">
      <style:text-properties fo:color="#cf8e6d" loext:opacity="100%" fo:font-size="10pt" style:font-size-asian="10pt"/>
    </style:style>
    <style:style style:name="T19" style:family="text">
      <style:text-properties fo:color="#bcbec4" loext:opacity="100%" style:font-name="JetBrains Mono" fo:font-size="10pt" fo:font-style="normal" fo:font-weight="normal" style:font-size-asian="10pt" style:font-style-asian="normal" style:font-weight-asian="normal"/>
    </style:style>
    <style:style style:name="T20" style:family="text">
      <style:text-properties fo:color="#bcbec4" loext:opacity="100%" style:font-name="JetBrains Mono" fo:font-size="10pt" fo:font-style="normal" fo:font-weight="normal" officeooo:rsid="0053547b" style:font-size-asian="10pt" style:font-style-asian="normal" style:font-weight-asian="normal"/>
    </style:style>
    <style:style style:name="T21" style:family="text">
      <style:text-properties fo:color="#bcbec4" loext:opacity="100%" style:font-name="JetBrains Mono" fo:font-size="10pt" fo:font-style="normal" fo:font-weight="normal" officeooo:rsid="00677b9a" style:font-size-asian="10pt" style:font-style-asian="normal" style:font-weight-asian="normal"/>
    </style:style>
    <style:style style:name="T22"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3" style:family="text">
      <style:text-properties fo:color="#bcbec4" loext:opacity="100%" style:font-name="JetBrains Mono" fo:font-size="10pt" fo:font-style="normal" fo:font-weight="normal" style:font-size-asian="10pt" style:font-style-asian="normal" style:font-weight-asian="normal"/>
    </style:style>
    <style:style style:name="T24"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a9b7c6" loext:opacity="100%" style:font-name="JetBrains Mono" fo:font-size="10pt" fo:font-style="normal" fo:font-weight="normal" style:font-size-asian="10pt" style:font-style-asian="normal" style:font-weight-asian="normal"/>
    </style:style>
    <style:style style:name="T30"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style:font-size-asian="10pt" style:font-style-asian="normal"/>
    </style:style>
    <style:style style:name="T33" style:family="text">
      <style:text-properties fo:color="#a9b7c6" loext:opacity="100%" fo:font-size="10pt" fo:font-style="normal" style:font-size-asian="10pt" style:font-style-asian="normal"/>
    </style:style>
    <style:style style:name="T34" style:family="text">
      <style:text-properties fo:color="#a9b7c6" loext:opacity="100%" fo:font-size="10pt" style:font-size-asian="10pt"/>
    </style:style>
    <style:style style:name="T35" style:family="text">
      <style:text-properties fo:color="#c77dbb" loext:opacity="100%" style:font-name="JetBrains Mono" fo:font-size="10pt" fo:font-style="normal" fo:font-weight="normal" style:font-size-asian="10pt" style:font-style-asian="normal" style:font-weight-asian="normal"/>
    </style:style>
    <style:style style:name="T36" style:family="text">
      <style:text-properties fo:color="#c77dbb" loext:opacity="100%" style:font-name="JetBrains Mono" fo:font-size="10pt" fo:font-style="normal" fo:font-weight="normal" officeooo:rsid="004bb73a" style:font-size-asian="10pt" style:font-style-asian="normal" style:font-weight-asian="normal"/>
    </style:style>
    <style:style style:name="T37"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style:font-size-asian="10pt" style:font-style-asian="normal"/>
    </style:style>
    <style:style style:name="T40" style:family="text">
      <style:text-properties fo:color="#c77dbb" loext:opacity="100%" fo:font-size="10pt" fo:font-style="normal" style:font-size-asian="10pt" style:font-style-asian="normal"/>
    </style:style>
    <style:style style:name="T41" style:family="text">
      <style:text-properties fo:color="#c77dbb" loext:opacity="100%" fo:font-size="10pt" style:font-size-asian="10pt"/>
    </style:style>
    <style:style style:name="T42" style:family="text">
      <style:text-properties fo:color="#56a8f5" loext:opacity="100%" style:font-name="JetBrains Mono" fo:font-size="10pt" fo:font-style="normal" fo:font-weight="normal" style:font-size-asian="10pt" style:font-style-asian="normal" style:font-weight-asian="normal"/>
    </style:style>
    <style:style style:name="T43" style:family="text">
      <style:text-properties fo:color="#56a8f5" loext:opacity="100%" style:font-name="JetBrains Mono" fo:font-size="10pt" fo:font-style="normal" fo:font-weight="normal" officeooo:rsid="0053547b" style:font-size-asian="10pt" style:font-style-asian="normal" style:font-weight-asian="normal"/>
    </style:style>
    <style:style style:name="T44" style:family="text">
      <style:text-properties fo:color="#56a8f5" loext:opacity="100%" style:font-name="JetBrains Mono" fo:font-size="10pt" fo:font-style="normal" fo:font-weight="normal" style:font-size-asian="10pt" style:font-style-asian="normal" style:font-weight-asian="normal"/>
    </style:style>
    <style:style style:name="T45" style:family="text">
      <style:text-properties fo:color="#56a8f5" loext:opacity="100%" style:font-name="JetBrains Mono" fo:font-size="10pt" fo:font-style="normal" style:font-size-asian="10pt" style:font-style-asian="normal"/>
    </style:style>
    <style:style style:name="T46" style:family="text">
      <style:text-properties fo:color="#56a8f5" loext:opacity="100%" fo:font-size="10pt" fo:font-style="normal" style:font-size-asian="10pt" style:font-style-asian="normal"/>
    </style:style>
    <style:style style:name="T47" style:family="text">
      <style:text-properties fo:color="#56a8f5" loext:opacity="100%" fo:font-size="10pt" fo:font-style="normal" fo:font-weight="normal" style:font-size-asian="10pt" style:font-style-asian="normal" style:font-weight-asian="normal"/>
    </style:style>
    <style:style style:name="T48" style:family="text">
      <style:text-properties fo:color="#56a8f5" loext:opacity="100%" fo:font-size="10pt" style:font-size-asian="10pt"/>
    </style:style>
    <style:style style:name="T49" style:family="text">
      <style:text-properties fo:color="#7a7e85" loext:opacity="100%" style:font-name="JetBrains Mono" fo:font-size="10pt" fo:font-style="normal" fo:font-weight="normal" style:font-size-asian="10pt" style:font-style-asian="normal" style:font-weight-asian="normal"/>
    </style:style>
    <style:style style:name="T50" style:family="text">
      <style:text-properties fo:color="#7a7e85" loext:opacity="100%" style:font-name="JetBrains Mono" fo:font-size="10pt" fo:font-style="normal" fo:font-weight="normal" officeooo:rsid="0053547b" style:font-size-asian="10pt" style:font-style-asian="normal" style:font-weight-asian="normal"/>
    </style:style>
    <style:style style:name="T51" style:family="text">
      <style:text-properties fo:color="#7a7e85" loext:opacity="100%" style:font-name="JetBrains Mono" fo:font-size="10pt" fo:font-style="normal" style:font-size-asian="10pt" style:font-style-asian="normal"/>
    </style:style>
    <style:style style:name="T52" style:family="text">
      <style:text-properties fo:color="#7a7e85" loext:opacity="100%" fo:font-size="10pt" fo:font-style="normal" style:font-size-asian="10pt" style:font-style-asian="normal"/>
    </style:style>
    <style:style style:name="T53" style:family="text">
      <style:text-properties fo:color="#7a7e85" loext:opacity="100%" fo:font-size="10pt" style:font-size-asian="10pt"/>
    </style:style>
    <style:style style:name="T54" style:family="text">
      <style:text-properties fo:color="#c77dba" loext:opacity="100%" style:font-name="JetBrains Mono" fo:font-size="10pt" fo:font-style="italic" fo:font-weight="normal" style:font-size-asian="10pt" style:font-style-asian="italic" style:font-weight-asian="normal"/>
    </style:style>
    <style:style style:name="T55" style:family="text">
      <style:text-properties fo:color="#c77dba" loext:opacity="100%" style:font-name="JetBrains Mono" fo:font-size="10pt" fo:font-style="italic" style:font-size-asian="10pt" style:font-style-asian="italic"/>
    </style:style>
    <style:style style:name="T56" style:family="text">
      <style:text-properties fo:color="#c77dba" loext:opacity="100%" fo:font-size="10pt" fo:font-style="italic" style:font-size-asian="10pt" style:font-style-asian="italic"/>
    </style:style>
    <style:style style:name="T57" style:family="text">
      <style:text-properties fo:color="#000000" loext:opacity="100%"/>
    </style:style>
    <style:style style:name="T58" style:family="text">
      <style:text-properties fo:color="#000000" loext:opacity="100%" fo:font-style="italic"/>
    </style:style>
    <style:style style:name="T59"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0" style:family="text">
      <style:text-properties fo:color="#000000" loext:opacity="100%" style:font-name="JetBrains Mono" fo:font-size="10pt" fo:font-style="normal" fo:font-weight="normal" style:font-size-asian="10pt" style:font-style-asian="normal" style:font-weight-asian="normal"/>
    </style:style>
    <style:style style:name="T61" style:family="text">
      <style:text-properties fo:color="#000000" loext:opacity="100%" style:font-name="arial" fo:font-size="12pt" fo:font-weight="normal" officeooo:rsid="002d01c0" style:font-size-asian="12pt" style:font-weight-asian="normal" style:font-size-complex="12pt" style:font-weight-complex="normal"/>
    </style:style>
    <style:style style:name="T62" style:family="text">
      <style:text-properties fo:color="#2aacb8" loext:opacity="100%" style:font-name="JetBrains Mono" fo:font-size="10pt" fo:font-style="normal" fo:font-weight="normal" style:font-size-asian="10pt" style:font-style-asian="normal" style:font-weight-asian="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style:font-size-asian="10pt" style:font-style-asian="normal"/>
    </style:style>
    <style:style style:name="T65" style:family="text">
      <style:text-properties fo:color="#2aacb8" loext:opacity="100%" fo:font-size="10pt" fo:font-style="normal" style:font-size-asian="10pt" style:font-style-asian="normal"/>
    </style:style>
    <style:style style:name="T66" style:family="text">
      <style:text-properties fo:color="#2aacb8" loext:opacity="100%" fo:font-size="10pt" style:font-size-asian="10pt"/>
    </style:style>
    <style:style style:name="T67" style:family="text">
      <style:text-properties fo:color="#d5b778" loext:opacity="100%" style:font-name="JetBrains Mono" fo:font-size="10pt" fo:font-style="normal" fo:font-weight="normal" style:font-size-asian="10pt" style:font-style-asian="normal" style:font-weight-asian="normal"/>
    </style:style>
    <style:style style:name="T68" style:family="text">
      <style:text-properties fo:color="#d5b778" loext:opacity="100%" fo:font-size="10pt" fo:font-style="normal" style:font-size-asian="10pt" style:font-style-asian="normal"/>
    </style:style>
    <style:style style:name="T69" style:family="text">
      <style:text-properties fo:color="#bababa" loext:opacity="100%" style:font-name="JetBrains Mono" fo:font-size="10pt" fo:font-style="normal" fo:font-weight="normal" style:font-size-asian="10pt" style:font-style-asian="normal" style:font-weight-asian="normal"/>
    </style:style>
    <style:style style:name="T70" style:family="text">
      <style:text-properties fo:color="#bababa" loext:opacity="100%" fo:font-size="10pt" fo:font-style="normal" style:font-size-asian="10pt" style:font-style-asian="normal"/>
    </style:style>
    <style:style style:name="T71" style:family="text">
      <style:text-properties officeooo:rsid="0037a74b"/>
    </style:style>
    <style:style style:name="T72" style:family="text">
      <style:text-properties fo:font-style="italic"/>
    </style:style>
    <style:style style:name="T73" style:family="text">
      <style:text-properties style:font-name="arial"/>
    </style:style>
    <style:style style:name="T74" style:family="text">
      <style:text-properties style:font-name="arial" fo:font-size="12pt" fo:font-weight="normal" style:font-size-asian="12pt" style:font-weight-asian="normal" style:font-size-complex="12pt" style:font-weight-complex="normal"/>
    </style:style>
    <style:style style:name="T75" style:family="text">
      <style:text-properties officeooo:rsid="004146d1"/>
    </style:style>
    <style:style style:name="T76" style:family="text">
      <style:text-properties officeooo:rsid="00427c6f"/>
    </style:style>
    <style:style style:name="T77" style:family="text">
      <style:text-properties officeooo:rsid="0043e12a"/>
    </style:style>
    <style:style style:name="T78" style:family="text">
      <style:text-properties officeooo:rsid="004bb73a"/>
    </style:style>
    <style:style style:name="T79" style:family="text">
      <style:text-properties officeooo:rsid="004cf507"/>
    </style:style>
    <style:style style:name="T80" style:family="text">
      <style:text-properties officeooo:rsid="004edaa8"/>
    </style:style>
    <style:style style:name="T81" style:family="text">
      <style:text-properties officeooo:rsid="0053547b"/>
    </style:style>
    <style:style style:name="T82" style:family="text">
      <style:text-properties fo:font-weight="bold" style:font-weight-asian="bold" style:font-weight-complex="bold"/>
    </style:style>
    <style:style style:name="T83" style:family="text">
      <style:text-properties officeooo:rsid="0053df1e"/>
    </style:style>
    <style:style style:name="T84" style:family="text">
      <style:text-properties officeooo:rsid="00542a94"/>
    </style:style>
    <style:style style:name="T85" style:family="text">
      <style:text-properties officeooo:rsid="005e3ff0"/>
    </style:style>
    <style:style style:name="T86" style:family="text">
      <style:text-properties officeooo:rsid="0060804e"/>
    </style:style>
    <style:style style:name="T8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8" style:family="text">
      <style:text-properties fo:color="#57aaf7" loext:opacity="100%" style:font-name="JetBrains Mono" fo:font-size="10pt" fo:font-style="italic" style:font-size-asian="10pt" style:font-style-asian="italic"/>
    </style:style>
    <style:style style:name="T8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0" style:family="text">
      <style:text-properties officeooo:rsid="00647d40"/>
    </style:style>
    <style:style style:name="T91" style:family="text">
      <style:text-properties officeooo:rsid="0076bf88"/>
    </style:style>
    <style:style style:name="T92" style:family="text">
      <style:text-properties officeooo:rsid="00799c64"/>
    </style:style>
    <style:style style:name="T93" style:family="text">
      <style:text-properties officeooo:rsid="007a834b"/>
    </style:style>
    <style:style style:name="T94" style:family="text">
      <style:text-properties officeooo:rsid="007dc38c"/>
    </style:style>
    <style:style style:name="T95" style:family="text">
      <style:text-properties officeooo:rsid="008039ee"/>
    </style:style>
    <style:style style:name="T96" style:family="text">
      <style:text-properties fo:font-size="12pt" fo:font-weight="normal" style:font-size-asian="12pt" style:font-weight-asian="normal" style:font-size-complex="12pt" style:font-weight-complex="normal"/>
    </style:style>
    <style:style style:name="T97" style:family="text">
      <style:text-properties officeooo:rsid="0088faef"/>
    </style:style>
    <style:style style:name="T98" style:family="text">
      <style:text-properties officeooo:rsid="008c1674"/>
    </style:style>
    <style:style style:name="T99" style:family="text">
      <style:text-properties officeooo:rsid="008c5dca"/>
    </style:style>
    <style:style style:name="T100" style:family="text">
      <style:text-properties officeooo:rsid="008cca11"/>
    </style:style>
    <style:style style:name="T101" style:family="text">
      <style:text-properties officeooo:rsid="008ea058"/>
    </style:style>
    <style:style style:name="T102" style:family="text">
      <style:text-properties officeooo:rsid="0092c199"/>
    </style:style>
    <style:style style:name="T103" style:family="text">
      <style:text-properties officeooo:rsid="0094502d"/>
    </style:style>
    <style:style style:name="T104" style:family="text">
      <style:text-properties officeooo:rsid="00955442"/>
    </style:style>
    <style:style style:name="T105" style:family="text">
      <style:text-properties officeooo:rsid="0096ad3c"/>
    </style:style>
    <style:style style:name="T106" style:family="text">
      <style:text-properties officeooo:rsid="009a8b46"/>
    </style:style>
    <style:style style:name="T107" style:family="text">
      <style:text-properties officeooo:rsid="009ba355"/>
    </style:style>
    <style:style style:name="T108" style:family="text">
      <style:text-properties officeooo:rsid="00a37e9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_Toc2346_3394150493" text:style-name="Index_20_Link" text:visited-style-name="Index_20_Link">Produktions-System<text:tab/>2</text:a></text:p>
          <text:p text:style-name="P138"><text:a xlink:type="simple" xlink:href="#__RefHeading___Toc2348_3394150493" text:style-name="Index_20_Link" text:visited-style-name="Index_20_Link">Backend:<text:tab/>3</text:a></text:p>
          <text:p text:style-name="P138"><text:a xlink:type="simple" xlink:href="#__RefHeading___Toc2350_3394150493" text:style-name="Index_20_Link" text:visited-style-name="Index_20_Link">Produktionsserver<text:tab/>3</text:a></text:p>
          <text:p text:style-name="P139"><text:a xlink:type="simple" xlink:href="#__RefHeading___Toc8058_3394150493" text:style-name="Index_20_Link" text:visited-style-name="Index_20_Link">Apache config:<text:tab/>3</text:a></text:p>
          <text:p text:style-name="P138"><text:a xlink:type="simple" xlink:href="#__RefHeading___Toc2352_3394150493" text:style-name="Index_20_Link" text:visited-style-name="Index_20_Link">Vuetify<text:tab/>7</text:a></text:p>
          <text:p text:style-name="P138"><text:a xlink:type="simple" xlink:href="#__RefHeading___Toc2354_3394150493" text:style-name="Index_20_Link" text:visited-style-name="Index_20_Link">Vuex-Store<text:tab/>8</text:a></text:p>
          <text:p text:style-name="P139"><text:a xlink:type="simple" xlink:href="#__RefHeading___Toc2356_3394150493" text:style-name="Index_20_Link" text:visited-style-name="Index_20_Link">Variable Anzahl an Textfeldern genieren, wie z.B. beim erfassen der externenID<text:tab/>8</text:a></text:p>
          <text:p text:style-name="P140"><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40"><text:a xlink:type="simple" xlink:href="#__RefHeading___Toc2360_3394150493" text:style-name="Index_20_Link" text:visited-style-name="Index_20_Link">Codeanalyse Schritt für Schritt<text:tab/>9</text:a></text:p>
          <text:p text:style-name="P141"><text:a xlink:type="simple" xlink:href="#__RefHeading___Toc2362_3394150493" text:style-name="Index_20_Link" text:visited-style-name="Index_20_Link">1. Überprüfung, ob textInventarNummern kürzer ist als dialogFormFields<text:tab/>9</text:a></text:p>
          <text:p text:style-name="P141"><text:a xlink:type="simple" xlink:href="#__RefHeading___Toc2364_3394150493" text:style-name="Index_20_Link" text:visited-style-name="Index_20_Link">1.1 Wenn ja, fehlende Elemente hinzufügen<text:tab/>9</text:a></text:p>
          <text:p text:style-name="P141"><text:a xlink:type="simple" xlink:href="#__RefHeading___Toc2366_3394150493" text:style-name="Index_20_Link" text:visited-style-name="Index_20_Link">2. Überprüfung, ob textInventarNummern länger ist als dialogFormFields<text:tab/>10</text:a></text:p>
          <text:p text:style-name="P141"><text:a xlink:type="simple" xlink:href="#__RefHeading___Toc2368_3394150493" text:style-name="Index_20_Link" text:visited-style-name="Index_20_Link">3. Was passiert, wenn die Längen gleich sind?<text:tab/>11</text:a></text:p>
          <text:p text:style-name="P140"><text:a xlink:type="simple" xlink:href="#__RefHeading___Toc2370_3394150493" text:style-name="Index_20_Link" text:visited-style-name="Index_20_Link">Warum ist diese Anpassung notwendig?<text:tab/>11</text:a></text:p>
          <text:p text:style-name="P140"><text:a xlink:type="simple" xlink:href="#__RefHeading___Toc2372_3394150493" text:style-name="Index_20_Link" text:visited-style-name="Index_20_Link">Beispiel zur Veranschaulichung<text:tab/>11</text:a></text:p>
          <text:p text:style-name="P141"><text:a xlink:type="simple" xlink:href="#__RefHeading___Toc2374_3394150493" text:style-name="Index_20_Link" text:visited-style-name="Index_20_Link">Szenario 1: Array ist zu kurz<text:tab/>11</text:a></text:p>
          <text:p text:style-name="P141"><text:a xlink:type="simple" xlink:href="#__RefHeading___Toc2376_3394150493" text:style-name="Index_20_Link" text:visited-style-name="Index_20_Link">Szenario 2: Array ist zu lang<text:tab/>12</text:a></text:p>
          <text:p text:style-name="P141"><text:a xlink:type="simple" xlink:href="#__RefHeading___Toc2378_3394150493" text:style-name="Index_20_Link" text:visited-style-name="Index_20_Link">Szenario 3: Array hat die richtige Länge<text:tab/>12</text:a></text:p>
          <text:p text:style-name="P140"><text:a xlink:type="simple" xlink:href="#__RefHeading___Toc2380_3394150493" text:style-name="Index_20_Link" text:visited-style-name="Index_20_Link">Zusammenfassung<text:tab/>12</text:a></text:p>
          <text:p text:style-name="P140"><text:a xlink:type="simple" xlink:href="#__RefHeading___Toc2382_3394150493" text:style-name="Index_20_Link" text:visited-style-name="Index_20_Link">Weitere Hinweise<text:tab/>13</text:a></text:p>
          <text:p text:style-name="P139"><text:a xlink:type="simple" xlink:href="#__RefHeading___Toc2384_3394150493" text:style-name="Index_20_Link" text:visited-style-name="Index_20_Link">Flexbox<text:tab/>13</text:a></text:p>
          <text:p text:style-name="P139"><text:a xlink:type="simple" xlink:href="#__RefHeading___Toc2386_3394150493" text:style-name="Index_20_Link" text:visited-style-name="Index_20_Link">Steuerung der Farben für die Fortschrifttsanzeige (Stepper) im Leihvorgang:<text:tab/>14</text:a></text:p>
          <text:p text:style-name="P140"><text:a xlink:type="simple" xlink:href="#__RefHeading___Toc2388_3394150493" text:style-name="Index_20_Link" text:visited-style-name="Index_20_Link">Schlussfolgerung<text:tab/>15</text:a></text:p>
          <text:p text:style-name="P140"><text:a xlink:type="simple" xlink:href="#__RefHeading___Toc2390_3394150493" text:style-name="Index_20_Link" text:visited-style-name="Index_20_Link">Lösungsschritte<text:tab/>15</text:a></text:p>
          <text:p text:style-name="P140"><text:a xlink:type="simple" xlink:href="#__RefHeading___Toc2392_3394150493" text:style-name="Index_20_Link" text:visited-style-name="Index_20_Link">Erklärung des Codes<text:tab/>16</text:a></text:p>
          <text:p text:style-name="P140"><text:a xlink:type="simple" xlink:href="#__RefHeading___Toc2394_3394150493" text:style-name="Index_20_Link" text:visited-style-name="Index_20_Link">Wichtige Hinweise<text:tab/>17</text:a></text:p>
          <text:p text:style-name="P140"><text:a xlink:type="simple" xlink:href="#__RefHeading___Toc2396_3394150493" text:style-name="Index_20_Link" text:visited-style-name="Index_20_Link">Zusammenfassung<text:tab/>17</text:a></text:p>
          <text:p text:style-name="P142"><text:a xlink:type="simple" xlink:href="#__RefHeading___Toc2398_3394150493" text:style-name="Index_20_Link" text:visited-style-name="Index_20_Link">You said:<text:tab/>18</text:a></text:p>
          <text:p text:style-name="P143"><text:a xlink:type="simple" xlink:href="#__RefHeading___Toc2400_3394150493" text:style-name="Index_20_Link" text:visited-style-name="Index_20_Link">ChatGPT said:<text:tab/>18</text:a></text:p>
          <text:p text:style-name="P140"><text:a xlink:type="simple" xlink:href="#__RefHeading___Toc2402_3394150493" text:style-name="Index_20_Link" text:visited-style-name="Index_20_Link">Hintergrund<text:tab/>18</text:a></text:p>
          <text:p text:style-name="P140"><text:a xlink:type="simple" xlink:href="#__RefHeading___Toc2404_3394150493" text:style-name="Index_20_Link" text:visited-style-name="Index_20_Link">Warum greifen wir auf das erste Element zu?<text:tab/>18</text:a></text:p>
          <text:p text:style-name="P140"><text:a xlink:type="simple" xlink:href="#__RefHeading___Toc2406_3394150493" text:style-name="Index_20_Link" text:visited-style-name="Index_20_Link">Beispiel<text:tab/>18</text:a></text:p>
          <text:p text:style-name="P140"><text:a xlink:type="simple" xlink:href="#__RefHeading___Toc2408_3394150493" text:style-name="Index_20_Link" text:visited-style-name="Index_20_Link">Zusammenfassung<text:tab/>19</text:a></text:p>
          <text:p text:style-name="P139"><text:a xlink:type="simple" xlink:href="#__RefHeading___Toc2410_3394150493" text:style-name="Index_20_Link" text:visited-style-name="Index_20_Link">Änderung der Anzeige ExterneInventarNummer als v-badge<text:tab/>19</text:a></text:p>
          <text:p text:style-name="P138"><text:a xlink:type="simple" xlink:href="#__RefHeading___Toc2412_3394150493" text:style-name="Index_20_Link" text:visited-style-name="Index_20_Link">Backend<text:tab/>20</text:a></text:p>
          <text:p text:style-name="P139"><text:a xlink:type="simple" xlink:href="#__RefHeading___Toc2414_3394150493" text:style-name="Index_20_Link" text:visited-style-name="Index_20_Link">Sicherheit des Backend:<text:tab/>20</text:a></text:p>
          <text:p text:style-name="P139"><text:a xlink:type="simple" xlink:href="#__RefHeading___Toc948265_3394150493" text:style-name="Index_20_Link" text:visited-style-name="Index_20_Link">artikelAbrufen() im Backend und Abfrageaufbau abhängig von den Parametern des Frontend<text:tab/>21</text:a></text:p>
          <text:p text:style-name="P139"><text:a xlink:type="simple" xlink:href="#__RefHeading___Toc13466_2902930553" text:style-name="Index_20_Link" text:visited-style-name="Index_20_Link">Klasse Lager für zentrale Buchungsvorgänge im Lager<text:tab/>23</text:a></text:p>
          <text:p text:style-name="P138"><text:a xlink:type="simple" xlink:href="#__RefHeading___Toc2416_3394150493" text:style-name="Index_20_Link" text:visited-style-name="Index_20_Link">Datenbank<text:tab/>25</text:a></text:p>
          <text:p text:style-name="P139"><text:a xlink:type="simple" xlink:href="#__RefHeading___Toc12288_3394150493" text:style-name="Index_20_Link" text:visited-style-name="Index_20_Link">Inventarbuchungen<text:tab/>25</text:a></text:p>
          <text:p text:style-name="P140"><text:a xlink:type="simple" xlink:href="#__RefHeading___Toc36506_3394150493" text:style-name="Index_20_Link" text:visited-style-name="Index_20_Link">Aufbau Leihvorgänge im Backend für die Verwaltung abrufen (/leihvorgaenge):<text:tab/>25</text:a></text:p>
          <text:p text:style-name="P139"><text:a xlink:type="simple" xlink:href="#__RefHeading___Toc374183_3394150493" text:style-name="Index_20_Link" text:visited-style-name="Index_20_Link">DialogRuecknahme und wie die Daten an den Dialog übergeben werden:<text:tab/>26</text:a></text:p>
          <text:p text:style-name="P139"><text:a xlink:type="simple" xlink:href="#__RefHeading___Toc13468_2902930553" text:style-name="Index_20_Link" text:visited-style-name="Index_20_Link">Alternative für die Datenübergabe von einer Komponente zu einer anderen, ohne vuex-Store<text:tab/>27</text:a></text:p>
          <text:p text:style-name="P139"><text:a xlink:type="simple" xlink:href="#__RefHeading___Toc374185_3394150493" text:style-name="Index_20_Link" text:visited-style-name="Index_20_Link">v-select mit Backenddaten füllen (einzeilig)<text:tab/>28</text:a></text:p>
          <text:p text:style-name="P139"><text:a xlink:type="simple" xlink:href="#__RefHeading___Toc374185_33941504931" text:style-name="Index_20_Link" text:visited-style-name="Index_20_Link">v-select mit Backenddaten füllen (zweizeilig)<text:tab/>28</text:a></text:p>
          <text:p text:style-name="P139"><text:a xlink:type="simple" xlink:href="#__RefHeading___Toc428531_3394150493" text:style-name="Index_20_Link" text:visited-style-name="Index_20_Link">v-expansions-panels anzeigen von Elemente nur wenn expansions expanded ist:<text:tab/>29</text:a></text:p>
          <text:p text:style-name="P139"><text:a xlink:type="simple" xlink:href="#__RefHeading___Toc719453_3394150493" text:style-name="Index_20_Link" text:visited-style-name="Index_20_Link">v-checkbox is checked prüfen:<text:tab/>29</text:a></text:p>
          <text:p text:style-name="P139"><text:a xlink:type="simple" xlink:href="#__RefHeading___Toc719455_3394150493" text:style-name="Index_20_Link" text:visited-style-name="Index_20_Link">v-checkbox standardmäßig checken<text:tab/>30</text:a></text:p>
          <text:p text:style-name="P139"><text:a xlink:type="simple" xlink:href="#__RefHeading___Toc750791_3394150493" text:style-name="Index_20_Link" text:visited-style-name="Index_20_Link">reactive() vs. Ref() und .value<text:tab/>31</text:a></text:p>
          <text:p text:style-name="P139"><text:a xlink:type="simple" xlink:href="#__RefHeading___Toc948267_3394150493" text:style-name="Index_20_Link" text:visited-style-name="Index_20_Link">undefined mit if abfangen<text:tab/>32</text:a></text:p>
          <text:p text:style-name="P139"><text:soft-page-break/><text:a xlink:type="simple" xlink:href="#__RefHeading___Toc1067081_3394150493" text:style-name="Index_20_Link" text:visited-style-name="Index_20_Link">v-if<text:tab/>32</text:a></text:p>
          <text:p text:style-name="P139"><text:a xlink:type="simple" xlink:href="#__RefHeading___Toc1067083_3394150493" text:style-name="Index_20_Link" text:visited-style-name="Index_20_Link">Bedingte Formatierung, v-icon Anzeige oder Farbe abhängig von Werten<text:tab/>32</text:a></text:p>
          <text:p text:style-name="P139"><text:a xlink:type="simple" xlink:href="#__RefHeading___Toc1067085_3394150493" text:style-name="Index_20_Link" text:visited-style-name="Index_20_Link">vuex-Store Beispiel mit Speicherung diverser Stände/Werte zu einem Mitglied und Abruf der Daten zu einem bestimmten Mitglied in einer Funktion<text:tab/>32</text:a></text:p>
          <text:p text:style-name="P139"><text:a xlink:type="simple" xlink:href="#__RefHeading___Toc1685223_3394150493" text:style-name="Index_20_Link" text:visited-style-name="Index_20_Link">vue Suchfunktion spezifisch innerhalb einer idMitglied<text:tab/>33</text:a></text:p>
          <text:p text:style-name="P139"><text:a xlink:type="simple" xlink:href="#__RefHeading___Toc1685223_33941504931" text:style-name="Index_20_Link" text:visited-style-name="Index_20_Link">vue Suchfunktion allgemeine Suchfunktion<text:tab/>34</text:a></text:p>
          <text:p text:style-name="P139"><text:a xlink:type="simple" xlink:href="#__RefHeading___Toc1685225_3394150493" text:style-name="Index_20_Link" text:visited-style-name="Index_20_Link">v-textfield x für löschen im Suchfeld einfügen<text:tab/>35</text:a></text:p>
          <text:p text:style-name="P139"><text:a xlink:type="simple" xlink:href="#__RefHeading___Toc1685227_3394150493" text:style-name="Index_20_Link" text:visited-style-name="Index_20_Link">Datum von der Datenbank in deutsches Format ohne Uhrzeit wandeln<text:tab/>35</text:a></text:p>
          <text:p text:style-name="P139"><text:a xlink:type="simple" xlink:href="#__RefHeading___Toc1685229_3394150493" text:style-name="Index_20_Link" text:visited-style-name="Index_20_Link">Anzeigen von v-Elementen abhängig von einer bestimmten Bedingung, z.B. eines Status<text:tab/>35</text:a></text:p>
          <text:p text:style-name="P139"><text:a xlink:type="simple" xlink:href="#__RefHeading___Toc1685231_3394150493" text:style-name="Index_20_Link" text:visited-style-name="Index_20_Link">Mapping der Daten aus dem Backen im Fronted, Umbennung der Spalten im Frontend-Entwicklung<text:tab/>36</text:a></text:p>
          <text:p text:style-name="P139"><text:a xlink:type="simple" xlink:href="#__RefHeading___Toc1685233_3394150493" text:style-name="Index_20_Link" text:visited-style-name="Index_20_Link">Export von Funktionen js6 (Frontend)<text:tab/>36</text:a></text:p>
          <text:p text:style-name="P139"><text:a xlink:type="simple" xlink:href="#__RefHeading___Toc1685235_3394150493" text:style-name="Index_20_Link" text:visited-style-name="Index_20_Link">Reaktivität eines Objektes über zwei Komponenten sicherstellen<text:tab/>37</text:a></text:p>
          <text:p text:style-name="P139"><text:a xlink:type="simple" xlink:href="#__RefHeading___Toc1801581_3394150493" text:style-name="Index_20_Link" text:visited-style-name="Index_20_Link">Öffnen einer Dialog Komponente mit vuex-Store:<text:tab/>38</text:a></text:p>
          <text:p text:style-name="P139"><text:a xlink:type="simple" xlink:href="#__RefHeading___Toc35315_2902930553" text:style-name="Index_20_Link" text:visited-style-name="Index_20_Link">leihvergangVerwalten Datenabruf und Datenverarbeitung Übersicht<text:tab/>39</text:a></text:p>
        </text:index-body>
      </text:table-of-content>
      <text:h text:style-name="P163" text:outline-level="1"/>
      <text:p text:style-name="P2"/>
      <text:h text:style-name="P163" text:outline-level="1"/>
      <text:h text:style-name="P163" text:outline-level="1"/>
      <text:h text:style-name="P163" text:outline-level="1"/>
      <text:h text:style-name="P16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text:soft-page-break/>Übetragen auf den Produktionsserver: $ <text:s/>rsync -avz ~/Documents/InventoryManagementSystem/client/ root@217.160.162.52:/var/www/frontend/</text:p>
      <text:h text:style-name="P164"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1006463322" text:style-name="L1">
        <text:list-item>
          <text:p text:style-name="P179">Klicke oben rechts auf dein Profilbild und wähle "Settings" aus.</text:p>
        </text:list-item>
      </text:list>
      <text:list xml:id="list2480231855" text:style-name="L2">
        <text:list-item>
          <text:p text:style-name="P187"><text:span text:style-name="T73">In den Einstellungen gehe zu </text:span><text:span text:style-name="Strong_20_Emphasis"><text:span text:style-name="T73">Developer settings</text:span></text:span><text:span text:style-name="T73"> → </text:span><text:span text:style-name="Strong_20_Emphasis"><text:span text:style-name="T73">Personal access tokens</text:span></text:span><text:span text:style-name="T73"> → </text:span><text:span text:style-name="Strong_20_Emphasis"><text:span text:style-name="T73">Tokens (classic)</text:span></text:span><text:span text:style-name="T73">.</text:span></text:p>
        </text:list-item>
      </text:list>
      <text:list xml:id="list890124332" text:style-name="L3">
        <text:list-item>
          <text:p text:style-name="P188"><text:span text:style-name="T73">Erstelle einen neuen Token, indem du auf </text:span><text:span text:style-name="Strong_20_Emphasis"><text:span text:style-name="T73">Generate new token</text:span></text:span><text:span text:style-name="T73"> klickst. Wähle die nötigen Berechtigungen aus (zum Beispiel </text:span><text:span text:style-name="Source_20_Text"><text:span text:style-name="T73">repo</text:span></text:span><text:span text:style-name="T73"> für Lese- und Schreibzugriff auf deine Repositories).</text:span></text:p>
        </text:list-item>
      </text:list>
      <text:list xml:id="list4237598538" text:style-name="L4">
        <text:list-item>
          <text:p text:style-name="P189"><text:span text:style-name="T73">Kopiere den Token </text:span><text:span text:style-name="Strong_20_Emphasis"><text:span text:style-name="T73">sofort</text:span></text:span><text:span text:style-name="T73">, da du ihn später nicht mehr sehen kannst.</text:span></text:p>
        </text:list-item>
      </text:list>
      <text:p text:style-name="P1"/>
      <text:h text:style-name="P16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oft-page-break/><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text:soft-page-break/></text:p>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oft-page-break/><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text:soft-page-break/>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6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16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0">plugins</text:span><text:span text:style-name="T27">: [</text:span><text:line-break/><text:span text:style-name="T27"> <text:s text:c="3"/></text:span><text:span text:style-name="T46">createPersistedState</text:span><text:span text:style-name="T27">({</text:span><text:line-break/><text:span text:style-name="T27"> <text:s text:c="7"/></text:span><text:span text:style-name="T40">paths</text:span><text:span text:style-name="T27">: [</text:span><text:span text:style-name="T2">'cartItems'</text:span><text:span text:style-name="T27">,</text:span><text:span text:style-name="T2">'userData'</text:span><text:span text:style-name="T27">], </text:span><text:span text:style-name="T52">// persistieren der gewünschten Objekten</text:span><text:line-break/><text:span text:style-name="T52"> <text:s text:c="7"/></text:span><text:span text:style-name="T40">storage</text:span><text:span text:style-name="T27">: </text:span><text:span text:style-name="T56">window</text:span><text:span text:style-name="T27">.</text:span><text:span text:style-name="T40">sessionStorage</text:span><text:span text:style-name="T27">, </text:span><text:span text:style-name="T52">// Verwendung von sessionStorage statt localStorage</text:span><text:line-break/><text:span text:style-name="T52">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3">existingItem</text:span><text:span text:style-name="T27">.</text:span><text:span text:style-name="T33">externeID</text:span><text:span text:style-name="T27">.</text:span><text:span text:style-name="T46">push</text:span><text:span text:style-name="T27">(value.</text:span><text:span text:style-name="T33">externeID</text:span><text:span text:style-name="T27">.</text:span><text:span text:style-name="T40">value</text:span><text:span text:style-name="T27">);</text:span><text:line-break/></text:p>
      <text:p text:style-name="P63"/>
      <text:p text:style-name="P63"/>
      <text:h text:style-name="P166" text:outline-level="2"><text:bookmark-start text:name="__RefHeading___Toc2356_3394150493"/>Variable Anzahl an Textfeldern genieren, wie z.B. beim erfassen der externenID<text:bookmark-end text:name="__RefHeading___Toc2356_3394150493"/></text:h>
      <text:h text:style-name="P166" text:outline-level="2"/>
      <text:p text:style-name="P65">Dazu muss das Array initalisert werden:</text:p>
      <text:p text:style-name="P33"><text:span text:style-name="T17">const </text:span><text:span text:style-name="T33">idArtikel </text:span><text:span text:style-name="T27">= computed(()=&gt; </text:span><text:span text:style-name="T56">store</text:span><text:span text:style-name="T27">.</text:span><text:span text:style-name="T40">getters</text:span><text:span text:style-name="T27">.</text:span><text:span text:style-name="T40">getShowDialogExterneInventarNummer</text:span><text:span text:style-name="T27">.</text:span><text:span text:style-name="T40">idArtikel</text:span><text:span text:style-name="T27">)</text:span><text:line-break/><text:span text:style-name="T17">const </text:span><text:span text:style-name="T33">textInventarNummern </text:span><text:span text:style-name="T27">= ref([]);</text:span></text:p>
      <text:p text:style-name="P146"><text:soft-page-break/></text:p>
      <text:p text:style-name="P33"><text:span text:style-name="T27">watch(</text:span><text:line-break/><text:span text:style-name="T27"> <text:s text:c="3"/>() =&gt; </text:span><text:span text:style-name="T33">showDialog</text:span><text:span text:style-name="T27">.</text:span><text:span text:style-name="T40">value</text:span><text:span text:style-name="T27">,</text:span><text:line-break/><text:span text:style-name="T27"> <text:s text:c="3"/>(newVal) =&gt; {</text:span><text:line-break/><text:span text:style-name="T27"> <text:s text:c="5"/></text:span><text:span text:style-name="T17">if </text:span><text:span text:style-name="T27">(newVal) {</text:span><text:line-break/><text:span text:style-name="T27"> <text:s text:c="7"/></text:span><text:span text:style-name="T52">// Dialog wird geöffnet</text:span><text:line-break/><text:span text:style-name="T52"> <text:s text:c="7"/></text:span><text:span text:style-name="T33">textInventarNummern</text:span><text:span text:style-name="T27">.</text:span><text:span text:style-name="T40">value </text:span><text:span text:style-name="T27">= [...</text:span><text:span text:style-name="T56">store</text:span><text:span text:style-name="T27">.</text:span><text:span text:style-name="T40">getters</text:span><text:span text:style-name="T27">.</text:span><text:span text:style-name="T40">getExterneNummernForArtikel</text:span><text:span text:style-name="T27">(</text:span><text:span text:style-name="T33">idArtikel</text:span><text:span text:style-name="T27">.</text:span><text:span text:style-name="T40">value</text:span><text:span text:style-name="T27">)];</text:span><text:line-break/><text:line-break/><text:span text:style-name="T27"> <text:s text:c="7"/></text:span><text:span text:style-name="T52">// Anpassung der Länge von textInventarNummern</text:span><text:line-break/><text:span text:style-name="T52"> <text:s text:c="7"/></text:span><text:span text:style-name="T17">if </text:span><text:span text:style-name="T27">(</text:span><text:span text:style-name="T33">textInventarNummern</text:span><text:span text:style-name="T27">.</text:span><text:span text:style-name="T40">value</text:span><text:span text:style-name="T27">.</text:span><text:span text:style-name="T40">length </text:span><text:span text:style-name="T27">&lt; </text:span><text:span text:style-name="T33">dialogFormFields</text:span><text:span text:style-name="T27">.</text:span><text:span text:style-name="T40">value</text:span><text:span text:style-name="T27">) {</text:span><text:line-break/><text:span text:style-name="T27"> <text:s text:c="9"/></text:span><text:span text:style-name="T17">const </text:span><text:span text:style-name="T33">differenz </text:span><text:span text:style-name="T27">= </text:span><text:span text:style-name="T33">dialogFormFields</text:span><text:span text:style-name="T27">.</text:span><text:span text:style-name="T40">value </text:span><text:span text:style-name="T27">- </text:span><text:span text:style-name="T33">textInventarNummern</text:span><text:span text:style-name="T27">.</text:span><text:span text:style-name="T40">value</text:span><text:span text:style-name="T27">.</text:span><text:span text:style-name="T40">length</text:span><text:span text:style-name="T27">;</text:span><text:line-break/><text:span text:style-name="T27"> <text:s text:c="9"/></text:span><text:span text:style-name="T33">textInventarNummern</text:span><text:span text:style-name="T27">.</text:span><text:span text:style-name="T40">value</text:span><text:span text:style-name="T27">.</text:span><text:span text:style-name="T46">push</text:span><text:span text:style-name="T27">(...</text:span><text:span text:style-name="T56">Array</text:span><text:span text:style-name="T27">(</text:span><text:span text:style-name="T33">differenz</text:span><text:span text:style-name="T27">).</text:span><text:span text:style-name="T46">fill</text:span><text:span text:style-name="T27">(</text:span><text:span text:style-name="T2">''</text:span><text:span text:style-name="T27">));</text:span><text:line-break/><text:span text:style-name="T27"> <text:s text:c="7"/>} </text:span><text:span text:style-name="T17">else if </text:span><text:span text:style-name="T27">(</text:span><text:span text:style-name="T33">textInventarNummern</text:span><text:span text:style-name="T27">.</text:span><text:span text:style-name="T40">value</text:span><text:span text:style-name="T27">.</text:span><text:span text:style-name="T40">length </text:span><text:span text:style-name="T27">&gt; </text:span><text:span text:style-name="T33">dialogFormFields</text:span><text:span text:style-name="T27">.</text:span><text:span text:style-name="T40">value</text:span><text:span text:style-name="T27">) {</text:span><text:line-break/><text:span text:style-name="T27"> <text:s text:c="9"/></text:span><text:span text:style-name="T33">textInventarNummern</text:span><text:span text:style-name="T27">.</text:span><text:span text:style-name="T40">value </text:span><text:span text:style-name="T27">= </text:span><text:span text:style-name="T33">textInventarNummern</text:span><text:span text:style-name="T27">.</text:span><text:span text:style-name="T40">value</text:span><text:span text:style-name="T27">.</text:span><text:span text:style-name="T46">slice</text:span><text:span text:style-name="T27">(</text:span><text:span text:style-name="T65">0</text:span><text:span text:style-name="T27">, </text:span><text:span text:style-name="T33">dialogFormFields</text:span><text:span text:style-name="T27">.</text:span><text:span text:style-name="T40">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0">immediate</text:span><text:span text:style-name="T27">: </text:span><text:span text:style-name="T17">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73">Der Code, den Sie nicht verstehen, ist dafür verantwortlich, die Länge des Arrays </text:span><text:span text:style-name="Source_20_Text"><text:span text:style-name="T73">textInventarNummern</text:span></text:span><text:span text:style-name="T73"> an die Anzahl der Dialog-Formularfelder (</text:span><text:span text:style-name="Source_20_Text"><text:span text:style-name="T73">dialogFormFields.value</text:span></text:span><text:span text:style-name="T73">) anzupassen. Dies ist wichtig, damit jedes Eingabefeld im Dialog korrekt mit einem Element im Array </text:span><text:span text:style-name="Source_20_Text"><text:span text:style-name="T73">textInventarNummern</text:span></text:span><text:span text:style-name="T73"> verknüpft ist.</text:span></text:p>
      <text:p text:style-name="P5"/>
      <text:h text:style-name="Heading_20_3" text:outline-level="3"><text:bookmark-start text:name="__RefHeading___Toc2360_3394150493"/><text:span text:style-name="Strong_20_Emphasis"><text:span text:style-name="T73">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3">// Anpassung der Länge von textInventarNummern</text:span></text:span></text:p>
      <text:p text:style-name="P78"><text:span text:style-name="Source_20_Text"><text:span text:style-name="T73">if (textInventarNummern.value.length &lt; dialogFormFields.value) {</text:span></text:span></text:p>
      <text:p text:style-name="P78"><text:span text:style-name="Source_20_Text"><text:span text:style-name="T73"><text:s text:c="2"/>const differenz = dialogFormFields.value - textInventarNummern.value.length;</text:span></text:span></text:p>
      <text:p text:style-name="P78"><text:span text:style-name="Source_20_Text"><text:span text:style-name="T73"><text:s text:c="2"/>textInventarNummern.value.push(...Array(differenz).fill(''));</text:span></text:span></text:p>
      <text:p text:style-name="P78"><text:span text:style-name="Source_20_Text"><text:span text:style-name="T73">} else if (textInventarNummern.value.length &gt; dialogFormFields.value) {</text:span></text:span></text:p>
      <text:p text:style-name="P78"><text:span text:style-name="Source_20_Text"><text:span text:style-name="T73"><text:s text:c="2"/>textInventarNummern.value = textInventarNummern.value.slice(0, dialogFormFields.value);</text:span></text:span></text:p>
      <text:p text:style-name="P79"><text:span text:style-name="Source_20_Text"><text:span text:style-name="T73">}</text:span></text:span></text:p>
      <text:h text:style-name="Heading_20_4" text:outline-level="4"><text:bookmark-start text:name="__RefHeading___Toc2362_3394150493"/><text:span text:style-name="Strong_20_Emphasis"><text:span text:style-name="T73">1. Überprüfung, ob </text:span></text:span><text:span text:style-name="Strong_20_Emphasis"><text:span text:style-name="Source_20_Text"><text:span text:style-name="T73">textInventarNummern</text:span></text:span></text:span><text:span text:style-name="Strong_20_Emphasis"><text:span text:style-name="T73"> kürzer ist als </text:span></text:span><text:span text:style-name="Strong_20_Emphasis"><text:span text:style-name="Source_20_Text"><text:span text:style-name="T73">dialogFormFields</text:span></text:span></text:span><text:bookmark-end text:name="__RefHeading___Toc2362_3394150493"/></text:h>
      <text:p text:style-name="P6">javascript</text:p>
      <text:p text:style-name="P6">Copy code</text:p>
      <text:p text:style-name="P78"><text:span text:style-name="Source_20_Text"><text:span text:style-name="T73">if (textInventarNummern.value.length &lt; dialogFormFields.value) {</text:span></text:span></text:p>
      <text:p text:style-name="P78"><text:span text:style-name="Source_20_Text"><text:span text:style-name="T73"><text:s text:c="2"/>// ...</text:span></text:span></text:p>
      <text:p text:style-name="P79"><text:span text:style-name="Source_20_Text"><text:span text:style-name="T73">}</text:span></text:span></text:p>
      <text:list xml:id="list2682311123" text:style-name="L5">
        <text:list-item>
          <text:p text:style-name="P190"><text:span text:style-name="Strong_20_Emphasis"><text:span text:style-name="T73">Zweck:</text:span></text:span><text:span text:style-name="T73"> Prüfen, ob das Array </text:span><text:span text:style-name="Source_20_Text"><text:span text:style-name="T73">textInventarNummern</text:span></text:span><text:span text:style-name="T73"> weniger Elemente enthält, als die Anzahl der Dialogfelder (</text:span><text:span text:style-name="Source_20_Text"><text:span text:style-name="T73">dialogFormFields.value</text:span></text:span><text:span text:style-name="T73">).</text:span></text:p>
        </text:list-item>
      </text:list>
      <text:h text:style-name="Heading_20_4" text:outline-level="4"><text:bookmark-start text:name="__RefHeading___Toc2364_3394150493"/><text:span text:style-name="Strong_20_Emphasis"><text:span text:style-name="T73">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3">const differenz = dialogFormFields.value - textInventarNummern.value.length;</text:span></text:span></text:p>
      <text:p text:style-name="P79"><text:span text:style-name="Source_20_Text"><text:span text:style-name="T73">textInventarNummern.value.push(...Array(differenz).fill(''));</text:span></text:span></text:p>
      <text:list xml:id="list665050248" text:style-name="L6">
        <text:list-item>
          <text:p text:style-name="P191"><text:span text:style-name="Strong_20_Emphasis"><text:span text:style-name="T73">Berechnung der Differenz:</text:span></text:span></text:p>
          <text:list>
            <text:list-item>
              <text:p text:style-name="P191"><text:span text:style-name="Source_20_Text"><text:span text:style-name="T73">differenz</text:span></text:span><text:span text:style-name="T73"> ist die Anzahl der fehlenden Elemente, die hinzugefügt werden müssen, um die Länge von </text:span><text:span text:style-name="Source_20_Text"><text:span text:style-name="T73">textInventarNummern</text:span></text:span><text:span text:style-name="T73"> an </text:span><text:span text:style-name="Source_20_Text"><text:span text:style-name="T73">dialogFormFields.value</text:span></text:span><text:span text:style-name="T73"> anzupassen.</text:span></text:p>
            </text:list-item>
            <text:list-item>
              <text:p text:style-name="P191"><text:span text:style-name="Strong_20_Emphasis"><text:span text:style-name="T73">Beispiel:</text:span></text:span></text:p>
              <text:list>
                <text:list-item>
                  <text:p text:style-name="P191"><text:span text:style-name="T73">Angenommen, </text:span><text:span text:style-name="Source_20_Text"><text:span text:style-name="T73">dialogFormFields.value</text:span></text:span><text:span text:style-name="T73"> ist 5 und </text:span><text:span text:style-name="Source_20_Text"><text:span text:style-name="T73">textInventarNummern.value.length</text:span></text:span><text:span text:style-name="T73"> ist 3.</text:span></text:p>
                </text:list-item>
                <text:list-item>
                  <text:p text:style-name="P191"><text:span text:style-name="T73">Dann ist </text:span><text:span text:style-name="Source_20_Text"><text:span text:style-name="T73">differenz = 5 - 3 = 2</text:span></text:span><text:span text:style-name="T73">.</text:span></text:p>
                </text:list-item>
              </text:list>
            </text:list-item>
          </text:list>
        </text:list-item>
        <text:list-item>
          <text:p text:style-name="P191"><text:span text:style-name="Strong_20_Emphasis"><text:span text:style-name="T73">Hinzufügen der fehlenden Elemente:</text:span></text:span></text:p>
          <text:list>
            <text:list-item>
              <text:p text:style-name="P191"><text:span text:style-name="Source_20_Text"><text:span text:style-name="T73">Array(differenz).fill('')</text:span></text:span><text:span text:style-name="T73"> erzeugt ein Array mit </text:span><text:span text:style-name="Source_20_Text"><text:span text:style-name="T73">differenz</text:span></text:span><text:span text:style-name="T73"> Anzahl von leeren Strings.</text:span></text:p>
              <text:list>
                <text:list-item>
                  <text:p text:style-name="P192"><text:span text:style-name="T73">Im Beispiel: </text:span><text:span text:style-name="Source_20_Text"><text:span text:style-name="T73">Array(2).fill('')</text:span></text:span><text:span text:style-name="T73"> ergibt </text:span><text:span text:style-name="Source_20_Text"><text:span text:style-name="T73">['', '']</text:span></text:span><text:span text:style-name="T73">.</text:span></text:p>
                </text:list-item>
              </text:list>
            </text:list-item>
            <text:list-item>
              <text:p text:style-name="P191"><text:span text:style-name="Source_20_Text"><text:span text:style-name="T73">textInventarNummern.value.push(...Array(differenz).fill(''))</text:span></text:span><text:span text:style-name="T73"> fügt diese leeren Strings am Ende von </text:span><text:span text:style-name="Source_20_Text"><text:span text:style-name="T73">textInventarNummern</text:span></text:span><text:span text:style-name="T73"> hinzu.</text:span></text:p>
              <text:list>
                <text:list-item>
                  <text:p text:style-name="P192"><text:span text:style-name="T73">Das </text:span><text:span text:style-name="Source_20_Text"><text:span text:style-name="T73">...</text:span></text:span><text:span text:style-name="T73"> ist der Spread-Operator, der die Elemente des Arrays einzeln einfügt.</text:span></text:p>
                </text:list-item>
              </text:list>
            </text:list-item>
            <text:list-item>
              <text:p text:style-name="P191"><text:span text:style-name="Strong_20_Emphasis"><text:span text:style-name="T73">Ergebnis:</text:span></text:span></text:p>
              <text:list>
                <text:list-item>
                  <text:p text:style-name="P192"><text:span text:style-name="T73">Nach dem Hinzufügen hat </text:span><text:span text:style-name="Source_20_Text"><text:span text:style-name="T73">textInventarNummern.value</text:span></text:span><text:span text:style-name="T73"> die gleiche Länge wie </text:span><text:span text:style-name="Source_20_Text"><text:span text:style-name="T73">dialogFormFields.value</text:span></text:span><text:span text:style-name="T73">.</text:span></text:p>
                </text:list-item>
              </text:list>
            </text:list-item>
          </text:list>
        </text:list-item>
        <text:list-item>
          <text:p text:style-name="P191"><text:span text:style-name="Strong_20_Emphasis"><text:span text:style-name="T73">Warum wird das gemacht?</text:span></text:span></text:p>
          <text:list>
            <text:list-item>
              <text:p text:style-name="P180">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3">2. Überprüfung, ob </text:span></text:span><text:span text:style-name="Strong_20_Emphasis"><text:span text:style-name="Source_20_Text"><text:span text:style-name="T73">textInventarNummern</text:span></text:span></text:span><text:span text:style-name="Strong_20_Emphasis"><text:span text:style-name="T73"> länger ist als </text:span></text:span><text:span text:style-name="Strong_20_Emphasis"><text:span text:style-name="Source_20_Text"><text:span text:style-name="T73">dialogFormFields</text:span></text:span></text:span><text:bookmark-end text:name="__RefHeading___Toc2366_3394150493"/></text:h>
      <text:p text:style-name="P6">javascript</text:p>
      <text:p text:style-name="P6">Copy code</text:p>
      <text:p text:style-name="P78"><text:span text:style-name="Source_20_Text"><text:span text:style-name="T73">else if (textInventarNummern.value.length &gt; dialogFormFields.value) {</text:span></text:span></text:p>
      <text:p text:style-name="P78"><text:span text:style-name="Source_20_Text"><text:span text:style-name="T73"><text:s text:c="2"/>textInventarNummern.value = textInventarNummern.value.slice(0, dialogFormFields.value);</text:span></text:span></text:p>
      <text:p text:style-name="P79"><text:span text:style-name="Source_20_Text"><text:span text:style-name="T73">}</text:span></text:span></text:p>
      <text:list xml:id="list2936694248" text:style-name="L7">
        <text:list-item>
          <text:p text:style-name="P193"><text:span text:style-name="Strong_20_Emphasis"><text:span text:style-name="T73">Zweck:</text:span></text:span><text:span text:style-name="T73"> Prüfen, ob das Array </text:span><text:span text:style-name="Source_20_Text"><text:span text:style-name="T73">textInventarNummern</text:span></text:span><text:span text:style-name="T73"> mehr Elemente enthält, als die Anzahl der Dialogfelder.</text:span></text:p>
        </text:list-item>
        <text:list-item>
          <text:p text:style-name="P193"><text:span text:style-name="Strong_20_Emphasis"><text:span text:style-name="T73">Wenn ja, überschüssige Elemente entfernen:</text:span></text:span></text:p>
          <text:list>
            <text:list-item>
              <text:p text:style-name="P193"><text:span text:style-name="Source_20_Text"><text:span text:style-name="T73">textInventarNummern.value.slice(0, dialogFormFields.value)</text:span></text:span><text:span text:style-name="T73"> erzeugt ein neues Array, das nur die ersten </text:span><text:span text:style-name="Source_20_Text"><text:span text:style-name="T73">dialogFormFields.value</text:span></text:span><text:span text:style-name="T73"> Elemente von </text:span><text:span text:style-name="Source_20_Text"><text:span text:style-name="T73">textInventarNummern.value</text:span></text:span><text:span text:style-name="T73"> enthält.</text:span></text:p>
            </text:list-item>
            <text:list-item>
              <text:p text:style-name="P193"><text:span text:style-name="Strong_20_Emphasis"><text:span text:style-name="T73">Beispiel:</text:span></text:span></text:p>
              <text:list>
                <text:list-item>
                  <text:p text:style-name="P193"><text:soft-page-break/><text:span text:style-name="T73">Angenommen, </text:span><text:span text:style-name="Source_20_Text"><text:span text:style-name="T73">dialogFormFields.value</text:span></text:span><text:span text:style-name="T73"> ist 3 und </text:span><text:span text:style-name="Source_20_Text"><text:span text:style-name="T73">textInventarNummern.value.length</text:span></text:span><text:span text:style-name="T73"> ist 5.</text:span></text:p>
                </text:list-item>
                <text:list-item>
                  <text:p text:style-name="P193"><text:span text:style-name="Source_20_Text"><text:span text:style-name="T73">textInventarNummern.value.slice(0, 3)</text:span></text:span><text:span text:style-name="T73"> ergibt ein Array mit den ersten 3 Elementen.</text:span></text:p>
                </text:list-item>
              </text:list>
            </text:list-item>
            <text:list-item>
              <text:p text:style-name="P193"><text:span text:style-name="Strong_20_Emphasis"><text:span text:style-name="T73">Ergebnis:</text:span></text:span></text:p>
              <text:list>
                <text:list-item>
                  <text:p text:style-name="P194"><text:span text:style-name="T73">Das Array </text:span><text:span text:style-name="Source_20_Text"><text:span text:style-name="T73">textInventarNummern.value</text:span></text:span><text:span text:style-name="T73"> hat nun die Länge von </text:span><text:span text:style-name="Source_20_Text"><text:span text:style-name="T73">dialogFormFields.value</text:span></text:span><text:span text:style-name="T73">.</text:span></text:p>
                </text:list-item>
              </text:list>
            </text:list-item>
          </text:list>
        </text:list-item>
        <text:list-item>
          <text:p text:style-name="P193"><text:span text:style-name="Strong_20_Emphasis"><text:span text:style-name="T73">Warum wird das gemacht?</text:span></text:span></text:p>
          <text:list>
            <text:list-item>
              <text:p text:style-name="P181">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3">3. Was passiert, wenn die Längen gleich sind?</text:span></text:span><text:bookmark-end text:name="__RefHeading___Toc2368_3394150493"/></text:h>
      <text:list xml:id="list70784635" text:style-name="L8">
        <text:list-item>
          <text:p text:style-name="P195"><text:span text:style-name="T73">Wenn </text:span><text:span text:style-name="Source_20_Text"><text:span text:style-name="T73">textInventarNummern.value.length</text:span></text:span><text:span text:style-name="T73"> bereits gleich </text:span><text:span text:style-name="Source_20_Text"><text:span text:style-name="T73">dialogFormFields.value</text:span></text:span><text:span text:style-name="T7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3">Warum ist diese Anpassung notwendig?</text:span></text:span><text:bookmark-end text:name="__RefHeading___Toc2370_3394150493"/></text:h>
      <text:list xml:id="list3856387642" text:style-name="L9">
        <text:list-item>
          <text:p text:style-name="P196"><text:span text:style-name="Strong_20_Emphasis"><text:span text:style-name="T73">Konsistenz zwischen Daten und Darstellung:</text:span></text:span></text:p>
          <text:list>
            <text:list-item>
              <text:p text:style-name="P196"><text:span text:style-name="T73">Jedes Eingabefeld im Dialog ist mit einem Element im </text:span><text:span text:style-name="Source_20_Text"><text:span text:style-name="T73">textInventarNummern</text:span></text:span><text:span text:style-name="T73">-Array verknüpft.</text:span></text:p>
            </text:list-item>
            <text:list-item>
              <text:p text:style-name="P182">Wenn die Anzahl der Eingabefelder sich ändert (z. B. weil der Benutzer die Menge anpasst), muss das Array entsprechend angepasst werden.</text:p>
            </text:list-item>
          </text:list>
        </text:list-item>
        <text:list-item>
          <text:p text:style-name="P196"><text:span text:style-name="Strong_20_Emphasis"><text:span text:style-name="T73">Vermeidung von Fehlern:</text:span></text:span></text:p>
          <text:list>
            <text:list-item>
              <text:p text:style-name="P196"><text:span text:style-name="T73">Wenn das Array kürzer ist als die Anzahl der Felder, würden einige Felder keinen Wert im Array haben, was zu </text:span><text:span text:style-name="Source_20_Text"><text:span text:style-name="T73">undefined</text:span></text:span><text:span text:style-name="T73"> führen kann.</text:span></text:p>
            </text:list-item>
            <text:list-item>
              <text:p text:style-name="P182">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3">Szenario 1: Array ist zu kurz</text:span></text:span><text:bookmark-end text:name="__RefHeading___Toc2374_3394150493"/></text:h>
      <text:list xml:id="list308607114" text:style-name="L10">
        <text:list-item>
          <text:p text:style-name="P197"><text:span text:style-name="Strong_20_Emphasis"><text:span text:style-name="T73">Anfangszustand:</text:span></text:span></text:p>
          <text:list>
            <text:list-item>
              <text:p text:style-name="P197"><text:span text:style-name="Source_20_Text"><text:span text:style-name="T73">dialogFormFields.value</text:span></text:span><text:span text:style-name="T73"> = 4</text:span></text:p>
            </text:list-item>
            <text:list-item>
              <text:p text:style-name="P197"><text:span text:style-name="Source_20_Text"><text:span text:style-name="T73">textInventarNummern.value</text:span></text:span><text:span text:style-name="T73"> = ['ID1', 'ID2']</text:span></text:p>
            </text:list-item>
          </text:list>
        </text:list-item>
        <text:list-item>
          <text:p text:style-name="P197"><text:span text:style-name="Strong_20_Emphasis"><text:span text:style-name="T73">Berechnung:</text:span></text:span></text:p>
          <text:list>
            <text:list-item>
              <text:p text:style-name="P197"><text:span text:style-name="Source_20_Text"><text:span text:style-name="T73">textInventarNummern.value.length</text:span></text:span><text:span text:style-name="T73"> = 2</text:span></text:p>
            </text:list-item>
            <text:list-item>
              <text:p text:style-name="P197"><text:span text:style-name="Source_20_Text"><text:span text:style-name="T73">differenz</text:span></text:span><text:span text:style-name="T73"> = 4 - 2 = 2</text:span></text:p>
            </text:list-item>
          </text:list>
        </text:list-item>
        <text:list-item>
          <text:p text:style-name="P197"><text:soft-page-break/><text:span text:style-name="Strong_20_Emphasis"><text:span text:style-name="T73">Aktion:</text:span></text:span></text:p>
          <text:list>
            <text:list-item>
              <text:p text:style-name="P198"><text:span text:style-name="T73">Füge 2 leere Strings hinzu: </text:span><text:span text:style-name="Source_20_Text"><text:span text:style-name="T73">['', '']</text:span></text:span></text:p>
            </text:list-item>
          </text:list>
        </text:list-item>
        <text:list-item>
          <text:p text:style-name="P197"><text:span text:style-name="Strong_20_Emphasis"><text:span text:style-name="T73">Ergebnis:</text:span></text:span></text:p>
          <text:list>
            <text:list-item>
              <text:p text:style-name="P197"><text:span text:style-name="Source_20_Text"><text:span text:style-name="T73">textInventarNummern.value</text:span></text:span><text:span text:style-name="T73"> = ['ID1', 'ID2', '', '']</text:span></text:p>
            </text:list-item>
          </text:list>
        </text:list-item>
      </text:list>
      <text:h text:style-name="Heading_20_4" text:outline-level="4"><text:bookmark-start text:name="__RefHeading___Toc2376_3394150493"/><text:span text:style-name="Strong_20_Emphasis"><text:span text:style-name="T73">Szenario 2: Array ist zu lang</text:span></text:span><text:bookmark-end text:name="__RefHeading___Toc2376_3394150493"/></text:h>
      <text:list xml:id="list1591684604" text:style-name="L11">
        <text:list-item>
          <text:p text:style-name="P199"><text:span text:style-name="Strong_20_Emphasis"><text:span text:style-name="T73">Anfangszustand:</text:span></text:span></text:p>
          <text:list>
            <text:list-item>
              <text:p text:style-name="P199"><text:span text:style-name="Source_20_Text"><text:span text:style-name="T73">dialogFormFields.value</text:span></text:span><text:span text:style-name="T73"> = 3</text:span></text:p>
            </text:list-item>
            <text:list-item>
              <text:p text:style-name="P199"><text:span text:style-name="Source_20_Text"><text:span text:style-name="T73">textInventarNummern.value</text:span></text:span><text:span text:style-name="T73"> = ['ID1', 'ID2', 'ID3', 'ID4']</text:span></text:p>
            </text:list-item>
          </text:list>
        </text:list-item>
        <text:list-item>
          <text:p text:style-name="P199"><text:span text:style-name="Strong_20_Emphasis"><text:span text:style-name="T73">Berechnung:</text:span></text:span></text:p>
          <text:list>
            <text:list-item>
              <text:p text:style-name="P200"><text:span text:style-name="Source_20_Text"><text:span text:style-name="T73">textInventarNummern.value.length</text:span></text:span><text:span text:style-name="T73"> = 4</text:span></text:p>
            </text:list-item>
          </text:list>
        </text:list-item>
        <text:list-item>
          <text:p text:style-name="P199"><text:span text:style-name="Strong_20_Emphasis"><text:span text:style-name="T73">Aktion:</text:span></text:span></text:p>
          <text:list>
            <text:list-item>
              <text:p text:style-name="P183">Schneide das Array auf die ersten 3 Elemente zu.</text:p>
            </text:list-item>
          </text:list>
        </text:list-item>
        <text:list-item>
          <text:p text:style-name="P199"><text:span text:style-name="Strong_20_Emphasis"><text:span text:style-name="T73">Ergebnis:</text:span></text:span></text:p>
          <text:list>
            <text:list-item>
              <text:p text:style-name="P199"><text:span text:style-name="Source_20_Text"><text:span text:style-name="T73">textInventarNummern.value</text:span></text:span><text:span text:style-name="T73"> = ['ID1', 'ID2', 'ID3']</text:span></text:p>
            </text:list-item>
          </text:list>
        </text:list-item>
      </text:list>
      <text:h text:style-name="Heading_20_4" text:outline-level="4"><text:bookmark-start text:name="__RefHeading___Toc2378_3394150493"/><text:span text:style-name="Strong_20_Emphasis"><text:span text:style-name="T73">Szenario 3: Array hat die richtige Länge</text:span></text:span><text:bookmark-end text:name="__RefHeading___Toc2378_3394150493"/></text:h>
      <text:list xml:id="list4204960449" text:style-name="L12">
        <text:list-item>
          <text:p text:style-name="P201"><text:span text:style-name="Strong_20_Emphasis"><text:span text:style-name="T73">Anfangszustand:</text:span></text:span></text:p>
          <text:list>
            <text:list-item>
              <text:p text:style-name="P201"><text:span text:style-name="Source_20_Text"><text:span text:style-name="T73">dialogFormFields.value</text:span></text:span><text:span text:style-name="T73"> = 3</text:span></text:p>
            </text:list-item>
            <text:list-item>
              <text:p text:style-name="P201"><text:span text:style-name="Source_20_Text"><text:span text:style-name="T73">textInventarNummern.value</text:span></text:span><text:span text:style-name="T73"> = ['ID1', 'ID2', 'ID3']</text:span></text:p>
            </text:list-item>
          </text:list>
        </text:list-item>
        <text:list-item>
          <text:p text:style-name="P201"><text:span text:style-name="Strong_20_Emphasis"><text:span text:style-name="T73">Aktion:</text:span></text:span></text:p>
          <text:list>
            <text:list-item>
              <text:p text:style-name="P184">Keine Anpassung notwendig.</text:p>
            </text:list-item>
          </text:list>
        </text:list-item>
        <text:list-item>
          <text:p text:style-name="P201"><text:span text:style-name="Strong_20_Emphasis"><text:span text:style-name="T73">Ergebnis:</text:span></text:span></text:p>
          <text:list>
            <text:list-item>
              <text:p text:style-name="P201"><text:span text:style-name="Source_20_Text"><text:span text:style-name="T73">textInventarNummern.value</text:span></text:span><text:span text:style-name="T73"> bleibt unverändert.</text:span></text:p>
            </text:list-item>
          </text:list>
        </text:list-item>
      </text:list>
      <text:p text:style-name="P5"/>
      <text:h text:style-name="Heading_20_3" text:outline-level="3"><text:bookmark-start text:name="__RefHeading___Toc2380_3394150493"/><text:span text:style-name="Strong_20_Emphasis"><text:span text:style-name="T73">Zusammenfassung</text:span></text:span><text:bookmark-end text:name="__RefHeading___Toc2380_3394150493"/></text:h>
      <text:list xml:id="list1042110392" text:style-name="L13">
        <text:list-item>
          <text:p text:style-name="P202"><text:span text:style-name="Strong_20_Emphasis"><text:span text:style-name="T73">Ziel des Codes:</text:span></text:span><text:span text:style-name="T73"> Sicherstellen, dass die Länge des Arrays </text:span><text:span text:style-name="Source_20_Text"><text:span text:style-name="T73">textInventarNummern.value</text:span></text:span><text:span text:style-name="T73"> immer der Anzahl der Dialogfelder (</text:span><text:span text:style-name="Source_20_Text"><text:span text:style-name="T73">dialogFormFields.value</text:span></text:span><text:span text:style-name="T73">) entspricht.</text:span></text:p>
        </text:list-item>
        <text:list-item>
          <text:p text:style-name="P202"><text:span text:style-name="Strong_20_Emphasis"><text:span text:style-name="T73">Warum ist das wichtig?</text:span></text:span></text:p>
          <text:list>
            <text:list-item>
              <text:p text:style-name="P185">Damit jedes Eingabefeld im Dialog korrekt mit einem Element im Array verknüpft ist.</text:p>
            </text:list-item>
            <text:list-item>
              <text:p text:style-name="P185">Um Fehler und Inkonsistenzen zu vermeiden.</text:p>
            </text:list-item>
          </text:list>
        </text:list-item>
        <text:list-item>
          <text:p text:style-name="P202"><text:span text:style-name="Strong_20_Emphasis"><text:span text:style-name="T73">Wie funktioniert der Code?</text:span></text:span></text:p>
          <text:list>
            <text:list-item>
              <text:p text:style-name="P202"><text:span text:style-name="Strong_20_Emphasis"><text:span text:style-name="T73">Wenn das Array zu kurz ist:</text:span></text:span><text:span text:style-name="T73"> Fehlende Elemente hinzufügen, indem leere Strings angehängt werden.</text:span></text:p>
            </text:list-item>
            <text:list-item>
              <text:p text:style-name="P202"><text:soft-page-break/><text:span text:style-name="Strong_20_Emphasis"><text:span text:style-name="T73">Wenn das Array zu lang ist:</text:span></text:span><text:span text:style-name="T73">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3">Weitere Hinweise</text:span></text:span><text:bookmark-end text:name="__RefHeading___Toc2382_3394150493"/></text:h>
      <text:list xml:id="list2919352311" text:style-name="L14">
        <text:list-item>
          <text:p text:style-name="P203"><text:span text:style-name="Strong_20_Emphasis"><text:span text:style-name="T73">Reaktivität:</text:span></text:span><text:span text:style-name="T73"> Durch die Anpassung von </text:span><text:span text:style-name="Source_20_Text"><text:span text:style-name="T73">textInventarNummern.value</text:span></text:span><text:span text:style-name="T73"> wird sichergestellt, dass die gebundenen Eingabefelder korrekt reagieren und die Werte synchronisiert werden.</text:span></text:p>
        </text:list-item>
        <text:list-item>
          <text:p text:style-name="P203"><text:span text:style-name="Strong_20_Emphasis"><text:span text:style-name="T73">Dynamische Änderungen:</text:span></text:span><text:span text:style-name="T73"> Wenn sich </text:span><text:span text:style-name="Source_20_Text"><text:span text:style-name="T73">dialogFormFields.value</text:span></text:span><text:span text:style-name="T73"> ändert (z. B. weil der Benutzer die Menge anpasst), passt sich </text:span><text:span text:style-name="Source_20_Text"><text:span text:style-name="T73">textInventarNummern.value</text:span></text:span><text:span text:style-name="T73"> automatisch an.</text:span></text:p>
        </text:list-item>
        <text:list-item>
          <text:p text:style-name="P203"><text:span text:style-name="Strong_20_Emphasis"><text:span text:style-name="T73">Vermeidung von </text:span></text:span><text:span text:style-name="Strong_20_Emphasis"><text:span text:style-name="Source_20_Text"><text:span text:style-name="T73">undefined</text:span></text:span></text:span><text:span text:style-name="Strong_20_Emphasis"><text:span text:style-name="T73"> oder </text:span></text:span><text:span text:style-name="Strong_20_Emphasis"><text:span text:style-name="Source_20_Text"><text:span text:style-name="T73">null</text:span></text:span></text:span><text:span text:style-name="Strong_20_Emphasis"><text:span text:style-name="T73"> Werten:</text:span></text:span><text:span text:style-name="T73"> Durch das Füllen mit leeren Strings wird verhindert, dass im Array </text:span><text:span text:style-name="Source_20_Text"><text:span text:style-name="T73">undefined</text:span></text:span><text:span text:style-name="T73">-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6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8">&lt;v-card </text:span><text:span text:style-name="T70">class</text:span><text:span text:style-name="T2">="d-flex mb-4 bg-transparent rounded-0"</text:span><text:span text:style-name="T68">&gt;</text:span><text:line-break/><text:span text:style-name="T68"> <text:s/>&lt;v-chip</text:span><text:line-break/><text:span text:style-name="T68"> <text:s text:c="5"/></text:span><text:span text:style-name="T70">class</text:span><text:span text:style-name="T2">="flex-grow-1 vChipStep rounded-0 mr-1"</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1-circle" </text:span><text:span text:style-name="T70">start</text:span><text:span text:style-name="T68">&gt;&lt;/v-icon&gt;</text:span><text:line-break/><text:span text:style-name="T68"> <text:s text:c="3"/></text:span><text:span text:style-name="T27">Mitglied auswählen</text:span><text:line-break/><text:span text:style-name="T27"> <text:s/></text:span><text:span text:style-name="T68">&lt;/v-chip&gt;</text:span><text:line-break/><text:span text:style-name="T68"> <text:s/>&lt;v-chip</text:span><text:line-break/><text:span text:style-name="T68"> <text:s text:c="5"/></text:span><text:span text:style-name="T70">class</text:span><text:span text:style-name="T2">="flex-grow-1 vChipStep rounded-0 mr-1"</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2-circle" </text:span><text:span text:style-name="T70">start</text:span><text:span text:style-name="T68">&gt;&lt;/v-icon&gt;</text:span><text:line-break/><text:span text:style-name="T68"> <text:s text:c="3"/></text:span><text:span text:style-name="T27">Artikel auswählen</text:span><text:line-break/><text:span text:style-name="T27"> <text:s/></text:span><text:span text:style-name="T68">&lt;/v-chip&gt;</text:span><text:line-break/><text:span text:style-name="T68"> <text:s/>&lt;v-chip</text:span><text:line-break/><text:span text:style-name="T68"> <text:s text:c="5"/></text:span><text:span text:style-name="T70">class</text:span><text:span text:style-name="T2">="flex-grow-1 vChipStep rounded-0"</text:span><text:line-break/><text:span text:style-name="T2"> <text:s text:c="5"/></text:span><text:span text:style-name="T70">color</text:span><text:span text:style-name="T2">="primary"</text:span><text:line-break/><text:span text:style-name="T2"> <text:s/></text:span><text:span text:style-name="T68">&gt;</text:span><text:line-break/><text:span text:style-name="T68"> <text:s text:c="3"/>&lt;v-icon </text:span><text:span text:style-name="T70">icon</text:span><text:span text:style-name="T2">="mdi-numeric-3-circle" </text:span><text:span text:style-name="T70">start</text:span><text:span text:style-name="T68">&gt;&lt;/v-icon&gt;</text:span><text:line-break/><text:soft-page-break/><text:span text:style-name="T68"> <text:s text:c="3"/></text:span><text:span text:style-name="T27">Vorgang buchen</text:span><text:line-break/><text:span text:style-name="T27"> <text:s/></text:span><text:span text:style-name="T68">&lt;/v-chip&gt;</text:span><text:line-break/><text:span text:style-name="T68">&lt;/v-card&gt;</text:span></text:p>
      <text:p text:style-name="P34"/>
      <text:h text:style-name="P16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3">import { ref, watch, onMounted } from 'vue';</text:span></text:span></text:p>
      <text:p text:style-name="Text_20_body"><text:span text:style-name="Strong_20_Emphasis"><text:span text:style-name="T73">Variablen:</text:span></text:span></text:p>
      <text:p text:style-name="P6">javascript</text:p>
      <text:p text:style-name="P6">Copy code</text:p>
      <text:p text:style-name="P78"><text:span text:style-name="Source_20_Text"><text:span text:style-name="T73">const currentPage = ref(0);</text:span></text:span></text:p>
      <text:p text:style-name="P78"><text:span text:style-name="Source_20_Text"><text:span text:style-name="T73">const btnText = ref('Artikel wählen &gt;&gt;');</text:span></text:span></text:p>
      <text:p text:style-name="P79"><text:span text:style-name="Source_20_Text"><text:span text:style-name="T73">const vChipColors = ref(['primary', 'default', 'default']);</text:span></text:span></text:p>
      <text:p text:style-name="Text_20_body"><text:span text:style-name="Strong_20_Emphasis"><text:span text:style-name="T73">Funktionen:</text:span></text:span></text:p>
      <text:p text:style-name="P6">javascript</text:p>
      <text:p text:style-name="P6">Copy code</text:p>
      <text:p text:style-name="P78"><text:span text:style-name="Source_20_Text"><text:span text:style-name="T73">function updateUI() {</text:span></text:span></text:p>
      <text:p text:style-name="P78"><text:span text:style-name="Source_20_Text"><text:span text:style-name="T73"><text:s text:c="2"/>// Update Chip Colors</text:span></text:span></text:p>
      <text:p text:style-name="P78"><text:span text:style-name="Source_20_Text"><text:span text:style-name="T73"><text:s text:c="2"/>vChipColors.value = ['default', 'default', 'default'];</text:span></text:span></text:p>
      <text:p text:style-name="P78"><text:span text:style-name="Source_20_Text"><text:span text:style-name="T73"><text:s text:c="2"/>vChipColors.value[currentPage.value] = 'primary';</text:span></text:span></text:p>
      <text:p text:style-name="P7"/>
      <text:p text:style-name="P78"><text:span text:style-name="Source_20_Text"><text:span text:style-name="T73"><text:s text:c="2"/>// Update Button Text</text:span></text:span></text:p>
      <text:p text:style-name="P78"><text:span text:style-name="Source_20_Text"><text:span text:style-name="T73"><text:s text:c="2"/>if (currentPage.value === 0) {</text:span></text:span></text:p>
      <text:p text:style-name="P78"><text:span text:style-name="Source_20_Text"><text:span text:style-name="T73"><text:s text:c="4"/>btnText.value = 'Artikel wählen &gt;&gt;';</text:span></text:span></text:p>
      <text:p text:style-name="P78"><text:span text:style-name="Source_20_Text"><text:span text:style-name="T73"><text:s text:c="2"/>} else if (currentPage.value === 1) {</text:span></text:span></text:p>
      <text:p text:style-name="P78"><text:span text:style-name="Source_20_Text"><text:span text:style-name="T73"><text:s text:c="4"/>btnText.value = 'zur Übersicht &gt;&gt;';</text:span></text:span></text:p>
      <text:p text:style-name="P78"><text:span text:style-name="Source_20_Text"><text:span text:style-name="T73"><text:s text:c="2"/>} else if (currentPage.value === 2) {</text:span></text:span></text:p>
      <text:p text:style-name="P78"><text:span text:style-name="Source_20_Text"><text:span text:style-name="T73"><text:s text:c="4"/>btnText.value = 'Vorgang buchen &gt;&gt;';</text:span></text:span></text:p>
      <text:p text:style-name="P78"><text:span text:style-name="Source_20_Text"><text:span text:style-name="T73"><text:s text:c="2"/>}</text:span></text:span></text:p>
      <text:p text:style-name="P78"><text:span text:style-name="Source_20_Text"><text:span text:style-name="T73"><text:s text:c="2"/>console.log('currentPage', currentPage.value);</text:span></text:span></text:p>
      <text:p text:style-name="P78"><text:span text:style-name="Source_20_Text"><text:span text:style-name="T73">}</text:span></text:span></text:p>
      <text:p text:style-name="P7"/>
      <text:p text:style-name="P78"><text:span text:style-name="Source_20_Text"><text:span text:style-name="T73">async function nextPage() {</text:span></text:span></text:p>
      <text:p text:style-name="P78"><text:span text:style-name="Source_20_Text"><text:span text:style-name="T73"><text:s text:c="2"/>if (currentPage.value === 2) {</text:span></text:span></text:p>
      <text:p text:style-name="P78"><text:span text:style-name="Source_20_Text"><text:span text:style-name="T73"><text:s text:c="4"/>await leihvorgangBuchen();</text:span></text:span></text:p>
      <text:p text:style-name="P78"><text:span text:style-name="Source_20_Text"><text:span text:style-name="T73"><text:s text:c="2"/>} else {</text:span></text:span></text:p>
      <text:p text:style-name="P78"><text:span text:style-name="Source_20_Text"><text:span text:style-name="T73"><text:s text:c="4"/>currentPage.value += 1;</text:span></text:span></text:p>
      <text:p text:style-name="P78"><text:span text:style-name="Source_20_Text"><text:span text:style-name="T73"><text:s text:c="4"/>updateUI();</text:span></text:span></text:p>
      <text:p text:style-name="P78"><text:span text:style-name="Source_20_Text"><text:span text:style-name="T73"><text:s text:c="2"/>}</text:span></text:span></text:p>
      <text:p text:style-name="P78"><text:span text:style-name="Source_20_Text"><text:span text:style-name="T73">}</text:span></text:span></text:p>
      <text:p text:style-name="P7"/>
      <text:p text:style-name="P78"><text:span text:style-name="Source_20_Text"><text:span text:style-name="T73">function previousPage() {</text:span></text:span></text:p>
      <text:p text:style-name="P78"><text:span text:style-name="Source_20_Text"><text:span text:style-name="T73"><text:s text:c="2"/>if (currentPage.value &gt; 0) {</text:span></text:span></text:p>
      <text:p text:style-name="P78"><text:span text:style-name="Source_20_Text"><text:span text:style-name="T73"><text:s text:c="4"/>currentPage.value--;</text:span></text:span></text:p>
      <text:p text:style-name="P78"><text:span text:style-name="Source_20_Text"><text:span text:style-name="T73"><text:s text:c="4"/>updateUI();</text:span></text:span></text:p>
      <text:p text:style-name="P78"><text:span text:style-name="Source_20_Text"><text:span text:style-name="T73"><text:s text:c="2"/>}</text:span></text:span></text:p>
      <text:p text:style-name="P79"><text:span text:style-name="Source_20_Text"><text:span text:style-name="T73">}</text:span></text:span></text:p>
      <text:p text:style-name="Text_20_body"><text:span text:style-name="Strong_20_Emphasis"><text:span text:style-name="T73">Initialisierung:</text:span></text:span></text:p>
      <text:p text:style-name="P6">javascript</text:p>
      <text:p text:style-name="P6">Copy code</text:p>
      <text:p text:style-name="P78"><text:span text:style-name="Source_20_Text"><text:span text:style-name="T73">onMounted(() =&gt; {</text:span></text:span></text:p>
      <text:p text:style-name="P78"><text:span text:style-name="Source_20_Text"><text:span text:style-name="T73"><text:s text:c="2"/>updateUI();</text:span></text:span></text:p>
      <text:p text:style-name="P79"><text:span text:style-name="Source_20_Text"><text:span text:style-name="T73">});</text:span></text:span></text:p>
      <text:p text:style-name="Text_20_body"><text:soft-page-break/><text:span text:style-name="Strong_20_Emphasis"><text:span text:style-name="T73">Template:</text:span></text:span></text:p>
      <text:p text:style-name="P6">html</text:p>
      <text:p text:style-name="P6">Copy code</text:p>
      <text:p text:style-name="P78"><text:span text:style-name="Source_20_Text"><text:span text:style-name="T73">&lt;v-chip :color="vChipColors[0]" ...&gt; &lt;!-- Schritt 1 --&gt;</text:span></text:span></text:p>
      <text:p text:style-name="P78"><text:span text:style-name="Source_20_Text"><text:span text:style-name="T73"><text:s text:c="2"/>&lt;v-icon icon="mdi-numeric-1-circle" start&gt;&lt;/v-icon&gt;</text:span></text:span></text:p>
      <text:p text:style-name="P78"><text:span text:style-name="Source_20_Text"><text:span text:style-name="T73"><text:s text:c="2"/>Mitglied auswählen</text:span></text:span></text:p>
      <text:p text:style-name="P78"><text:span text:style-name="Source_20_Text"><text:span text:style-name="T73">&lt;/v-chip&gt;</text:span></text:span></text:p>
      <text:p text:style-name="P78"><text:span text:style-name="Source_20_Text"><text:span text:style-name="T73">&lt;v-chip :color="vChipColors[1]" ...&gt; &lt;!-- Schritt 2 --&gt;</text:span></text:span></text:p>
      <text:p text:style-name="P78"><text:span text:style-name="Source_20_Text"><text:span text:style-name="T73"><text:s text:c="2"/>&lt;v-icon icon="mdi-numeric-2-circle" start&gt;&lt;/v-icon&gt;</text:span></text:span></text:p>
      <text:p text:style-name="P78"><text:span text:style-name="Source_20_Text"><text:span text:style-name="T73"><text:s text:c="2"/>Artikel auswählen</text:span></text:span></text:p>
      <text:p text:style-name="P78"><text:span text:style-name="Source_20_Text"><text:span text:style-name="T73">&lt;/v-chip&gt;</text:span></text:span></text:p>
      <text:p text:style-name="P78"><text:span text:style-name="Source_20_Text"><text:span text:style-name="T73">&lt;v-chip :color="vChipColors[2]" ...&gt; &lt;!-- Schritt 3 --&gt;</text:span></text:span></text:p>
      <text:p text:style-name="P78"><text:span text:style-name="Source_20_Text"><text:span text:style-name="T73"><text:s text:c="2"/>&lt;v-icon icon="mdi-numeric-3-circle" start&gt;&lt;/v-icon&gt;</text:span></text:span></text:p>
      <text:p text:style-name="P78"><text:span text:style-name="Source_20_Text"><text:span text:style-name="T73"><text:s text:c="2"/>Vorgang buchen</text:span></text:span></text:p>
      <text:p text:style-name="P79"><text:span text:style-name="Source_20_Text"><text:span text:style-name="T73">&lt;/v-chip&gt;</text:span></text:span></text:p>
      <text:p text:style-name="P5"/>
      <text:h text:style-name="Heading_20_3" text:outline-level="3"><text:bookmark-start text:name="__RefHeading___Toc2388_3394150493"/><text:span text:style-name="Strong_20_Emphasis"><text:span text:style-name="T73">Schlussfolgerung</text:span></text:span><text:bookmark-end text:name="__RefHeading___Toc2388_3394150493"/></text:h>
      <text:p text:style-name="Text_20_body"><text:span text:style-name="T73">Durch die Verwendung einer Funktion </text:span><text:span text:style-name="Source_20_Text"><text:span text:style-name="T73">updateUI()</text:span></text:span><text:span text:style-name="T73">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1">()</text:span></text:p>
      <text:p text:style-name="P63"/>
      <text:p text:style-name="P75"><text:span text:style-name="T96">Das Problem in Ihrem Code entsteht durch den Zugriff auf </text:span><text:span text:style-name="Source_20_Text"><text:span text:style-name="T74">existingItem.externeID.length</text:span></text:span><text:span text:style-name="T96">, da </text:span><text:span text:style-name="Source_20_Text"><text:span text:style-name="T74">existingItem</text:span></text:span><text:span text:style-name="T96"> ein Array von </text:span><text:span text:style-name="Source_20_Text"><text:span text:style-name="T74">cartItem</text:span></text:span><text:span text:style-name="T96">-Objekten ist. Nach der </text:span><text:span text:style-name="Source_20_Text"><text:span text:style-name="T74">filter</text:span></text:span><text:span text:style-name="T96">-Operation bleibt </text:span><text:span text:style-name="Source_20_Text"><text:span text:style-name="T74">existingItem</text:span></text:span><text:span text:style-name="T96"> ein </text:span><text:span text:style-name="Strong_20_Emphasis"><text:span text:style-name="T96">Array</text:span></text:span><text:span text:style-name="T96">, das eine oder mehrere Instanzen von </text:span><text:span text:style-name="Source_20_Text"><text:span text:style-name="T74">cartItem</text:span></text:span><text:span text:style-name="T96"> enthält. Sie können also nicht direkt auf </text:span><text:span text:style-name="Source_20_Text"><text:span text:style-name="T74">existingItem.externeID</text:span></text:span><text:span text:style-name="T96"> zugreifen, da </text:span><text:span text:style-name="Source_20_Text"><text:span text:style-name="T74">existingItem</text:span></text:span><text:span text:style-name="T96"> keine direkte Eigenschaft </text:span><text:span text:style-name="Source_20_Text"><text:span text:style-name="T74">externeID</text:span></text:span><text:span text:style-name="T96"> hat, sondern mehrere Objekte enthält, die diese Eigenschaft haben.</text:span></text:p>
      <text:p text:style-name="P16">Ich erkläre Ihnen, wie Sie das Problem lösen und Ihre gewünschten Schritte erreichen:</text:p>
      <text:list xml:id="list2749282300" text:style-name="L15">
        <text:list-item>
          <text:p text:style-name="P205"><text:span text:style-name="Strong_20_Emphasis"><text:span text:style-name="T73">Filtern des Arrays:</text:span></text:span><text:span text:style-name="T73"> Sie filtern </text:span><text:span text:style-name="Source_20_Text"><text:span text:style-name="T73">cartItems</text:span></text:span><text:span text:style-name="T73">, um alle </text:span><text:span text:style-name="Source_20_Text"><text:span text:style-name="T73">cartItem</text:span></text:span><text:span text:style-name="T73">-Objekte zu erhalten, deren </text:span><text:span text:style-name="Source_20_Text"><text:span text:style-name="T73">IDInventarArtikel</text:span></text:span><text:span text:style-name="T73"> mit dem </text:span><text:span text:style-name="Source_20_Text"><text:span text:style-name="T73">idArtikel</text:span></text:span><text:span text:style-name="T73"> übereinstimmt.</text:span></text:p>
        </text:list-item>
        <text:list-item>
          <text:p text:style-name="P205"><text:span text:style-name="Strong_20_Emphasis"><text:span text:style-name="T73">Bereinigen des Arrays </text:span></text:span><text:span text:style-name="Strong_20_Emphasis"><text:span text:style-name="Source_20_Text"><text:span text:style-name="T73">externeID</text:span></text:span></text:span><text:span text:style-name="Strong_20_Emphasis"><text:span text:style-name="T73">:</text:span></text:span><text:span text:style-name="T73"> Für jedes gefundene </text:span><text:span text:style-name="Source_20_Text"><text:span text:style-name="T73">cartItem</text:span></text:span><text:span text:style-name="T73"> möchten Sie das Array </text:span><text:span text:style-name="Source_20_Text"><text:span text:style-name="T73">externeID</text:span></text:span><text:span text:style-name="T73"> bereinigen, um leere Werte (</text:span><text:span text:style-name="Source_20_Text"><text:span text:style-name="T73">''</text:span></text:span><text:span text:style-name="T73">, </text:span><text:span text:style-name="Source_20_Text"><text:span text:style-name="T73">null</text:span></text:span><text:span text:style-name="T73">, </text:span><text:span text:style-name="Source_20_Text"><text:span text:style-name="T73">undefined</text:span></text:span><text:span text:style-name="T73">) zu entfernen.</text:span></text:p>
        </text:list-item>
        <text:list-item>
          <text:p text:style-name="P204"><text:span text:style-name="Strong_20_Emphasis"><text:span text:style-name="T73">Rückgabe der Länge des bereinigten Arrays:</text:span></text:span><text:span text:style-name="T73"> Nach dem Entfernen der leeren Werte möchten Sie die Länge von </text:span><text:span text:style-name="Source_20_Text"><text:span text:style-name="T73">externeID</text:span></text:span><text:span text:style-name="T73"> erhalten.</text:span></text:p>
        </text:list-item>
      </text:list>
      <text:h text:style-name="Heading_20_3" text:outline-level="3"><text:bookmark-start text:name="__RefHeading___Toc2390_3394150493"/><text:span text:style-name="Strong_20_Emphasis"><text:span text:style-name="T73">Lösungsschritte</text:span></text:span><text:bookmark-end text:name="__RefHeading___Toc2390_3394150493"/></text:h>
      <text:p text:style-name="P16">Um die gewünschten Schritte zu erreichen, gehen wir wie folgt vor:</text:p>
      <text:list xml:id="list1509639011" text:style-name="L16">
        <text:list-item>
          <text:p text:style-name="P207"><text:span text:style-name="Strong_20_Emphasis"><text:span text:style-name="T73">Filterung von </text:span></text:span><text:span text:style-name="Strong_20_Emphasis"><text:span text:style-name="Source_20_Text"><text:span text:style-name="T73">cartItems</text:span></text:span></text:span><text:span text:style-name="Strong_20_Emphasis"><text:span text:style-name="T73"> nach </text:span></text:span><text:span text:style-name="Strong_20_Emphasis"><text:span text:style-name="Source_20_Text"><text:span text:style-name="T73">IDInventarArtikel</text:span></text:span></text:span><text:span text:style-name="Strong_20_Emphasis"><text:span text:style-name="T73">.</text:span></text:span></text:p>
        </text:list-item>
        <text:list-item>
          <text:p text:style-name="P207"><text:span text:style-name="Strong_20_Emphasis"><text:span text:style-name="T73">Bereinigung des </text:span></text:span><text:span text:style-name="Strong_20_Emphasis"><text:span text:style-name="Source_20_Text"><text:span text:style-name="T73">externeID</text:span></text:span></text:span><text:span text:style-name="Strong_20_Emphasis"><text:span text:style-name="T73">-Arrays.</text:span></text:span></text:p>
        </text:list-item>
        <text:list-item>
          <text:p text:style-name="P206"><text:span text:style-name="Strong_20_Emphasis"><text:span text:style-name="T73">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3">getExterneNummernCount: (state) =&gt; (idArtikel) =&gt; {</text:span></text:span></text:p>
      <text:p text:style-name="P78"><text:span text:style-name="Source_20_Text"><text:span text:style-name="T73"><text:s text:c="2"/>// Filtert cartItems nach dem passenden IDInventarArtikel</text:span></text:span></text:p>
      <text:p text:style-name="P78"><text:span text:style-name="Source_20_Text"><text:span text:style-name="T73"><text:s text:c="2"/>const existingItems = state.cartItems.filter((cartItem) =&gt;</text:span></text:span></text:p>
      <text:p text:style-name="P78"><text:span text:style-name="Source_20_Text"><text:span text:style-name="T73"><text:s text:c="4"/>cartItem.IDInventarArtikel === idArtikel</text:span></text:span></text:p>
      <text:p text:style-name="P78"><text:span text:style-name="Source_20_Text"><text:span text:style-name="T73"><text:s text:c="2"/>);</text:span></text:span></text:p>
      <text:p text:style-name="P7"/>
      <text:p text:style-name="P78"><text:span text:style-name="Source_20_Text"><text:span text:style-name="T73"><text:s text:c="2"/>// Falls kein passendes Item gefunden wird, geben wir 0 zurück</text:span></text:span></text:p>
      <text:p text:style-name="P78"><text:span text:style-name="Source_20_Text"><text:span text:style-name="T73"><text:s text:c="2"/>if (existingItems.length === 0) {</text:span></text:span></text:p>
      <text:p text:style-name="P78"><text:span text:style-name="Source_20_Text"><text:span text:style-name="T73"><text:s text:c="4"/>return 0;</text:span></text:span></text:p>
      <text:p text:style-name="P78"><text:span text:style-name="Source_20_Text"><text:span text:style-name="T73"><text:s text:c="2"/>}</text:span></text:span></text:p>
      <text:p text:style-name="P7"/>
      <text:p text:style-name="P78"><text:span text:style-name="Source_20_Text"><text:span text:style-name="T73"><text:s text:c="2"/>// Wir nehmen das erste gefundene Item, da IDInventarArtikel eindeutig sein sollte</text:span></text:span></text:p>
      <text:p text:style-name="P78"><text:span text:style-name="Source_20_Text"><text:span text:style-name="T73"><text:s text:c="2"/>const existingItem = existingItems[0];</text:span></text:span></text:p>
      <text:p text:style-name="P7"/>
      <text:p text:style-name="P78"><text:span text:style-name="Source_20_Text"><text:span text:style-name="T73"><text:s text:c="2"/>// Bereinigen des externeID-Arrays, um leere Werte zu entfernen</text:span></text:span></text:p>
      <text:p text:style-name="P78"><text:span text:style-name="Source_20_Text"><text:span text:style-name="T73"><text:s text:c="2"/>const cleanedExterneID = existingItem.externeID.filter(</text:span></text:span></text:p>
      <text:p text:style-name="P78"><text:span text:style-name="Source_20_Text"><text:span text:style-name="T73"><text:s text:c="4"/>(id) =&gt; id !== '' &amp;&amp; id !== null &amp;&amp; id !== undefined</text:span></text:span></text:p>
      <text:p text:style-name="P78"><text:span text:style-name="Source_20_Text"><text:span text:style-name="T73"><text:s text:c="2"/>);</text:span></text:span></text:p>
      <text:p text:style-name="P7"/>
      <text:p text:style-name="P78"><text:span text:style-name="Source_20_Text"><text:span text:style-name="T73"><text:s text:c="2"/>// Rückgabe der Länge des bereinigten Arrays</text:span></text:span></text:p>
      <text:p text:style-name="P78"><text:span text:style-name="Source_20_Text"><text:span text:style-name="T73"><text:s text:c="2"/>return cleanedExterneID.length;</text:span></text:span></text:p>
      <text:p text:style-name="P79"><text:span text:style-name="Source_20_Text"><text:span text:style-name="T73">}</text:span></text:span></text:p>
      <text:h text:style-name="Heading_20_3" text:outline-level="3"><text:bookmark-start text:name="__RefHeading___Toc2392_3394150493"/><text:span text:style-name="Strong_20_Emphasis"><text:span text:style-name="T73">Erklärung des Codes</text:span></text:span><text:bookmark-end text:name="__RefHeading___Toc2392_3394150493"/></text:h>
      <text:list xml:id="list2426885499" text:style-name="L17">
        <text:list-item>
          <text:p text:style-name="P208"><text:span text:style-name="Strong_20_Emphasis"><text:span text:style-name="T73">Filterung der </text:span></text:span><text:span text:style-name="Strong_20_Emphasis"><text:span text:style-name="Source_20_Text"><text:span text:style-name="T73">cartItems</text:span></text:span></text:span><text:span text:style-name="Strong_20_Emphasis"><text:span text:style-name="T73">:</text:span></text:span></text:p>
          <text:p text:style-name="P171">javascript</text:p>
          <text:p text:style-name="P171">Copy code</text:p>
          <text:p text:style-name="P169"><text:span text:style-name="Source_20_Text"><text:span text:style-name="T73">const existingItems = state.cartItems.filter((cartItem) =&gt;</text:span></text:span></text:p>
          <text:p text:style-name="P169"><text:span text:style-name="Source_20_Text"><text:span text:style-name="T73"><text:s text:c="2"/>cartItem.IDInventarArtikel === idArtikel</text:span></text:span></text:p>
          <text:p text:style-name="P170"><text:span text:style-name="Source_20_Text"><text:span text:style-name="T73">);</text:span></text:span></text:p>
          <text:list>
            <text:list-item>
              <text:p text:style-name="P209"><text:span text:style-name="T73">Hier filtern wir </text:span><text:span text:style-name="Source_20_Text"><text:span text:style-name="T73">cartItems</text:span></text:span><text:span text:style-name="T73"> und suchen alle Elemente, deren </text:span><text:span text:style-name="Source_20_Text"><text:span text:style-name="T73">IDInventarArtikel</text:span></text:span><text:span text:style-name="T73"> mit </text:span><text:span text:style-name="Source_20_Text"><text:span text:style-name="T73">idArtikel</text:span></text:span><text:span text:style-name="T73"> übereinstimmt.</text:span></text:p>
            </text:list-item>
            <text:list-item>
              <text:p text:style-name="P209"><text:span text:style-name="T73">Der Filter gibt ein Array (</text:span><text:span text:style-name="Source_20_Text"><text:span text:style-name="T73">existingItems</text:span></text:span><text:span text:style-name="T73">) zurück, das die passenden Objekte enthält.</text:span></text:p>
            </text:list-item>
          </text:list>
        </text:list-item>
        <text:list-item>
          <text:p text:style-name="P208"><text:span text:style-name="Strong_20_Emphasis"><text:span text:style-name="T73">Überprüfung, ob ein </text:span></text:span><text:span text:style-name="Strong_20_Emphasis"><text:span text:style-name="Source_20_Text"><text:span text:style-name="T73">cartItem</text:span></text:span></text:span><text:span text:style-name="Strong_20_Emphasis"><text:span text:style-name="T73"> gefunden wurde:</text:span></text:span></text:p>
          <text:p text:style-name="P171">javascript</text:p>
          <text:p text:style-name="P171">Copy code</text:p>
          <text:p text:style-name="P169"><text:span text:style-name="Source_20_Text"><text:span text:style-name="T73">if (existingItems.length === 0) {</text:span></text:span></text:p>
          <text:p text:style-name="P169"><text:span text:style-name="Source_20_Text"><text:span text:style-name="T73"><text:s text:c="2"/>return 0;</text:span></text:span></text:p>
          <text:p text:style-name="P170"><text:span text:style-name="Source_20_Text"><text:span text:style-name="T73">}</text:span></text:span></text:p>
          <text:list>
            <text:list-item>
              <text:p text:style-name="P209"><text:span text:style-name="T73">Wenn keine passenden Elemente gefunden werden, wird </text:span><text:span text:style-name="Source_20_Text"><text:span text:style-name="T73">0</text:span></text:span><text:span text:style-name="T73"> zurückgegeben.</text:span></text:p>
            </text:list-item>
          </text:list>
        </text:list-item>
        <text:list-item>
          <text:p text:style-name="P208"><text:span text:style-name="Strong_20_Emphasis"><text:span text:style-name="T73">Bereinigen des </text:span></text:span><text:span text:style-name="Strong_20_Emphasis"><text:span text:style-name="Source_20_Text"><text:span text:style-name="T73">externeID</text:span></text:span></text:span><text:span text:style-name="Strong_20_Emphasis"><text:span text:style-name="T73">-Arrays:</text:span></text:span></text:p>
          <text:p text:style-name="P171">javascript</text:p>
          <text:p text:style-name="P171">Copy code</text:p>
          <text:p text:style-name="P169"><text:span text:style-name="Source_20_Text"><text:span text:style-name="T73">const existingItem = existingItems[0];</text:span></text:span></text:p>
          <text:p text:style-name="P169"><text:span text:style-name="Source_20_Text"><text:span text:style-name="T73">const cleanedExterneID = existingItem.externeID.filter(</text:span></text:span></text:p>
          <text:p text:style-name="P169"><text:span text:style-name="Source_20_Text"><text:span text:style-name="T73"><text:s text:c="2"/>(id) =&gt; id !== '' &amp;&amp; id !== null &amp;&amp; id !== undefined</text:span></text:span></text:p>
          <text:p text:style-name="P170"><text:span text:style-name="Source_20_Text"><text:span text:style-name="T73">);</text:span></text:span></text:p>
          <text:list>
            <text:list-item>
              <text:p text:style-name="P209"><text:span text:style-name="T73">Wir greifen auf das erste gefundene </text:span><text:span text:style-name="Source_20_Text"><text:span text:style-name="T73">cartItem</text:span></text:span><text:span text:style-name="T73"> (</text:span><text:span text:style-name="Source_20_Text"><text:span text:style-name="T73">existingItem</text:span></text:span><text:span text:style-name="T73">) zu, weil wir davon ausgehen, dass </text:span><text:span text:style-name="Source_20_Text"><text:span text:style-name="T73">IDInventarArtikel</text:span></text:span><text:span text:style-name="T73"> eindeutig ist.</text:span></text:p>
            </text:list-item>
            <text:list-item>
              <text:p text:style-name="P209"><text:soft-page-break/><text:span text:style-name="T73">Das </text:span><text:span text:style-name="Source_20_Text"><text:span text:style-name="T73">externeID</text:span></text:span><text:span text:style-name="T73">-Array wird gefiltert, um leere Werte (</text:span><text:span text:style-name="Source_20_Text"><text:span text:style-name="T73">''</text:span></text:span><text:span text:style-name="T73">, </text:span><text:span text:style-name="Source_20_Text"><text:span text:style-name="T73">null</text:span></text:span><text:span text:style-name="T73">, </text:span><text:span text:style-name="Source_20_Text"><text:span text:style-name="T73">undefined</text:span></text:span><text:span text:style-name="T73">) zu entfernen.</text:span></text:p>
            </text:list-item>
          </text:list>
        </text:list-item>
        <text:list-item>
          <text:p text:style-name="P208"><text:span text:style-name="Strong_20_Emphasis"><text:span text:style-name="T73">Rückgabe der Länge des bereinigten </text:span></text:span><text:span text:style-name="Strong_20_Emphasis"><text:span text:style-name="Source_20_Text"><text:span text:style-name="T73">externeID</text:span></text:span></text:span><text:span text:style-name="Strong_20_Emphasis"><text:span text:style-name="T73">-Arrays:</text:span></text:span></text:p>
          <text:p text:style-name="P171">javascript</text:p>
          <text:p text:style-name="P171">Copy code</text:p>
          <text:p text:style-name="P170"><text:span text:style-name="Source_20_Text"><text:span text:style-name="T73">return cleanedExterneID.length;</text:span></text:span></text:p>
          <text:list>
            <text:list-item>
              <text:p text:style-name="P186">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3">Wichtige Hinweise</text:span></text:span><text:bookmark-end text:name="__RefHeading___Toc2394_3394150493"/></text:h>
      <text:list xml:id="list385105546" text:style-name="L18">
        <text:list-item>
          <text:p text:style-name="P211"><text:span text:style-name="Strong_20_Emphasis"><text:span text:style-name="T73">Direkter Zugriff auf </text:span></text:span><text:span text:style-name="Strong_20_Emphasis"><text:span text:style-name="Source_20_Text"><text:span text:style-name="T73">existingItem.externeID</text:span></text:span></text:span><text:span text:style-name="T73"> funktioniert nicht, da </text:span><text:span text:style-name="Source_20_Text"><text:span text:style-name="T73">existingItem</text:span></text:span><text:span text:style-name="T73"> ein Array ist. Deshalb greifen wir auf das erste Element (</text:span><text:span text:style-name="Source_20_Text"><text:span text:style-name="T73">existingItem[0]</text:span></text:span><text:span text:style-name="T73">) zu.</text:span></text:p>
        </text:list-item>
        <text:list-item>
          <text:p text:style-name="P211"><text:span text:style-name="Strong_20_Emphasis"><text:span text:style-name="Source_20_Text"><text:span text:style-name="T73">filter</text:span></text:span></text:span><text:span text:style-name="Strong_20_Emphasis"><text:span text:style-name="T73"> auf </text:span></text:span><text:span text:style-name="Strong_20_Emphasis"><text:span text:style-name="Source_20_Text"><text:span text:style-name="T73">externeID</text:span></text:span></text:span><text:span text:style-name="T73"> wird verwendet, um alle ungültigen Werte zu entfernen.</text:span></text:p>
        </text:list-item>
        <text:list-item>
          <text:p text:style-name="P210"><text:span text:style-name="T73">Wenn </text:span><text:span text:style-name="Source_20_Text"><text:span text:style-name="T73">IDInventarArtikel</text:span></text:span><text:span text:style-name="T73"> mehrfach vorhanden ist und es </text:span><text:span text:style-name="Strong_20_Emphasis"><text:span text:style-name="T73">mehrere passende Objekte</text:span></text:span><text:span text:style-name="T73"> gibt, müssten Sie eventuell die Längen aller bereinigten Arrays zusammenzählen. Dies ist jedoch abhängig von Ihrer Datenstruktur.</text:span></text:p>
        </text:list-item>
      </text:list>
      <text:p text:style-name="Text_20_body"><text:span text:style-name="Strong_20_Emphasis"><text:span text:style-name="T73">Beispiel für mehrere </text:span></text:span><text:span text:style-name="Strong_20_Emphasis"><text:span text:style-name="Source_20_Text"><text:span text:style-name="T73">cartItems</text:span></text:span></text:span><text:span text:style-name="Strong_20_Emphasis"><text:span text:style-name="T73"> mit demselben </text:span></text:span><text:span text:style-name="Strong_20_Emphasis"><text:span text:style-name="Source_20_Text"><text:span text:style-name="T73">idArtikel</text:span></text:span></text:span><text:span text:style-name="Strong_20_Emphasis"><text:span text:style-name="T73">:</text:span></text:span></text:p>
      <text:p text:style-name="Text_20_body"><text:span text:style-name="T73">Falls mehrere </text:span><text:span text:style-name="Source_20_Text"><text:span text:style-name="T73">cartItems</text:span></text:span><text:span text:style-name="T73"> mit demselben </text:span><text:span text:style-name="Source_20_Text"><text:span text:style-name="T73">idArtikel</text:span></text:span><text:span text:style-name="T73"> vorhanden sind, können Sie die Summe aller </text:span><text:span text:style-name="Source_20_Text"><text:span text:style-name="T73">externeID</text:span></text:span><text:span text:style-name="T73">-Längen berechnen:</text:span></text:p>
      <text:p text:style-name="P6">javascript</text:p>
      <text:p text:style-name="P6">Copy code</text:p>
      <text:p text:style-name="P78"><text:span text:style-name="Source_20_Text"><text:span text:style-name="T73">getExterneNummernCount: (state) =&gt; (idArtikel) =&gt; {</text:span></text:span></text:p>
      <text:p text:style-name="P78"><text:span text:style-name="Source_20_Text"><text:span text:style-name="T73"><text:s text:c="2"/>// Filtert cartItems nach dem passenden IDInventarArtikel</text:span></text:span></text:p>
      <text:p text:style-name="P78"><text:span text:style-name="Source_20_Text"><text:span text:style-name="T73"><text:s text:c="2"/>const existingItems = state.cartItems.filter((cartItem) =&gt;</text:span></text:span></text:p>
      <text:p text:style-name="P78"><text:span text:style-name="Source_20_Text"><text:span text:style-name="T73"><text:s text:c="4"/>cartItem.IDInventarArtikel === idArtikel</text:span></text:span></text:p>
      <text:p text:style-name="P78"><text:span text:style-name="Source_20_Text"><text:span text:style-name="T73"><text:s text:c="2"/>);</text:span></text:span></text:p>
      <text:p text:style-name="P7"/>
      <text:p text:style-name="P78"><text:span text:style-name="Source_20_Text"><text:span text:style-name="T73"><text:s text:c="2"/>// Falls kein passendes Item gefunden wird, geben wir 0 zurück</text:span></text:span></text:p>
      <text:p text:style-name="P78"><text:span text:style-name="Source_20_Text"><text:span text:style-name="T73"><text:s text:c="2"/>if (existingItems.length === 0) {</text:span></text:span></text:p>
      <text:p text:style-name="P78"><text:span text:style-name="Source_20_Text"><text:span text:style-name="T73"><text:s text:c="4"/>return 0;</text:span></text:span></text:p>
      <text:p text:style-name="P78"><text:span text:style-name="Source_20_Text"><text:span text:style-name="T73"><text:s text:c="2"/>}</text:span></text:span></text:p>
      <text:p text:style-name="P7"/>
      <text:p text:style-name="P78"><text:span text:style-name="Source_20_Text"><text:span text:style-name="T73"><text:s text:c="2"/>// Bereinigen und Summieren der Länge der externen IDs aller passenden Items</text:span></text:span></text:p>
      <text:p text:style-name="P78"><text:span text:style-name="Source_20_Text"><text:span text:style-name="T73"><text:s text:c="2"/>return existingItems.reduce((acc, cartItem) =&gt; {</text:span></text:span></text:p>
      <text:p text:style-name="P78"><text:span text:style-name="Source_20_Text"><text:span text:style-name="T73"><text:s text:c="4"/>const cleanedExterneID = cartItem.externeID.filter(</text:span></text:span></text:p>
      <text:p text:style-name="P78"><text:span text:style-name="Source_20_Text"><text:span text:style-name="T73"><text:s text:c="6"/>(id) =&gt; id !== '' &amp;&amp; id !== null &amp;&amp; id !== undefined</text:span></text:span></text:p>
      <text:p text:style-name="P78"><text:span text:style-name="Source_20_Text"><text:span text:style-name="T73"><text:s text:c="4"/>);</text:span></text:span></text:p>
      <text:p text:style-name="P78"><text:span text:style-name="Source_20_Text"><text:span text:style-name="T73"><text:s text:c="4"/>return acc + cleanedExterneID.length;</text:span></text:span></text:p>
      <text:p text:style-name="P78"><text:span text:style-name="Source_20_Text"><text:span text:style-name="T73"><text:s text:c="2"/>}, 0);</text:span></text:span></text:p>
      <text:p text:style-name="P79"><text:span text:style-name="Source_20_Text"><text:span text:style-name="T73">}</text:span></text:span></text:p>
      <text:p text:style-name="Text_20_body"><text:span text:style-name="T73">Hier wird für jedes gefundene </text:span><text:span text:style-name="Source_20_Text"><text:span text:style-name="T73">cartItem</text:span></text:span><text:span text:style-name="T73"> das </text:span><text:span text:style-name="Source_20_Text"><text:span text:style-name="T73">externeID</text:span></text:span><text:span text:style-name="T73">-Array bereinigt und die Gesamtlänge summiert.</text:span></text:p>
      <text:h text:style-name="Heading_20_3" text:outline-level="3"><text:bookmark-start text:name="__RefHeading___Toc2396_3394150493"/><text:span text:style-name="Strong_20_Emphasis"><text:span text:style-name="T73">Zusammenfassung</text:span></text:span><text:bookmark-end text:name="__RefHeading___Toc2396_3394150493"/></text:h>
      <text:list xml:id="list911406068" text:style-name="L19">
        <text:list-item>
          <text:p text:style-name="P213"><text:span text:style-name="T73">Verwenden Sie </text:span><text:span text:style-name="Source_20_Text"><text:span text:style-name="T73">.filter()</text:span></text:span><text:span text:style-name="T73"> auf </text:span><text:span text:style-name="Source_20_Text"><text:span text:style-name="T73">cartItems</text:span></text:span><text:span text:style-name="T73">, um nach dem passenden </text:span><text:span text:style-name="Source_20_Text"><text:span text:style-name="T73">IDInventarArtikel</text:span></text:span><text:span text:style-name="T73"> zu suchen.</text:span></text:p>
        </text:list-item>
        <text:list-item>
          <text:p text:style-name="P213"><text:span text:style-name="T73">Stellen Sie sicher, dass Sie nach der Filterung auf das </text:span><text:span text:style-name="Strong_20_Emphasis"><text:span text:style-name="T73">richtige Objekt</text:span></text:span><text:span text:style-name="T73"> zugreifen (</text:span><text:span text:style-name="Source_20_Text"><text:span text:style-name="T73">existingItems[0]</text:span></text:span><text:span text:style-name="T73">).</text:span></text:p>
        </text:list-item>
        <text:list-item>
          <text:p text:style-name="P213"><text:soft-page-break/><text:span text:style-name="Strong_20_Emphasis"><text:span text:style-name="T73">Bereinigen</text:span></text:span><text:span text:style-name="T73"> Sie das </text:span><text:span text:style-name="Source_20_Text"><text:span text:style-name="T73">externeID</text:span></text:span><text:span text:style-name="T73">-Array, bevor Sie die Länge berechnen, um nur gültige Werte zu berücksichtigen.</text:span></text:p>
        </text:list-item>
        <text:list-item>
          <text:p text:style-name="P212"><text:span text:style-name="T73">Passen Sie den Code entsprechend an, wenn es </text:span><text:span text:style-name="Strong_20_Emphasis"><text:span text:style-name="T73">mehrere </text:span></text:span><text:span text:style-name="Strong_20_Emphasis"><text:span text:style-name="Source_20_Text"><text:span text:style-name="T73">cartItems</text:span></text:span></text:span><text:span text:style-name="T73"> mit demselben </text:span><text:span text:style-name="Source_20_Text"><text:span text:style-name="T73">idArtikel</text:span></text:span><text:span text:style-name="T73">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3">const existingItem = existingItems[0];</text:span></text:span></text:p>
      <text:p text:style-name="Text_20_body"><text:span text:style-name="T73">dient dazu, </text:span><text:span text:style-name="Strong_20_Emphasis"><text:span text:style-name="T73">auf das erste Element</text:span></text:span><text:span text:style-name="T73"> des Arrays </text:span><text:span text:style-name="Source_20_Text"><text:span text:style-name="T73">existingItems</text:span></text:span><text:span text:style-name="T73"> zuzugreifen.</text:span></text:p>
      <text:h text:style-name="Heading_20_3" text:outline-level="3"><text:bookmark-start text:name="__RefHeading___Toc2402_3394150493"/><text:span text:style-name="Strong_20_Emphasis"><text:span text:style-name="T73">Hintergrund</text:span></text:span><text:bookmark-end text:name="__RefHeading___Toc2402_3394150493"/></text:h>
      <text:p text:style-name="Text_20_body"><text:span text:style-name="T73">Nach dem Filtern mit </text:span><text:span text:style-name="Source_20_Text"><text:span text:style-name="T73">filter()</text:span></text:span><text:span text:style-name="T73"> ergibt sich ein </text:span><text:span text:style-name="Strong_20_Emphasis"><text:span text:style-name="T73">Array</text:span></text:span><text:span text:style-name="T73"> (</text:span><text:span text:style-name="Source_20_Text"><text:span text:style-name="T73">existingItems</text:span></text:span><text:span text:style-name="T73">), das alle Elemente aus </text:span><text:span text:style-name="Source_20_Text"><text:span text:style-name="T73">cartItems</text:span></text:span><text:span text:style-name="T73"> enthält, deren </text:span><text:span text:style-name="Source_20_Text"><text:span text:style-name="T73">IDInventarArtikel</text:span></text:span><text:span text:style-name="T73"> mit </text:span><text:span text:style-name="Source_20_Text"><text:span text:style-name="T73">idArtikel</text:span></text:span><text:span text:style-name="T73"> übereinstimmt. Da </text:span><text:span text:style-name="Source_20_Text"><text:span text:style-name="T73">filter()</text:span></text:span><text:span text:style-name="T73"> immer ein </text:span><text:span text:style-name="Strong_20_Emphasis"><text:span text:style-name="T73">Array</text:span></text:span><text:span text:style-name="T73"> zurückgibt, selbst wenn nur ein Element gefunden wurde, ist </text:span><text:span text:style-name="Source_20_Text"><text:span text:style-name="T73">existingItems</text:span></text:span><text:span text:style-name="T73"> immer ein Array.</text:span></text:p>
      <text:p text:style-name="Text_20_body"><text:span text:style-name="T73">Wenn wir sicherstellen können oder davon ausgehen, dass es </text:span><text:span text:style-name="Strong_20_Emphasis"><text:span text:style-name="T73">nur ein passendes Element</text:span></text:span><text:span text:style-name="T73"> für die </text:span><text:span text:style-name="Source_20_Text"><text:span text:style-name="T73">IDInventarArtikel</text:span></text:span><text:span text:style-name="T73"> gibt (d. h., diese ID ist in </text:span><text:span text:style-name="Source_20_Text"><text:span text:style-name="T73">cartItems</text:span></text:span><text:span text:style-name="T73"> eindeutig), dann können wir einfach das </text:span><text:span text:style-name="Strong_20_Emphasis"><text:span text:style-name="T73">erste Element</text:span></text:span><text:span text:style-name="T73"> aus dem Array verwenden – das ist der Zweck von </text:span><text:span text:style-name="Source_20_Text"><text:span text:style-name="T73">existingItems[0]</text:span></text:span><text:span text:style-name="T73">.</text:span></text:p>
      <text:h text:style-name="Heading_20_3" text:outline-level="3"><text:bookmark-start text:name="__RefHeading___Toc2404_3394150493"/><text:span text:style-name="Strong_20_Emphasis"><text:span text:style-name="T73">Warum greifen wir auf das erste Element zu?</text:span></text:span><text:bookmark-end text:name="__RefHeading___Toc2404_3394150493"/></text:h>
      <text:list xml:id="list4291522640" text:style-name="L20">
        <text:list-item>
          <text:p text:style-name="P215"><text:span text:style-name="Strong_20_Emphasis"><text:span text:style-name="T73">Eindeutigkeit</text:span></text:span><text:span text:style-name="T73">: Wenn </text:span><text:span text:style-name="Source_20_Text"><text:span text:style-name="T73">IDInventarArtikel</text:span></text:span><text:span text:style-name="T73"> eine </text:span><text:span text:style-name="Strong_20_Emphasis"><text:span text:style-name="T73">eindeutige Kennung</text:span></text:span><text:span text:style-name="T73"> ist (ähnlich wie eine Primärschlüssel-ID), dann sollte es </text:span><text:span text:style-name="Strong_20_Emphasis"><text:span text:style-name="T73">nur ein einziges </text:span></text:span><text:span text:style-name="Strong_20_Emphasis"><text:span text:style-name="Source_20_Text"><text:span text:style-name="T73">cartItem</text:span></text:span></text:span><text:span text:style-name="T73"> geben, das diese ID hat. In diesem Fall ist </text:span><text:span text:style-name="Source_20_Text"><text:span text:style-name="T73">existingItems</text:span></text:span><text:span text:style-name="T73"> ein Array mit </text:span><text:span text:style-name="Strong_20_Emphasis"><text:span text:style-name="T73">einem einzigen Element</text:span></text:span><text:span text:style-name="T73">.</text:span></text:p>
        </text:list-item>
        <text:list-item>
          <text:p text:style-name="P214"><text:span text:style-name="T73">Durch Zugriff auf </text:span><text:span text:style-name="Source_20_Text"><text:span text:style-name="T73">existingItems[0]</text:span></text:span><text:span text:style-name="T73"> erhalten wir direkt das passende Objekt (</text:span><text:span text:style-name="Source_20_Text"><text:span text:style-name="T73">cartItem</text:span></text:span><text:span text:style-name="T7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3">Beispiel</text:span></text:span><text:bookmark-end text:name="__RefHeading___Toc2406_3394150493"/></text:h>
      <text:p text:style-name="Text_20_body"><text:span text:style-name="T73">Angenommen, </text:span><text:span text:style-name="Source_20_Text"><text:span text:style-name="T73">cartItems</text:span></text:span><text:span text:style-name="T73"> enthält folgende Artikel:</text:span></text:p>
      <text:p text:style-name="P6">javascript</text:p>
      <text:p text:style-name="P6">Copy code</text:p>
      <text:p text:style-name="P78"><text:span text:style-name="Source_20_Text"><text:span text:style-name="T73">const cartItems = [</text:span></text:span></text:p>
      <text:p text:style-name="P78"><text:soft-page-break/><text:span text:style-name="Source_20_Text"><text:span text:style-name="T73"><text:s text:c="2"/>{ IDInventarArtikel: 1, ArtikelBezeichnung: 'Artikel A', externeID: ['123'] },</text:span></text:span></text:p>
      <text:p text:style-name="P78"><text:span text:style-name="Source_20_Text"><text:span text:style-name="T73"><text:s text:c="2"/>{ IDInventarArtikel: 2, ArtikelBezeichnung: 'Artikel B', externeID: ['456'] },</text:span></text:span></text:p>
      <text:p text:style-name="P79"><text:span text:style-name="Source_20_Text"><text:span text:style-name="T73">];</text:span></text:span></text:p>
      <text:p text:style-name="Text_20_body"><text:span text:style-name="T73">Wenn wir die Funktion </text:span><text:span text:style-name="Source_20_Text"><text:span text:style-name="T73">filter()</text:span></text:span><text:span text:style-name="T73"> nutzen, um alle </text:span><text:span text:style-name="Source_20_Text"><text:span text:style-name="T73">cartItems</text:span></text:span><text:span text:style-name="T73"> mit der </text:span><text:span text:style-name="Source_20_Text"><text:span text:style-name="T73">IDInventarArtikel</text:span></text:span><text:span text:style-name="T73"> von </text:span><text:span text:style-name="Source_20_Text"><text:span text:style-name="T73">1</text:span></text:span><text:span text:style-name="T73"> zu finden:</text:span></text:p>
      <text:p text:style-name="P6">javascript</text:p>
      <text:p text:style-name="P6">Copy code</text:p>
      <text:p text:style-name="P78"><text:span text:style-name="Source_20_Text"><text:span text:style-name="T73">const existingItems = cartItems.filter(</text:span></text:span></text:p>
      <text:p text:style-name="P78"><text:span text:style-name="Source_20_Text"><text:span text:style-name="T73"><text:s text:c="2"/>(cartItem) =&gt; cartItem.IDInventarArtikel === 1</text:span></text:span></text:p>
      <text:p text:style-name="P79"><text:span text:style-name="Source_20_Text"><text:span text:style-name="T73">);</text:span></text:span></text:p>
      <text:p text:style-name="P16">Ergibt dies:</text:p>
      <text:p text:style-name="P6">javascript</text:p>
      <text:p text:style-name="P6">Copy code</text:p>
      <text:p text:style-name="P78"><text:span text:style-name="Source_20_Text"><text:span text:style-name="T73">existingItems = [</text:span></text:span></text:p>
      <text:p text:style-name="P78"><text:span text:style-name="Source_20_Text"><text:span text:style-name="T73"><text:s text:c="2"/>{ IDInventarArtikel: 1, ArtikelBezeichnung: 'Artikel A', externeID: ['123'] }</text:span></text:span></text:p>
      <text:p text:style-name="P79"><text:span text:style-name="Source_20_Text"><text:span text:style-name="T73">];</text:span></text:span></text:p>
      <text:p text:style-name="Text_20_body"><text:span text:style-name="Source_20_Text"><text:span text:style-name="T73">existingItems</text:span></text:span><text:span text:style-name="T73"> ist ein </text:span><text:span text:style-name="Strong_20_Emphasis"><text:span text:style-name="T73">Array</text:span></text:span><text:span text:style-name="T73">, das </text:span><text:span text:style-name="Strong_20_Emphasis"><text:span text:style-name="T73">ein Objekt</text:span></text:span><text:span text:style-name="T73"> enthält. Da wir aber nur mit </text:span><text:span text:style-name="Strong_20_Emphasis"><text:span text:style-name="T73">einem Artikel</text:span></text:span><text:span text:style-name="T73"> arbeiten möchten, greifen wir auf das erste Element des Arrays zu:</text:span></text:p>
      <text:p text:style-name="P6">javascript</text:p>
      <text:p text:style-name="P6">Copy code</text:p>
      <text:p text:style-name="P79"><text:span text:style-name="Source_20_Text"><text:span text:style-name="T73">const existingItem = existingItems[0];</text:span></text:span></text:p>
      <text:p text:style-name="Text_20_body"><text:span text:style-name="T73">Das Ergebnis ist das einzelne </text:span><text:span text:style-name="Source_20_Text"><text:span text:style-name="T73">cartItem</text:span></text:span><text:span text:style-name="T73">-Objekt:</text:span></text:p>
      <text:p text:style-name="P6">javascript</text:p>
      <text:p text:style-name="P6">Copy code</text:p>
      <text:p text:style-name="P79"><text:span text:style-name="Source_20_Text"><text:span text:style-name="T73">existingItem = { IDInventarArtikel: 1, ArtikelBezeichnung: 'Artikel A', externeID: ['123'] };</text:span></text:span></text:p>
      <text:h text:style-name="Heading_20_3" text:outline-level="3"><text:bookmark-start text:name="__RefHeading___Toc2408_3394150493"/><text:span text:style-name="Strong_20_Emphasis"><text:span text:style-name="T73">Zusammenfassung</text:span></text:span><text:bookmark-end text:name="__RefHeading___Toc2408_3394150493"/></text:h>
      <text:list xml:id="list3733727081" text:style-name="L21">
        <text:list-item>
          <text:p text:style-name="P217"><text:span text:style-name="T73">Nach der </text:span><text:span text:style-name="Source_20_Text"><text:span text:style-name="T73">filter()</text:span></text:span><text:span text:style-name="T73">-Operation bleibt </text:span><text:span text:style-name="Source_20_Text"><text:span text:style-name="T73">existingItems</text:span></text:span><text:span text:style-name="T73"> ein </text:span><text:span text:style-name="Strong_20_Emphasis"><text:span text:style-name="T73">Array</text:span></text:span><text:span text:style-name="T73">, auch wenn nur ein Element darin enthalten ist.</text:span></text:p>
        </text:list-item>
        <text:list-item>
          <text:p text:style-name="P217"><text:span text:style-name="T73">Um einfach mit dem gefilterten </text:span><text:span text:style-name="Strong_20_Emphasis"><text:span text:style-name="T73">Artikel-Objekt</text:span></text:span><text:span text:style-name="T73"> weiterzuarbeiten, greifen wir auf das </text:span><text:span text:style-name="Strong_20_Emphasis"><text:span text:style-name="T73">erste Element</text:span></text:span><text:span text:style-name="T73"> des Arrays (</text:span><text:span text:style-name="Source_20_Text"><text:span text:style-name="T73">existingItems[0]</text:span></text:span><text:span text:style-name="T73">) zu.</text:span></text:p>
        </text:list-item>
        <text:list-item>
          <text:p text:style-name="P216"><text:span text:style-name="T73">Das funktioniert nur dann zuverlässig, wenn </text:span><text:span text:style-name="Strong_20_Emphasis"><text:span text:style-name="T73">klar ist, dass die </text:span></text:span><text:span text:style-name="Strong_20_Emphasis"><text:span text:style-name="Source_20_Text"><text:span text:style-name="T73">IDInventarArtikel</text:span></text:span></text:span><text:span text:style-name="Strong_20_Emphasis"><text:span text:style-name="T73"> eindeutig</text:span></text:span><text:span text:style-name="T73"> ist und das gefilterte Array nur ein Element enthält.</text:span></text:p>
        </text:list-item>
      </text:list>
      <text:p text:style-name="Text_20_body"><text:span text:style-name="T73">Falls es mehrere Elemente mit der gleichen </text:span><text:span text:style-name="Source_20_Text"><text:span text:style-name="T73">IDInventarArtikel</text:span></text:span><text:span text:style-name="T73"> geben könnte, müssten Sie eine andere Methode wählen (zum Beispiel durch Iteration über alle Elemente im </text:span><text:span text:style-name="Source_20_Text"><text:span text:style-name="T73">existingItems</text:span></text:span><text:span text:style-name="T73">-Array).</text:span></text:p>
      <text:p text:style-name="P75"/>
      <text:h text:style-name="P16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4">cartItems</text:span><text:span text:style-name="T28">.</text:span><text:span text:style-name="T41">value</text:span><text:span text:style-name="T28">.</text:span><text:span text:style-name="T48">forEach</text:span><text:span text:style-name="T28">(item =&gt; {</text:span><text:line-break/><text:span text:style-name="T28"> <text:s text:c="3"/></text:span><text:span text:style-name="T18">const </text:span><text:span text:style-name="T34">menge </text:span><text:span text:style-name="T28">= item.</text:span><text:span text:style-name="T41">Menge</text:span><text:line-break/><text:span text:style-name="T41"> <text:s text:c="3"/></text:span><text:span text:style-name="T18">const </text:span><text:span text:style-name="T34">externeIDCount </text:span><text:span text:style-name="T28">= </text:span><text:span text:style-name="T56">store</text:span><text:span text:style-name="T28">.</text:span><text:span text:style-name="T41">getters</text:span><text:span text:style-name="T28">.</text:span><text:span text:style-name="T41">getExterneNummernCount</text:span><text:span text:style-name="T28">(item.</text:span><text:span text:style-name="T41">IDInventarArtikel</text:span><text:span text:style-name="T28">);</text:span><text:line-break/><text:line-break/><text:span text:style-name="T28"> <text:s text:c="3"/></text:span><text:span text:style-name="T18">if</text:span><text:span text:style-name="T28">(</text:span><text:span text:style-name="T34">menge </text:span><text:span text:style-name="T28">&lt; </text:span><text:span text:style-name="T34">externeIDCount</text:span><text:span text:style-name="T28">){</text:span><text:line-break/><text:span text:style-name="T28"> <text:s text:c="5"/></text:span><text:span text:style-name="T56">console</text:span><text:span text:style-name="T28">.</text:span><text:span text:style-name="T48">log</text:span><text:span text:style-name="T28">(</text:span><text:span text:style-name="T3">'menge &lt; externeIDCount'</text:span><text:span text:style-name="T28">, </text:span><text:span text:style-name="T34">menge</text:span><text:span text:style-name="T28">, </text:span><text:span text:style-name="T34">externeIDCount</text:span><text:span text:style-name="T28">);</text:span><text:line-break/><text:span text:style-name="T28"> <text:s text:c="5"/></text:span><text:span text:style-name="T56">store</text:span><text:span text:style-name="T28">.</text:span><text:span text:style-name="T41">dispatch</text:span><text:span text:style-name="T28">(</text:span><text:span text:style-name="T3">'setExterneInventarNummerToCartItem'</text:span><text:span text:style-name="T28">, {</text:span><text:span text:style-name="T41">idArtikel</text:span><text:span text:style-name="T28">: item.</text:span><text:span text:style-name="T41">IDInventarArtikel</text:span><text:span text:style-name="T28">, </text:span><text:span text:style-name="T41">correctionInventarNummerCount</text:span><text:span text:style-name="T28">: item.</text:span><text:span text:style-name="T41">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59">In store.js mutation </text:span><text:span text:style-name="T47">setExterneInventarNummerToCartItem</text:span></text:p>
      <text:p text:style-name="P147"/>
      <text:p text:style-name="P55"><text:span text:style-name="T18">if </text:span><text:span text:style-name="T28">(</text:span><text:span text:style-name="T34">existingItem </text:span><text:span text:style-name="T28">&amp;&amp; value.</text:span><text:span text:style-name="T41">correctionInventarNummerCount </text:span><text:span text:style-name="T28">!== </text:span><text:span text:style-name="T18">undefined </text:span><text:span text:style-name="T28">&amp;&amp; value.</text:span><text:span text:style-name="T41">correctionInventarNummerCount </text:span><text:span text:style-name="T28">!== </text:span><text:span text:style-name="T3">''</text:span><text:span text:style-name="T28">) {</text:span><text:line-break/><text:span text:style-name="T28"> <text:s text:c="3"/></text:span><text:span text:style-name="T18">const </text:span><text:span text:style-name="T34">correctionCartItems </text:span><text:span text:style-name="T28">= [];</text:span><text:line-break/><text:span text:style-name="T28"> <text:s text:c="3"/></text:span><text:span text:style-name="T34">correctionCartItems</text:span><text:span text:style-name="T28">.</text:span><text:span text:style-name="T48">push</text:span><text:span text:style-name="T28">(...</text:span><text:span text:style-name="T34">existingItem</text:span><text:span text:style-name="T28">.</text:span><text:span text:style-name="T41">externeID</text:span><text:span text:style-name="T28">);</text:span><text:line-break/><text:span text:style-name="T28"> <text:s text:c="3"/></text:span><text:span text:style-name="T34">existingItem</text:span><text:span text:style-name="T28">.</text:span><text:span text:style-name="T41">externeID </text:span><text:span text:style-name="T28">= [];</text:span><text:line-break/><text:span text:style-name="T28"> <text:s text:c="3"/></text:span><text:span text:style-name="T18">for</text:span><text:span text:style-name="T28">(</text:span><text:span text:style-name="T18">let </text:span><text:span text:style-name="T34">i </text:span><text:span text:style-name="T28">= </text:span><text:span text:style-name="T66">0</text:span><text:span text:style-name="T28">; </text:span><text:span text:style-name="T34">i </text:span><text:span text:style-name="T28">&lt; value.</text:span><text:span text:style-name="T41">correctionInventarNummerCount</text:span><text:span text:style-name="T28">; </text:span><text:span text:style-name="T34">i</text:span><text:span text:style-name="T28">++){</text:span><text:line-break/><text:span text:style-name="T28"> <text:s text:c="7"/></text:span><text:span text:style-name="T34">existingItem</text:span><text:span text:style-name="T28">.</text:span><text:span text:style-name="T41">externeID</text:span><text:span text:style-name="T28">.</text:span><text:span text:style-name="T48">push</text:span><text:span text:style-name="T28">(</text:span><text:span text:style-name="T34">correctionCartItems</text:span><text:span text:style-name="T28">[</text:span><text:span text:style-name="T34">i</text:span><text:span text:style-name="T28">]);</text:span><text:line-break/><text:span text:style-name="T28"> <text:s text:c="3"/>}</text:span><text:line-break/><text:span text:style-name="T28"> <text:s text:c="3"/></text:span><text:span text:style-name="T18">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65" text:outline-level="1"><text:bookmark-start text:name="__RefHeading___Toc2412_3394150493"/>Backend<text:bookmark-end text:name="__RefHeading___Toc2412_3394150493"/></text:h>
      <text:h text:style-name="P166" text:outline-level="2"><text:bookmark-start text:name="__RefHeading___Toc2414_3394150493"/>Sicherheit des Backend:<text:bookmark-end text:name="__RefHeading___Toc2414_3394150493"/></text:h>
      <text:p text:style-name="P59">CORS in app.js:</text:p>
      <text:p text:style-name="P57"><text:span text:style-name="T34">app</text:span><text:span text:style-name="T28">.</text:span><text:span text:style-name="T41">use</text:span><text:span text:style-name="T28">(</text:span><text:span text:style-name="T48">cors</text:span><text:span text:style-name="T28">({</text:span><text:line-break/><text:span text:style-name="T28"> <text:s text:c="3"/></text:span><text:span text:style-name="T41">origin</text:span><text:span text:style-name="T28">: [</text:span><text:span text:style-name="T3">'http://localhost:4000'</text:span><text:span text:style-name="T28">, </text:span><text:span text:style-name="T3">'https://mbdevelop.de'</text:span><text:span text:style-name="T28">], </text:span><text:span text:style-name="T53">//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6">a</text:span>rtikelAbrufen<text:span text:style-name="T86">()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6">let </text:span><text:span text:style-name="T32">countAbfrageKirterium </text:span><text:span text:style-name="T26">= </text:span><text:span text:style-name="T7">' '</text:span><text:line-break/><text:span text:style-name="T16">if </text:span><text:span text:style-name="T26">(</text:span><text:span text:style-name="T32">IDinventarBuchungenPositionenStatus </text:span><text:span text:style-name="T26">&amp;&amp; </text:span><text:span text:style-name="T32">IDinventarBuchungenPositionenStatus</text:span><text:span text:style-name="T26">.</text:span><text:span text:style-name="T39">length </text:span><text:span text:style-name="T26">&gt; </text:span><text:span text:style-name="T64">0</text:span><text:span text:style-name="T26">) {</text:span><text:line-break/><text:span text:style-name="T26"> <text:s text:c="3"/></text:span><text:span text:style-name="T32">countAbfrageKirterium </text:span><text:span text:style-name="T26">= </text:span><text:span text:style-name="T7">` AND IDinventarBuchungenPositionenStatus IN (</text:span><text:span text:style-name="T26">${</text:span><text:span text:style-name="T32">IDinventarBuchungenPositionenStatus</text:span><text:span text:style-name="T26">}</text:span><text:span text:style-name="T7">)`</text:span><text:line-break/><text:span text:style-name="T26">}</text:span></text:p>
      <text:p text:style-name="P37"><text:soft-page-break/></text:p>
      <text:p text:style-name="P42"><text:span text:style-name="T16">let </text:span><text:span text:style-name="T32">sql </text:span><text:span text:style-name="T26">= </text:span><text:span text:style-name="T7">`SELECT</text:span><text:line-break/><text:span text:style-name="T7"> <text:s text:c="18"/>kg.</text:span><text:span text:style-name="T39">Konfektionsgroesse</text:span><text:span text:style-name="T7">,</text:span><text:line-break/><text:span text:style-name="T7"> <text:s text:c="18"/>ia.</text:span><text:span text:style-name="T39">Bildpfad</text:span><text:span text:style-name="T7">,</text:span><text:line-break/><text:span text:style-name="T7"> <text:s text:c="18"/>ia.</text:span><text:span text:style-name="T39">ArtikelBezeichnung</text:span><text:span text:style-name="T7">,</text:span><text:line-break/><text:span text:style-name="T7"> <text:s text:c="18"/>ibp.</text:span><text:span text:style-name="T39">Menge</text:span><text:span text:style-name="T7">,</text:span><text:line-break/><text:span text:style-name="T7"> <text:s text:c="18"/>farbe.</text:span><text:span text:style-name="T39">Bezeichnung</text:span><text:span text:style-name="T7"> AS Farbe,</text:span><text:line-break/><text:span text:style-name="T7"> <text:s text:c="18"/>ibp.</text:span><text:span text:style-name="T39">externeInventarNummer</text:span><text:span text:style-name="T7">,</text:span><text:line-break/><text:span text:style-name="T7"> <text:s text:c="18"/>ibp.</text:span><text:span text:style-name="T39">Preis</text:span><text:span text:style-name="T7">,</text:span><text:line-break/><text:span text:style-name="T7"> <text:s text:c="18"/>ibp.</text:span><text:span text:style-name="T39">IDinventarBuchungenPositionen</text:span><text:span text:style-name="T7">,</text:span><text:line-break/><text:span text:style-name="T7"> <text:s text:c="18"/>ibps.</text:span><text:span text:style-name="T39">Bezeichnung</text:span><text:span text:style-name="T7"> AS StatusBezeichnung,</text:span><text:line-break/><text:span text:style-name="T7"> <text:s text:c="18"/>ibp.</text:span><text:span text:style-name="T39">IDinventarBuchungenPositionenStatus</text:span><text:span text:style-name="T7">,</text:span><text:line-break/><text:span text:style-name="T7"> <text:s text:c="18"/>ibp.</text:span><text:span text:style-name="T39">StatusDatum</text:span><text:span text:style-name="T7">,</text:span><text:line-break/><text:span text:style-name="T7"> <text:s text:c="18"/>iz.</text:span><text:span text:style-name="T39">Bezeichnung</text:span><text:span text:style-name="T7"> AS ZustandBezeichnung,</text:span><text:line-break/><text:span text:style-name="T7"> <text:s text:c="18"/>ibp.</text:span><text:span text:style-name="T39">Bemerkung</text:span><text:span text:style-name="T7">,</text:span><text:line-break/><text:span text:style-name="T7"> <text:s text:c="18"/>GesamtPreisInfo.</text:span><text:span text:style-name="T39">GesamtPreis</text:span><text:span text:style-name="T7">,</text:span><text:line-break/><text:span text:style-name="T7"> <text:s text:c="18"/>AnzahlPositionenInfo.</text:span><text:span text:style-name="T39">AnzahlPositionen</text:span><text:line-break/><text:span text:style-name="T7"> <text:s text:c="15"/>FROM inventarBuchungen ib</text:span><text:line-break/><text:span text:style-name="T7"> <text:s text:c="14"/>INNER JOIN inventarBuchungenPositionen ibp ON ib.</text:span><text:span text:style-name="T39">IDInventarBuchungen</text:span><text:span text:style-name="T7"> = ibp.</text:span><text:span text:style-name="T39">IDInventarBuchungen</text:span><text:line-break/><text:span text:style-name="T7"> <text:s text:c="14"/>INNER JOIN inventarArtikel ia ON ibp.</text:span><text:span text:style-name="T39">IDInventarArtikel</text:span><text:span text:style-name="T7"> = ia.</text:span><text:span text:style-name="T39">IDInventarArtikel</text:span><text:line-break/><text:span text:style-name="T7"> <text:s text:c="14"/>INNER JOIN konfektionsGroesse kg ON ia.</text:span><text:span text:style-name="T39">IDKonfektionsgroesse</text:span><text:span text:style-name="T7"> = kg.</text:span><text:span text:style-name="T39">IDKonfektionsgroesse</text:span><text:line-break/><text:span text:style-name="T7"> <text:s text:c="14"/>INNER JOIN farbe ON ia.</text:span><text:span text:style-name="T39">IDFarbe</text:span><text:span text:style-name="T7"> = farbe.</text:span><text:span text:style-name="T39">IDFarbe</text:span><text:line-break/><text:span text:style-name="T7"> <text:s text:c="14"/>INNER JOIN inventarBuchungenPositionenStatus ibps ON ibp.</text:span><text:span text:style-name="T39">IDinventarBuchungenPositionenStatus</text:span><text:span text:style-name="T7"> = ibps.</text:span><text:span text:style-name="T39">IDinventarBuchungenPositionenStatus</text:span><text:line-break/><text:span text:style-name="T7"> <text:s text:c="14"/>LEFT JOIN inventarZustand iz ON ibp.</text:span><text:span text:style-name="T39">IDInventarZustand</text:span><text:span text:style-name="T7"> = iz.</text:span><text:span text:style-name="T39">IDInventarZustand</text:span><text:line-break/><text:span text:style-name="T7"> <text:s text:c="14"/>CROSS JOIN </text:span><text:line-break/><text:span text:style-name="T7"> <text:s text:c="14"/>(</text:span><text:line-break/><text:span text:style-name="T7"> <text:s text:c="15"/>SELECT </text:span><text:span text:style-name="T88">SUM</text:span><text:span text:style-name="T7">(ibp2.</text:span><text:span text:style-name="T39">Preis</text:span><text:span text:style-name="T7">) AS GesamtPreis</text:span><text:line-break/><text:span text:style-name="T7"> <text:s text:c="15"/>FROM inventarBuchungenPositionen ibp2</text:span><text:line-break/><text:span text:style-name="T7"> <text:s text:c="15"/>INNER JOIN inventarBuchungen ib2 ON ib2.</text:span><text:span text:style-name="T39">IDInventarBuchungen</text:span><text:span text:style-name="T7"> = ibp2.</text:span><text:span text:style-name="T39">IDInventarBuchungen</text:span><text:line-break/><text:span text:style-name="T7"> <text:s text:c="15"/>WHERE</text:span><text:line-break/><text:span text:style-name="T7"> <text:s text:c="18"/>ib2.</text:span><text:span text:style-name="T39">IDMitglied</text:span><text:span text:style-name="T7"> = ?</text:span></text:p>
      <text:p text:style-name="P121"><text:span text:style-name="T5"><text:tab/> <text:s text:c="6"/></text:span><text:span text:style-name="T22">${</text:span><text:span text:style-name="T30">countAbfrageKirterium</text:span><text:span text:style-name="T22">}</text:span><text:span text:style-name="T61"><text:line-break/></text:span><text:span text:style-name="T5"> <text:s text:c="15"/>) AS GesamtPreisInfo</text:span><text:span text:style-name="T61"><text:line-break/></text:span><text:span text:style-name="T5"> <text:s text:c="14"/>CROSS JOIN </text:span><text:span text:style-name="T61"><text:line-break/></text:span><text:span text:style-name="T5"> <text:s text:c="14"/>(</text:span><text:span text:style-name="T61"><text:line-break/></text:span><text:span text:style-name="T5"> <text:s text:c="15"/>SELECT </text:span><text:span text:style-name="T87">COUNT</text:span><text:span text:style-name="T5">(</text:span><text:span text:style-name="T89">*</text:span><text:span text:style-name="T5">) AS AnzahlPositionen</text:span><text:span text:style-name="T61"><text:line-break/></text:span><text:span text:style-name="T5"> <text:s text:c="15"/>FROM inventarBuchungenPositionen ibp2</text:span><text:span text:style-name="T61"><text:line-break/></text:span><text:span text:style-name="T5"> <text:s text:c="15"/>INNER JOIN inventarBuchungen ib2 ON ib2.</text:span><text:span text:style-name="T37">IDInventarBuchungen</text:span><text:span text:style-name="T5"> = ibp2.</text:span><text:span text:style-name="T37">IDInventarBuchungen</text:span><text:span text:style-name="T61"><text:line-break/></text:span><text:span text:style-name="T5"> <text:s text:c="15"/>WHERE</text:span><text:span text:style-name="T61"><text:line-break/></text:span><text:span text:style-name="T5"> <text:s text:c="18"/>ib2.</text:span><text:span text:style-name="T37">IDMitglied</text:span><text:span text:style-name="T5"> = ?</text:span><text:span text:style-name="T61"><text:line-break/></text:span><text:span text:style-name="T5"> <text:s text:c="19"/></text:span><text:span text:style-name="T22">${</text:span><text:span text:style-name="T30">countAbfrageKirterium</text:span><text:span text:style-name="T22">}</text:span><text:span text:style-name="T61"><text:line-break/></text:span><text:span text:style-name="T5"> <text:s text:c="15"/>) AS AnzahlPositionenInfo</text:span><text:span text:style-name="T61"><text:line-break/></text:span><text:span text:style-name="T5"> <text:s text:c="15"/>WHERE</text:span><text:span text:style-name="T61"><text:line-break/></text:span><text:span text:style-name="T5"> <text:s text:c="19"/>ib.</text:span><text:span text:style-name="T37">IDMitglied</text:span><text:span text:style-name="T5"> = ?`</text:span></text:p>
      <text:p text:style-name="P40"/>
      <text:p text:style-name="P41"/>
      <text:p text:style-name="P39">Auch vom Inhalt der Variable IdinventarBuchungenPositionenStatus wird sql erweitert um das Kriterium.</text:p>
      <text:p text:style-name="P38"><text:span text:style-name="T16">if </text:span><text:span text:style-name="T26">(</text:span><text:span text:style-name="T32">IDinventarBuchungenPositionenStatus </text:span><text:span text:style-name="T26">&amp;&amp; </text:span><text:span text:style-name="T32">IDinventarBuchungenPositionenStatus</text:span><text:span text:style-name="T26">.</text:span><text:span text:style-name="T39">length </text:span><text:span text:style-name="T26">&gt; </text:span><text:span text:style-name="T64">0</text:span><text:span text:style-name="T26">) {</text:span><text:line-break/><text:span text:style-name="T26"> <text:s text:c="3"/></text:span><text:span text:style-name="T32">sql </text:span><text:span text:style-name="T26">+= </text:span><text:span text:style-name="T7">` AND IDinventarBuchungenPositionenStatus IN (</text:span><text:span text:style-name="T26">${</text:span><text:span text:style-name="T32">IDinventarBuchungenPositionenStatus</text:span><text:span text:style-name="T26">}</text:span><text:span text:style-name="T7">) </text:span><text:span text:style-name="T26">${</text:span><text:span text:style-name="T32">orderBy</text:span><text:span text:style-name="T26">}</text:span><text:span text:style-name="T7">`</text:span><text:line-break/><text:span text:style-name="T26">}</text:span><text:span text:style-name="T16">else</text:span><text:span text:style-name="T26">{</text:span><text:line-break/><text:soft-page-break/><text:span text:style-name="T26"> <text:s text:c="3"/></text:span><text:span text:style-name="T32">sql </text:span><text:span text:style-name="T26">+= </text:span><text:span text:style-name="T32">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5">leihvorgangArtikel</text:span><text:span text:style-name="T26">(idMitglied, filters = {}) {</text:span><text:line-break/><text:span text:style-name="T26"> <text:s text:c="3"/></text:span><text:span text:style-name="T55">console</text:span><text:span text:style-name="T26">.</text:span><text:span text:style-name="T45">log</text:span><text:span text:style-name="T26">(</text:span><text:span text:style-name="T7">'leihvorgangverwalten idMitglied: '</text:span><text:span text:style-name="T26">, idMitglied);</text:span><text:line-break/><text:span text:style-name="T26"> <text:s text:c="3"/></text:span><text:span text:style-name="T16">return </text:span><text:span text:style-name="T55">Api</text:span><text:span text:style-name="T26">.</text:span><text:span text:style-name="T45">get</text:span><text:span text:style-name="T26">(</text:span><text:span text:style-name="T7">`/leihvorgangverwalten/mitglied/</text:span><text:span text:style-name="T26">${idMitglied}</text:span><text:span text:style-name="T7">`</text:span><text:span text:style-name="T26">, {</text:span><text:line-break/><text:span text:style-name="T26"> <text:s text:c="7"/></text:span><text:span text:style-name="T39">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6">const </text:span><text:span text:style-name="T26">{ </text:span><text:span text:style-name="T32">IDinventarBuchungenPositionenStatus </text:span><text:span text:style-name="T26">} = req.</text:span><text:span text:style-name="T39">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5">module</text:span><text:span text:style-name="T26">.</text:span><text:span text:style-name="T39">exports </text:span><text:span text:style-name="T26">= Lager;</text:span></text:p>
      <text:p text:style-name="P19"/>
      <text:p text:style-name="P19">Hierzu die Klasse einbinden:</text:p>
      <text:p text:style-name="P18"><text:span text:style-name="T14">const </text:span><text:span text:style-name="T19">Lager = </text:span><text:span text:style-name="T54">require</text:span><text:span text:style-name="T19">(</text:span><text:span text:style-name="T4">"../database/Lager"</text:span><text:span text:style-name="T19">);</text:span></text:p>
      <text:p text:style-name="P17"/>
      <text:p text:style-name="P17">Die Connection kann auch als bereits geöffnete Transaktion übergeben werden:</text:p>
      <text:p text:style-name="P18"><text:span text:style-name="T29">connection</text:span><text:span text:style-name="T19">.</text:span><text:span text:style-name="T42">beginTransaction</text:span><text:span text:style-name="T19">()</text:span></text:p>
      <text:p text:style-name="P17"/>
      <text:p text:style-name="P17">Objekt erstellen und zwingend die Connection übergeben:</text:p>
      <text:p text:style-name="P18"><text:span text:style-name="T14">const </text:span><text:span text:style-name="T29">lager </text:span><text:span text:style-name="T19">= </text:span><text:span text:style-name="T14">new </text:span><text:span text:style-name="T19">Lager(</text:span><text:span text:style-name="T29">connection</text:span><text:span text:style-name="T19">);</text:span></text:p>
      <text:p text:style-name="P17"/>
      <text:p text:style-name="P17"/>
      <text:p text:style-name="P17"/>
      <text:p text:style-name="P49"><text:span text:style-name="T16">class </text:span><text:span text:style-name="T26">Lager {</text:span><text:line-break/><text:line-break/><text:span text:style-name="T26"> <text:s text:c="3"/></text:span><text:span text:style-name="T16">constructor</text:span><text:span text:style-name="T26">(connection) {</text:span><text:line-break/><text:span text:style-name="T26"> <text:s text:c="7"/></text:span><text:span text:style-name="T16">this</text:span><text:span text:style-name="T26">.</text:span><text:span text:style-name="T39">connection </text:span><text:span text:style-name="T26">= connection;</text:span><text:line-break/><text:span text:style-name="T26"> <text:s text:c="3"/>}</text:span><text:line-break/><text:line-break/><text:span text:style-name="T26"> <text:s text:c="3"/></text:span><text:span text:style-name="T16">async </text:span><text:span text:style-name="T45">lagerBuchungen</text:span><text:span text:style-name="T26">(idInventarBuchungen, idInventarArtikel, idBenutzer, idLagerAktivitaet, veraenderungBestand ){</text:span><text:line-break/><text:span text:style-name="T26"> <text:s text:c="7"/></text:span><text:span text:style-name="T16">if</text:span><text:span text:style-name="T26">(idInventarBuchungen === </text:span><text:span text:style-name="T7">'' </text:span><text:span text:style-name="T26">|| idInventarBuchungen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InventarBuchungen ist leer'</text:span><text:span text:style-name="T26">);</text:span><text:line-break/><text:span text:style-name="T26"> <text:s text:c="11"/></text:span><text:span text:style-name="T16">throw new </text:span><text:span text:style-name="T45">Error</text:span><text:span text:style-name="T26">(</text:span><text:span text:style-name="T7">'idInventarBuchungen ist leer'</text:span><text:span text:style-name="T26">);</text:span><text:line-break/><text:span text:style-name="T26"> <text:s text:c="7"/>}</text:span><text:line-break/><text:span text:style-name="T26"> <text:s text:c="7"/></text:span><text:span text:style-name="T16">if</text:span><text:span text:style-name="T26">(idInventarArtikel === </text:span><text:span text:style-name="T7">'' </text:span><text:span text:style-name="T26">|| idInventarArtikel === </text:span><text:span text:style-name="T16">undefined</text:span><text:span text:style-name="T26">){</text:span><text:line-break/><text:soft-page-break/><text:span text:style-name="T26"> <text:s text:c="11"/></text:span><text:span text:style-name="T55">console</text:span><text:span text:style-name="T26">.</text:span><text:span text:style-name="T45">log</text:span><text:span text:style-name="T26">(</text:span><text:span text:style-name="T7">'idInventarArtikel ist leer'</text:span><text:span text:style-name="T26">);</text:span><text:line-break/><text:span text:style-name="T26"> <text:s text:c="11"/></text:span><text:span text:style-name="T16">throw new </text:span><text:span text:style-name="T45">Error</text:span><text:span text:style-name="T26">(</text:span><text:span text:style-name="T7">'idInventarArtikel ist leer'</text:span><text:span text:style-name="T26">);</text:span><text:line-break/><text:span text:style-name="T26"> <text:s text:c="7"/>}</text:span><text:line-break/><text:span text:style-name="T26"> <text:s text:c="7"/></text:span><text:span text:style-name="T16">if</text:span><text:span text:style-name="T26">(idBenutzer === </text:span><text:span text:style-name="T7">'' </text:span><text:span text:style-name="T26">|| idBenutzer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Benutzer ist leer'</text:span><text:span text:style-name="T26">);</text:span><text:line-break/><text:span text:style-name="T26"> <text:s text:c="11"/></text:span><text:span text:style-name="T16">throw new </text:span><text:span text:style-name="T45">Error</text:span><text:span text:style-name="T26">(</text:span><text:span text:style-name="T7">'idBenutzer ist leer'</text:span><text:span text:style-name="T26">);</text:span><text:line-break/><text:span text:style-name="T26"> <text:s text:c="7"/>}</text:span><text:line-break/><text:span text:style-name="T26"> <text:s text:c="7"/></text:span><text:span text:style-name="T16">if</text:span><text:span text:style-name="T26">(idLagerAktivitaet === </text:span><text:span text:style-name="T7">'' </text:span><text:span text:style-name="T26">|| idLagerAktivitaet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LagerAktivitaet ist leer'</text:span><text:span text:style-name="T26">);</text:span><text:line-break/><text:span text:style-name="T26"> <text:s text:c="11"/></text:span><text:span text:style-name="T16">throw new </text:span><text:span text:style-name="T45">Error</text:span><text:span text:style-name="T26">(</text:span><text:span text:style-name="T7">'idLagerAktivitaet ist leer'</text:span><text:span text:style-name="T26">);</text:span><text:line-break/><text:span text:style-name="T26"> <text:s text:c="7"/>}</text:span><text:line-break/><text:span text:style-name="T26"> <text:s text:c="7"/></text:span><text:span text:style-name="T16">if</text:span><text:span text:style-name="T26">(veraenderungBestand === </text:span><text:span text:style-name="T7">'' </text:span><text:span text:style-name="T26">|| veraenderungBestand === </text:span><text:span text:style-name="T16">undefined </text:span><text:span text:style-name="T26">|| veraenderungBestand &lt;= </text:span><text:span text:style-name="T64">0</text:span><text:span text:style-name="T26">){</text:span><text:line-break/><text:span text:style-name="T26"> <text:s text:c="11"/></text:span><text:span text:style-name="T55">console</text:span><text:span text:style-name="T26">.</text:span><text:span text:style-name="T45">log</text:span><text:span text:style-name="T26">(</text:span><text:span text:style-name="T7">'veraenderungBestand falscher Wert'</text:span><text:span text:style-name="T26">);</text:span><text:line-break/><text:span text:style-name="T26"> <text:s text:c="11"/></text:span><text:span text:style-name="T16">throw new </text:span><text:span text:style-name="T45">Error</text:span><text:span text:style-name="T26">(</text:span><text:span text:style-name="T7">'veraenderungBestand ist leer'</text:span><text:span text:style-name="T26">); <text:s text:c="7"/>}</text:span><text:line-break/><text:line-break/><text:span text:style-name="T26"> <text:s text:c="7"/></text:span><text:span text:style-name="T51">//Aktuelle BuchungsAktivitaeten</text:span><text:line-break/><text:span text:style-name="T51"> <text:s text:c="7"/>//1 = Zugang</text:span><text:line-break/><text:span text:style-name="T51"> <text:s text:c="7"/>//2 = Abgang</text:span><text:line-break/><text:span text:style-name="T51"> <text:s text:c="7"/>//3 = storno</text:span><text:line-break/><text:line-break/><text:span text:style-name="T51"> <text:s text:c="7"/></text:span><text:span text:style-name="T16">try</text:span><text:span text:style-name="T26">{</text:span><text:line-break/><text:span text:style-name="T26"> <text:s text:c="11"/></text:span><text:span text:style-name="T16">let </text:span><text:span text:style-name="T32">sql </text:span><text:span text:style-name="T26">= </text:span><text:span text:style-name="T7">`INSERT INTO lagerBuchungen </text:span><text:line-break/><text:span text:style-name="T7"> <text:s text:c="17"/>(</text:span><text:span text:style-name="T39">IDInventarBuchungen</text:span><text:span text:style-name="T7">, </text:span><text:span text:style-name="T39">IDInventarArtikel</text:span><text:span text:style-name="T7">, </text:span><text:span text:style-name="T39">IDBenutzer</text:span><text:span text:style-name="T7">, </text:span><text:span text:style-name="T39">IDLagerAktivitaet</text:span><text:span text:style-name="T7">, </text:span><text:span text:style-name="T39">VeränderungBestand</text:span><text:span text:style-name="T7">) </text:span><text:line-break/><text:span text:style-name="T7"> <text:s text:c="17"/>VALUES (?, ?, ?, ?, ?)`</text:span><text:line-break/><text:line-break/><text:span text:style-name="T7"> <text:s text:c="11"/></text:span><text:span text:style-name="T16">const </text:span><text:span text:style-name="T32">result </text:span><text:span text:style-name="T26">= </text:span><text:span text:style-name="T16">await this</text:span><text:span text:style-name="T26">.</text:span><text:span text:style-name="T39">connection</text:span><text:span text:style-name="T26">.</text:span><text:span text:style-name="T45">execute</text:span><text:span text:style-name="T26">(</text:span><text:span text:style-name="T32">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6">return true</text:span><text:span text:style-name="T26">;</text:span><text:line-break/><text:span text:style-name="T26"> <text:s text:c="7"/>}</text:span><text:span text:style-name="T16">catch</text:span><text:span text:style-name="T26">(error){</text:span><text:line-break/><text:span text:style-name="T26"> <text:s text:c="11"/></text:span><text:span text:style-name="T55">console</text:span><text:span text:style-name="T26">.</text:span><text:span text:style-name="T45">log</text:span><text:span text:style-name="T26">(</text:span><text:span text:style-name="T7">'FEHLER: lagerBuchungen'</text:span><text:span text:style-name="T26">, error);</text:span><text:line-break/><text:span text:style-name="T26"> <text:s text:c="11"/></text:span><text:span text:style-name="T16">throw </text:span><text:span text:style-name="T26">error; <text:s text:c="7"/>}</text:span><text:line-break/><text:line-break/><text:span text:style-name="T26"> <text:s text:c="3"/>}</text:span><text:line-break/><text:line-break/><text:span text:style-name="T26"> <text:s text:c="3"/></text:span><text:span text:style-name="T16">async </text:span><text:span text:style-name="T45">lagerBestandAenderung</text:span><text:span text:style-name="T26">(menge, idInventarArtikel){</text:span><text:line-break/><text:span text:style-name="T26"> <text:s text:c="7"/></text:span><text:span text:style-name="T51">//Lagerbestands-Änderung vornehmen.</text:span><text:line-break/><text:span text:style-name="T51"> <text:s text:c="7"/>//Für Bestandsänderung</text:span><text:line-break/><text:line-break/><text:span text:style-name="T51"> <text:s text:c="7"/></text:span><text:span text:style-name="T16">if</text:span><text:span text:style-name="T26">(menge === </text:span><text:span text:style-name="T7">'' </text:span><text:span text:style-name="T26">|| menge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menge ist leer'</text:span><text:span text:style-name="T26">);</text:span><text:line-break/><text:span text:style-name="T26"> <text:s text:c="11"/></text:span><text:span text:style-name="T16">throw new </text:span><text:span text:style-name="T45">Error</text:span><text:span text:style-name="T26">(</text:span><text:span text:style-name="T7">'menge ist leer'</text:span><text:span text:style-name="T26">);</text:span><text:line-break/><text:span text:style-name="T26"> <text:s text:c="7"/>}</text:span><text:line-break/><text:span text:style-name="T26"> <text:s text:c="7"/></text:span><text:span text:style-name="T16">if</text:span><text:span text:style-name="T26">(idInventarArtikel === </text:span><text:span text:style-name="T7">'' </text:span><text:span text:style-name="T26">|| idInventarArtikel === </text:span><text:span text:style-name="T16">undefined</text:span><text:span text:style-name="T26">){</text:span><text:line-break/><text:span text:style-name="T26"> <text:s text:c="11"/></text:span><text:span text:style-name="T55">console</text:span><text:span text:style-name="T26">.</text:span><text:span text:style-name="T45">log</text:span><text:span text:style-name="T26">(</text:span><text:span text:style-name="T7">'idInventarArtikel ist leer'</text:span><text:span text:style-name="T26">);</text:span><text:line-break/><text:span text:style-name="T26"> <text:s text:c="11"/></text:span><text:span text:style-name="T16">throw new </text:span><text:span text:style-name="T45">Error</text:span><text:span text:style-name="T26">(</text:span><text:span text:style-name="T7">'idInventarArtikel ist leer'</text:span><text:span text:style-name="T26">);</text:span><text:line-break/><text:span text:style-name="T26"> <text:s text:c="7"/>}</text:span><text:line-break/><text:line-break/><text:span text:style-name="T26"> <text:s text:c="7"/></text:span><text:span text:style-name="T16">let </text:span><text:span text:style-name="T32">sql </text:span><text:span text:style-name="T26">= </text:span><text:span text:style-name="T7">`UPDATE lager SET </text:span><text:span text:style-name="T39">Bestand</text:span><text:span text:style-name="T7"> = </text:span><text:span text:style-name="T39">Bestand</text:span><text:span text:style-name="T7"> + ? WHERE </text:span><text:span text:style-name="T39">IDInventarArtikel</text:span><text:span text:style-name="T7"> = ?`</text:span><text:line-break/><text:span text:style-name="T7"> <text:s text:c="7"/></text:span><text:span text:style-name="T16">try</text:span><text:span text:style-name="T26">{</text:span><text:line-break/><text:span text:style-name="T26"> <text:s text:c="11"/></text:span><text:span text:style-name="T16">const </text:span><text:span text:style-name="T32">result </text:span><text:span text:style-name="T26">= </text:span><text:span text:style-name="T16">await this</text:span><text:span text:style-name="T26">.</text:span><text:span text:style-name="T39">connection</text:span><text:span text:style-name="T26">.</text:span><text:span text:style-name="T45">execute</text:span><text:span text:style-name="T26">(</text:span><text:span text:style-name="T32">sql</text:span><text:span text:style-name="T26">, [menge, idInventarArtikel]);</text:span><text:line-break/><text:span text:style-name="T26"> <text:s text:c="7"/>}</text:span><text:span text:style-name="T16">catch</text:span><text:span text:style-name="T26">(err){</text:span><text:line-break/><text:span text:style-name="T26"> <text:s text:c="11"/></text:span><text:span text:style-name="T16">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5">module</text:span><text:span text:style-name="T26">.</text:span><text:span text:style-name="T39">exports </text:span><text:span text:style-name="T26">= Lager;</text:span></text:p>
      <text:p text:style-name="P48"/>
      <text:h text:style-name="P16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72">inventarBuchungenPositionen</text:span> sind sämtliche ausgeliehen Artikel enthalten. Die Menge der jeweiligen Position wird bei der Buchung aufgeteilt in einzelne Buchungen, da jeder Artikel eine externeID bekommen kann, die ich Vorfeld nicht <text:span text:style-name="T75">kenne</text:span>. </text:p>
      <text:p text:style-name="P9">Der Gedanke ist nun, dass jede Position einen Status erhält, damit auch Positionsebene ein Artikel zurück gegeben werden kann. Wenn zum Beispiel eine Person 2 Hexenpeter ausl<text:span text:style-name="T76">ei</text:span>ht und einen davon zurückgibt, kann dieser wieder in den Bestand eingebucht werden, ohne das dazu der Eintrag in der Tabelle <text:span text:style-name="T72">inventarBuchungen</text:span> zwingend geändert werden muss, da die verliehene Artikel in der <text:span text:style-name="T58">inventarBuchungenPositionen</text:span><text:span text:style-name="T57"> verwaltet werden. </text:span></text:p>
      <text:p text:style-name="P74"/>
      <text:p text:style-name="P9">Die Tabelle <text:span text:style-name="T72">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2">inventarBuchungenPositionenStatus</text:span>, dient dazu um den jeweiligen Status einer Position zu definieren. Ich <text:span text:style-name="T76">habe </text:span>mich dafür entschieden, die jeweilige Position bei einem Tau<text:span text:style-name="T7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0">Leihvorgänge im Backend für die Verwaltung abrufen (/leihvorgaenge)</text:span>:<text:bookmark-end text:name="__RefHeading___Toc36506_3394150493"/></text:h>
      <text:p text:style-name="P136">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49">// Hier werden alle Mitglieder abgerufen</text:span><text:line-break/><text:span text:style-name="T19">onMounted(</text:span><text:span text:style-name="T14">async </text:span><text:span text:style-name="T19">() =&gt; {</text:span><text:line-break/><text:span text:style-name="T19"> <text:s/></text:span><text:span text:style-name="T14">try </text:span><text:span text:style-name="T19">{</text:span><text:line-break/><text:span text:style-name="T19"> <text:s text:c="3"/></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Verwalten</text:span><text:span text:style-name="T19">();</text:span><text:line-break/><text:span text:style-name="T19"> <text:s text:c="3"/></text:span><text:span text:style-name="T29">leihvorgaengeMitgliederAbrufen</text:span><text:span text:style-name="T19">.</text:span><text:span text:style-name="T35">value </text:span><text:span text:style-name="T19">= </text:span><text:span text:style-name="T29">response</text:span><text:span text:style-name="T19">.</text:span><text:span text:style-name="T35">data</text:span><text:span text:style-name="T19">.</text:span><text:span text:style-name="T42">map</text:span><text:span text:style-name="T19">(member =&gt; ({</text:span><text:line-break/><text:span text:style-name="T19"> <text:s text:c="5"/>...member,</text:span><text:line-break/><text:span text:style-name="T19"> <text:s text:c="5"/></text:span><text:span text:style-name="T35">leihvorgaengeArtikelDetails</text:span><text:span text:style-name="T19">: [],</text:span><text:line-break/><text:span text:style-name="T19"> <text:s text:c="5"/></text:span><text:span text:style-name="T35">dataLoaded</text:span><text:span text:style-name="T19">: </text:span><text:span text:style-name="T14">false</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leihvorgaengeMitgliederAbrufen erfolgreich'</text:span><text:span text:style-name="T19">, </text:span><text:span text:style-name="T29">leihvorgaengeMitgliederAbrufen</text:span><text:span text:style-name="T19">.</text:span><text:span text:style-name="T35">value</text:span><text:span text:style-name="T19">);</text:span><text:line-break/><text:span text:style-name="T19"> <text:s/>} </text:span><text:span text:style-name="T14">catch </text:span><text:span text:style-name="T19">(error) {</text:span><text:line-break/><text:span text:style-name="T19"> <text:s text:c="3"/></text:span><text:span text:style-name="T54">console</text:span><text:span text:style-name="T19">.</text:span><text:span text:style-name="T42">log</text:span><text:span text:style-name="T19">(</text:span><text:span text:style-name="T4">'Abruf der Daten leihvorgaengeMitgliederAbrufen fehlgeschlagen'</text:span><text:span text:style-name="T19">, error);</text:span><text:line-break/><text:span text:style-name="T19"> <text:s/>}</text:span><text:line-break/><text:span text:style-name="T19">});</text:span></text:p>
      <text:p text:style-name="P81"/>
      <text:p text:style-name="P81">Mit klick auf das expansion Element werden die verliehene Artikel abgerufen:</text:p>
      <text:p text:style-name="Standard"/>
      <text:p text:style-name="P80"><text:span text:style-name="T49">// Mit Klick auf eines der Mitglieder werden die verliehene Artikel je Mitglied abgerufen</text:span><text:line-break/><text:span text:style-name="T14">async function </text:span><text:span text:style-name="T42">expansionForLeihvorgang</text:span><text:span text:style-name="T19">(member) {</text:span><text:line-break/><text:span text:style-name="T19"> <text:s/></text:span><text:span text:style-name="T14">if </text:span><text:span text:style-name="T19">(!member.</text:span><text:span text:style-name="T35">dataLoaded</text:span><text:span text:style-name="T19">) {</text:span><text:line-break/><text:span text:style-name="T19"> <text:s text:c="3"/></text:span><text:span text:style-name="T14">try </text:span><text:span text:style-name="T19">{</text:span><text:line-break/><text:span text:style-name="T19"> <text:s text:c="5"/></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Artikel</text:span><text:span text:style-name="T19">(member.</text:span><text:span text:style-name="T35">easyVereinMitglied_id</text:span><text:span text:style-name="T19">);</text:span><text:line-break/><text:span text:style-name="T19"> <text:s text:c="5"/>member.</text:span><text:span text:style-name="T35">leihvorgaengeArtikelDetails </text:span><text:span text:style-name="T19">= </text:span><text:span text:style-name="T29">response</text:span><text:span text:style-name="T19">.</text:span><text:span text:style-name="T35">data</text:span><text:span text:style-name="T19">;</text:span><text:line-break/><text:span text:style-name="T19"> <text:s text:c="5"/>member.</text:span><text:span text:style-name="T35">dataLoaded </text:span><text:span text:style-name="T19">= </text:span><text:span text:style-name="T14">true</text:span><text:span text:style-name="T19">;</text:span><text:line-break/><text:span text:style-name="T19"> <text:s text:c="5"/></text:span><text:span text:style-name="T49">//Der Gesamtpreis kommt auch über die Abfrage, wird aber in ein separates Element des Objekte member geschrieben</text:span><text:line-break/><text:span text:style-name="T49"> <text:s text:c="5"/></text:span><text:span text:style-name="T19">member.</text:span><text:span text:style-name="T35">gesamtPreis </text:span><text:span text:style-name="T19">= member.</text:span><text:span text:style-name="T35">leihvorgaengeArtikelDetails</text:span><text:span text:style-name="T19">[</text:span><text:span text:style-name="T62">0</text:span><text:span text:style-name="T19">].inventarBuchungenPositionen_GesamtPreis</text:span><text:line-break/><text:span text:style-name="T19"> <text:s text:c="5"/>member.</text:span><text:span text:style-name="T35">anzahlArtikel </text:span><text:span text:style-name="T19">= member.</text:span><text:span text:style-name="T35">leihvorgaengeArtikelDetails</text:span><text:span text:style-name="T19">[</text:span><text:span text:style-name="T62">0</text:span><text:span text:style-name="T19">].inventarBuchungenPositionen_Count</text:span><text:line-break/><text:span text:style-name="T19"> <text:s text:c="5"/></text:span><text:span text:style-name="T54">console</text:span><text:span text:style-name="T19">.</text:span><text:span text:style-name="T42">log</text:span><text:span text:style-name="T19">(</text:span><text:span text:style-name="T4">`Leihvorgänge für Mitglied </text:span><text:span text:style-name="T19">${member.</text:span><text:span text:style-name="T35">easyVereinMitglied_id</text:span><text:span text:style-name="T19">}</text:span><text:span text:style-name="T4"> erfolgreich`</text:span><text:span text:style-name="T19">, member.</text:span><text:span text:style-name="T35">leihvorgaengeArtikelDetails</text:span><text:span text:style-name="T19">);</text:span><text:line-break/><text:span text:style-name="T19"> <text:s text:c="3"/>} </text:span><text:span text:style-name="T14">catch </text:span><text:span text:style-name="T19">(error) {</text:span><text:line-break/><text:span text:style-name="T19"> <text:s text:c="5"/></text:span><text:span text:style-name="T54">console</text:span><text:span text:style-name="T19">.</text:span><text:span text:style-name="T42">log</text:span><text:span text:style-name="T19">(</text:span><text:span text:style-name="T4">`Abruf der Daten für Mitglied </text:span><text:span text:style-name="T19">${member.</text:span><text:span text:style-name="T35">easyVereinMitglied_id</text:span><text:span text:style-name="T19">}</text:span><text:span text:style-name="T4"> fehlgeschlagen`</text:span><text:span text:style-name="T19">, error);</text:span><text:line-break/><text:span text:style-name="T19"> <text:s text:c="3"/>}</text:span><text:line-break/><text:span text:style-name="T19"> <text:s/>}</text:span><text:line-break/><text:span text:style-name="T19">}</text:span></text:p>
      <text:p text:style-name="Standard"/>
      <text:p text:style-name="P84"><text:span text:style-name="T78">Hierbei ist zu beachten, dass die Daten beim Backend nur einmal abgerufen werden. Dies wird</text:span><text:span text:style-name="T36"> </text:span>durch member.dataLoaded <text:span text:style-name="T79">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0">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5">showDialogRuecknahmeArtikel</text:span><text:span text:style-name="T19">: {</text:span><text:line-break/><text:span text:style-name="T19"> <text:s text:c="3"/></text:span><text:span text:style-name="T35">showDialog</text:span><text:span text:style-name="T19">: </text:span><text:span text:style-name="T14">false</text:span><text:span text:style-name="T19">,</text:span><text:line-break/><text:span text:style-name="T19"> <text:s text:c="3"/></text:span><text:span text:style-name="T35">IDinventarBuchungenPositionen</text:span><text:span text:style-name="T19">: </text:span><text:span text:style-name="T62">0</text:span><text:span text:style-name="T19">,</text:span><text:line-break/><text:span text:style-name="T19"> <text:s text:c="3"/></text:span><text:span text:style-name="T35">bemerkung</text:span><text:span text:style-name="T19">: </text:span><text:span text:style-name="T4">''</text:span><text:span text:style-name="T19">,</text:span><text:line-break/><text:soft-page-break/><text:span text:style-name="T19"> <text:s text:c="3"/></text:span><text:span text:style-name="T35">artikelDetails</text:span><text:span text:style-name="T19">: [],</text:span><text:line-break/><text:span text:style-name="T19"> <text:s text:c="3"/></text:span><text:span text:style-name="T35">artikelZustand</text:span><text:span text:style-name="T19">: </text:span><text:span text:style-name="T4">''</text:span><text:span text:style-name="T19">,</text:span><text:line-break/><text:span text:style-name="T19"> <text:s text:c="3"/></text:span><text:span text:style-name="T35">memberName</text:span><text:span text:style-name="T19">: </text:span><text:span text:style-name="T4">''</text:span><text:line-break/><text:span text:style-name="T19">},</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3">setShowDialogRuecknahmeArtikel</text:span><text:span text:style-name="T20">(state, value){</text:span><text:span text:style-name="T81"><text:line-break/></text:span><text:span text:style-name="T20"> <text:s text:c="3"/></text:span><text:span text:style-name="T50">//Wird ein Artikel zurückgegeben, wird dieser hier gespeichert</text:span><text:span text:style-name="T81"><text:line-break/></text:span><text:span text:style-name="T50"> <text:s text:c="3"/>//damit dieser im Hauptformular LeihvorgangVerwalten verarbeitet werden kann</text:span><text:span text:style-name="T81"><text:line-break/><text:line-break/></text:span><text:span text:style-name="T19">state.</text:span><text:span text:style-name="T35">showDialogRuecknahmeArtikel</text:span><text:span text:style-name="T19">.</text:span><text:span text:style-name="T35">showDialog </text:span><text:span text:style-name="T19">= value.</text:span><text:span text:style-name="T35">showDialog</text:span><text:line-break/><text:line-break/><text:span text:style-name="T14">if</text:span><text:span text:style-name="T19">(value.</text:span><text:span text:style-name="T35">IDinventarBuchungenPositionen </text:span><text:span text:style-name="T19">!== </text:span><text:span text:style-name="T4">'' </text:span><text:span text:style-name="T19">&amp;&amp; value.</text:span><text:span text:style-name="T35">IDinventarBuchungenPositionen </text:span><text:span text:style-name="T19">&gt; </text:span><text:span text:style-name="T62">0</text:span><text:span text:style-name="T19">){</text:span><text:line-break/><text:span text:style-name="T19"> <text:s text:c="3"/>state.</text:span><text:span text:style-name="T35">showDialogRuecknahmeArtikel</text:span><text:span text:style-name="T19">.</text:span><text:span text:style-name="T35">IDinventarBuchungenPositionen </text:span><text:span text:style-name="T19">= value.</text:span><text:span text:style-name="T35">IDinventarBuchungenPositionen</text:span><text:span text:style-name="T19">;</text:span><text:line-break/><text:span text:style-name="T19">}</text:span><text:line-break/><text:span text:style-name="T14">if</text:span><text:span text:style-name="T19">(value.</text:span><text:span text:style-name="T35">bemerkung</text:span><text:span text:style-name="T19">.</text:span><text:span text:style-name="T35">length </text:span><text:span text:style-name="T19">&gt; </text:span><text:span text:style-name="T62">0 </text:span><text:span text:style-name="T19">&amp;&amp; value.</text:span><text:span text:style-name="T35">bemerkung </text:span><text:span text:style-name="T19">!== </text:span><text:span text:style-name="T4">''</text:span><text:span text:style-name="T19">){</text:span><text:line-break/><text:span text:style-name="T19"> <text:s text:c="2"/>state.</text:span><text:span text:style-name="T35">showDialogRuecknahmeArtikel</text:span><text:span text:style-name="T19">.</text:span><text:span text:style-name="T35">bemerkung </text:span><text:span text:style-name="T19">= value.</text:span><text:span text:style-name="T35">bemerkung</text:span><text:span text:style-name="T19">;</text:span><text:line-break/><text:span text:style-name="T19">}</text:span><text:line-break/><text:span text:style-name="T14">if </text:span><text:span text:style-name="T19">(value.</text:span><text:span text:style-name="T35">artikelDetails </text:span><text:span text:style-name="T19">&amp;&amp; </text:span><text:span text:style-name="T54">Object</text:span><text:span text:style-name="T19">.</text:span><text:span text:style-name="T42">keys</text:span><text:span text:style-name="T19">(value.</text:span><text:span text:style-name="T35">artikelDetails</text:span><text:span text:style-name="T19">).</text:span><text:span text:style-name="T35">length </text:span><text:span text:style-name="T19">&gt; </text:span><text:span text:style-name="T62">0</text:span><text:span text:style-name="T19">) {</text:span><text:line-break/><text:span text:style-name="T19"> <text:s text:c="3"/>state.</text:span><text:span text:style-name="T35">showDialogRuecknahmeArtikel</text:span><text:span text:style-name="T19">.</text:span><text:span text:style-name="T35">artikelDetails </text:span><text:span text:style-name="T19">= value.</text:span><text:span text:style-name="T35">artikelDetails</text:span><text:span text:style-name="T19">;</text:span><text:line-break/><text:span text:style-name="T19">}</text:span><text:line-break/><text:span text:style-name="T14">if</text:span><text:span text:style-name="T19">(value.</text:span><text:span text:style-name="T35">artikelZustand</text:span><text:span text:style-name="T19">.</text:span><text:span text:style-name="T35">length </text:span><text:span text:style-name="T19">&gt; </text:span><text:span text:style-name="T62">0 </text:span><text:span text:style-name="T19">&amp;&amp; value.</text:span><text:span text:style-name="T35">artikelZustand </text:span><text:span text:style-name="T19">!== </text:span><text:span text:style-name="T4">''</text:span><text:span text:style-name="T19">){</text:span><text:line-break/><text:span text:style-name="T19"> <text:s text:c="3"/>state.</text:span><text:span text:style-name="T35">showDialogRuecknahmeArtikel</text:span><text:span text:style-name="T19">.</text:span><text:span text:style-name="T35">artikelZustand </text:span><text:span text:style-name="T19">= value.</text:span><text:span text:style-name="T35">artikelZustand</text:span><text:span text:style-name="T19">;</text:span><text:line-break/><text:span text:style-name="T19">}</text:span><text:line-break/><text:span text:style-name="T14">if</text:span><text:span text:style-name="T19">(value.</text:span><text:span text:style-name="T35">memberName</text:span><text:span text:style-name="T19">.</text:span><text:span text:style-name="T35">length </text:span><text:span text:style-name="T19">&gt; </text:span><text:span text:style-name="T62">0 </text:span><text:span text:style-name="T19">&amp;&amp; value.</text:span><text:span text:style-name="T35">memberName </text:span><text:span text:style-name="T19">!== </text:span><text:span text:style-name="T4">''</text:span><text:span text:style-name="T19">){</text:span><text:line-break/><text:span text:style-name="T19"> <text:s text:c="3"/>state.</text:span><text:span text:style-name="T35">showDialogRuecknahmeArtikel</text:span><text:span text:style-name="T19">.</text:span><text:span text:style-name="T35">memberName </text:span><text:span text:style-name="T19">= value.</text:span><text:span text:style-name="T35">memberName</text:span><text:span text:style-name="T19">;</text:span><text:line-break/><text:span text:style-name="T19">}</text:span></text:p>
      <text:p text:style-name="P85"/>
      <text:p text:style-name="P85">Besonderheit: <text:s/><text:span text:style-name="T54">Object</text:span><text:span text:style-name="T19">.</text:span><text:span text:style-name="T42">keys</text:span><text:span text:style-name="T19">(value.</text:span><text:span text:style-name="T35">artikelDetails</text:span><text:span text:style-name="T19">).</text:span><text:span text:style-name="T35">length </text:span><text:span text:style-name="T19">&gt; </text:span><text:span text:style-name="T62">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5">ohne vuex-Store</text:span><text:bookmark-end text:name="__RefHeading___Toc13468_2902930553"/></text:h>
      <text:p text:style-name="P134">Die Komponente die die Daten entgegen nimmt, das entsprechende Objekt in props definieren:</text:p>
      <text:p text:style-name="P134"/>
      <text:p text:style-name="P135"><text:span text:style-name="T14">const </text:span><text:span text:style-name="T29">props </text:span><text:span text:style-name="T19">= </text:span><text:span text:style-name="T54">defineProps</text:span><text:span text:style-name="T19">({</text:span><text:line-break/><text:span text:style-name="T19"> <text:s/></text:span><text:span text:style-name="T35">member</text:span><text:span text:style-name="T19">: </text:span><text:span text:style-name="T54">Object</text:span><text:line-break/><text:span text:style-name="T19">})</text:span></text:p>
      <text:p text:style-name="P134"/>
      <text:p text:style-name="P134">In der Komponente die übergibt ein Objekt definieren z.B.</text:p>
      <text:p text:style-name="P134"/>
      <text:p text:style-name="P135"><text:span text:style-name="T14">const </text:span><text:span text:style-name="T29">member </text:span><text:span text:style-name="T19">= ref({});</text:span></text:p>
      <text:p text:style-name="P134"/>
      <text:p text:style-name="P134">An die gewünschte Komponente übergeben:</text:p>
      <text:p text:style-name="P135"><text:span text:style-name="T67">&lt;DialogArtikelTausch </text:span><text:span text:style-name="T69">:member</text:span><text:span text:style-name="T4">="</text:span><text:span text:style-name="T35">selectedMember</text:span><text:span text:style-name="T4">"</text:span><text:span text:style-name="T67">/&gt;</text:span></text:p>
      <text:p text:style-name="P85"/>
      <text:p text:style-name="P134">Innerhalb der übergebenen Komponenten kann dann wie folgt darauf zugegriffen werden</text:p>
      <text:p text:style-name="P134"/>
      <text:p text:style-name="P135"><text:span text:style-name="T54">console</text:span><text:span text:style-name="T19">.</text:span><text:span text:style-name="T42">log</text:span><text:span text:style-name="T19">(</text:span><text:span text:style-name="T4">'member'</text:span><text:span text:style-name="T19">,</text:span><text:span text:style-name="T29">props</text:span><text:span text:style-name="T19">.</text:span><text:span text:style-name="T35">member</text:span><text:span text:style-name="T19">);</text:span></text:p>
      <text:p text:style-name="P134"/>
      <text:h text:style-name="Heading_20_2" text:outline-level="2"><text:bookmark-start text:name="__RefHeading___Toc374185_3394150493"/><text:soft-page-break/><text:span text:style-name="T84">v</text:span>-select <text:span text:style-name="T83">mit Backenddaten füllen </text:span><text:span text:style-name="T94">(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2">i =&gt; i.Bezeichnung</text:span>"</text:p>
      <text:p text:style-name="P27">:item-value="<text:span text:style-name="T82">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9">:items</text:span><text:span text:style-name="T4">="</text:span><text:span text:style-name="T35">stateItems</text:span><text:span text:style-name="T4">"</text:span><text:line-break/><text:span text:style-name="T69">:item-title</text:span><text:span text:style-name="T4">="</text:span><text:span text:style-name="T19">pr =&gt; pr.Bezeichnung</text:span><text:span text:style-name="T4">"</text:span><text:line-break/><text:span text:style-name="T69">:item-value</text:span><text:span text:style-name="T4">="</text:span><text:span text:style-name="T19">pr =&gt; pr.IDInventarZustand</text:span><text:span text:style-name="T4">"</text:span></text:p>
      <text:p text:style-name="P25"/>
      <text:p text:style-name="P25"/>
      <text:p text:style-name="P26"><text:span text:style-name="T67">&lt;v-select</text:span><text:line-break/><text:span text:style-name="T67"> <text:s text:c="3"/></text:span><text:span text:style-name="T69">v-model</text:span><text:span text:style-name="T4">="</text:span><text:span text:style-name="T35">selectedItem</text:span><text:span text:style-name="T4">"</text:span><text:line-break/><text:span text:style-name="T4"> <text:s text:c="3"/></text:span><text:span text:style-name="T69">:items</text:span><text:span text:style-name="T4">="</text:span><text:span text:style-name="T35">stateItems</text:span><text:span text:style-name="T4">"</text:span><text:line-break/><text:span text:style-name="T4"> <text:s text:c="3"/></text:span><text:span text:style-name="T69">:item-title</text:span><text:span text:style-name="T4">="</text:span><text:span text:style-name="T19">pr =&gt; pr.Bezeichnung</text:span><text:span text:style-name="T4">"</text:span><text:line-break/><text:span text:style-name="T4"> <text:s text:c="3"/></text:span><text:span text:style-name="T69">:item-value</text:span><text:span text:style-name="T4">="</text:span><text:span text:style-name="T19">pr =&gt; pr.IDInventarZustand</text:span><text:span text:style-name="T4">"</text:span><text:line-break/><text:span text:style-name="T4"> <text:s text:c="3"/></text:span><text:span text:style-name="T69">label</text:span><text:span text:style-name="T4">="Bitte den Zustand wählen"</text:span><text:line-break/><text:span text:style-name="T4"> <text:s text:c="3"/></text:span><text:span text:style-name="T69">persistent-hint</text:span><text:line-break/><text:span text:style-name="T69"> <text:s text:c="3"/>return-object</text:span><text:line-break/><text:span text:style-name="T69"> <text:s text:c="3"/>single-line</text:span><text:line-break/><text:span text:style-name="T67">&gt;&lt;/v-select&gt;</text:span><text:line-break/></text:p>
      <text:p text:style-name="P25"/>
      <text:h text:style-name="P167" text:outline-level="2"><text:bookmark-start text:name="__RefHeading___Toc374185_33941504931"/><text:span text:style-name="T84">v</text:span>-select <text:span text:style-name="T83">mit Backenddaten füllen </text:span><text:span text:style-name="T94">(zweizeilig)</text:span><text:bookmark-end text:name="__RefHeading___Toc374185_33941504931"/></text:h>
      <text:p text:style-name="P133"/>
      <text:p text:style-name="P133">Dazu die gewünschten Spalten in einer Funktion z.B. itemProbs aufbereiten:</text:p>
      <text:p text:style-name="P133">disabled deaktiviert bei Erfüllung einer Bedingung die entsprechende Zeile</text:p>
      <text:p text:style-name="P132"><text:span text:style-name="T49">//Aufbereitung fürs Select mit Subtitle</text:span><text:line-break/><text:span text:style-name="T14">function </text:span><text:span text:style-name="T42">itemProbs</text:span><text:span text:style-name="T19">(stateItemsArtikel){</text:span><text:line-break/><text:span text:style-name="T19"> <text:s/></text:span><text:span text:style-name="T14">return </text:span><text:span text:style-name="T19">{</text:span><text:line-break/><text:span text:style-name="T19"> <text:s text:c="3"/></text:span><text:span text:style-name="T35">title</text:span><text:span text:style-name="T19">: </text:span><text:span text:style-name="T4">`</text:span><text:line-break/><text:span text:style-name="T4"> <text:s text:c="13"/>Bestand: </text:span><text:span text:style-name="T19">${</text:span><text:span text:style-name="T42">parseInt</text:span><text:span text:style-name="T19">(stateItemsArtikel.</text:span><text:span text:style-name="T35">Bestand</text:span><text:span text:style-name="T19">.</text:span><text:span text:style-name="T42">toString</text:span><text:span text:style-name="T19">())}</text:span><text:line-break/><text:span text:style-name="T4"> <text:s text:c="13"/>Farbe: </text:span><text:span text:style-name="T19">${stateItemsArtikel.</text:span><text:span text:style-name="T35">Farbe</text:span><text:span text:style-name="T19">}</text:span><text:line-break/><text:span text:style-name="T4"> <text:s text:c="13"/>Größe: </text:span><text:span text:style-name="T19">${stateItemsArtikel.</text:span><text:span text:style-name="T35">Konfektionsgroesse</text:span><text:span text:style-name="T19">}</text:span><text:line-break/><text:span text:style-name="T4"> <text:s text:c="13"/>Preis: </text:span><text:span text:style-name="T19">${ </text:span><text:span text:style-name="T54">Math</text:span><text:span text:style-name="T19">.</text:span><text:span text:style-name="T42">round</text:span><text:span text:style-name="T19">(((stateItemsArtikel.</text:span><text:span text:style-name="T35">Preis</text:span><text:span text:style-name="T19">) *</text:span><text:span text:style-name="T62">100</text:span><text:span text:style-name="T19">) /</text:span><text:span text:style-name="T62">100</text:span><text:span text:style-name="T19">).</text:span><text:span text:style-name="T42">toFixed</text:span><text:span text:style-name="T19">(</text:span><text:span text:style-name="T62">2</text:span><text:span text:style-name="T19">) }</text:span><text:span text:style-name="T4"> €</text:span><text:line-break/><text:span text:style-name="T4"> <text:s text:c="13"/>`</text:span><text:span text:style-name="T19">,</text:span><text:line-break/><text:span text:style-name="T19"> <text:s text:c="3"/></text:span><text:span text:style-name="T35">subtitle</text:span><text:span text:style-name="T19">: stateItemsArtikel.</text:span><text:span text:style-name="T35">ArtikelBezeichnung</text:span><text:span text:style-name="T19">,</text:span><text:line-break/><text:span text:style-name="T19"> <text:s text:c="3"/></text:span><text:span text:style-name="T35">disabled</text:span><text:span text:style-name="T19">: </text:span><text:span text:style-name="T42">parseInt</text:span><text:span text:style-name="T19">(stateItemsArtikel.</text:span><text:span text:style-name="T35">Bestand</text:span><text:span text:style-name="T19">.</text:span><text:span text:style-name="T42">toString</text:span><text:span text:style-name="T19">()) === </text:span><text:span text:style-name="T62">0</text:span><text:span text:style-name="T19">, </text:span><text:span text:style-name="T49">//Wenn Bestand 0 dann Eintrag disabled</text:span><text:line-break/><text:line-break/><text:line-break/><text:span text:style-name="T49"> <text:s/></text:span><text:span text:style-name="T19">}</text:span><text:line-break/><text:span text:style-name="T19">}</text:span></text:p>
      <text:p text:style-name="P131"/>
      <text:p text:style-name="P131">Das eigentliche v-select Element wie hier:</text:p>
      <text:p text:style-name="P132"><text:span text:style-name="T67">&lt;v-select</text:span><text:line-break/><text:span text:style-name="T67"> <text:s text:c="3"/></text:span><text:span text:style-name="T69">v-model</text:span><text:span text:style-name="T4">="</text:span><text:span text:style-name="T35">selectedItemNewChoose</text:span><text:span text:style-name="T4">"</text:span><text:line-break/><text:span text:style-name="T4"> <text:s text:c="3"/></text:span><text:span text:style-name="T69">:item-props</text:span><text:span text:style-name="T4">="</text:span><text:span text:style-name="T42">itemProbs</text:span><text:span text:style-name="T4">"</text:span><text:line-break/><text:soft-page-break/><text:span text:style-name="T4"> <text:s text:c="3"/></text:span><text:span text:style-name="T69">:items</text:span><text:span text:style-name="T4">="</text:span><text:span text:style-name="T35">stateItemsArtikel</text:span><text:span text:style-name="T4">"</text:span><text:line-break/><text:span text:style-name="T4"> <text:s text:c="3"/></text:span><text:span text:style-name="T69">label</text:span><text:span text:style-name="T4">="Bitte den neuen Artikel wählen"</text:span><text:line-break/><text:span text:style-name="T4"> <text:s text:c="3"/></text:span><text:span text:style-name="T69">persistent-hint</text:span><text:line-break/><text:span text:style-name="T69"> <text:s text:c="3"/>return-object</text:span><text:line-break/><text:span text:style-name="T69"> <text:s text:c="3"/>single-line</text:span><text:line-break/><text:span text:style-name="T69"> <text:s text:c="3"/></text:span><text:span text:style-name="T35">@update</text:span><text:span text:style-name="T69">:modelValue</text:span><text:span text:style-name="T4">="</text:span><text:span text:style-name="T42">handleSelectionChange</text:span><text:span text:style-name="T4">"</text:span><text:line-break/><text:span text:style-name="T67">&gt;&lt;/v-select&gt;</text:span></text:p>
      <text:p text:style-name="P131"/>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9">// Ref zur Verfolgung der erweiterten Panels</text:span><text:line-break/><text:span text:style-name="T14">const </text:span><text:span text:style-name="T29">expandedPanels </text:span><text:span text:style-name="T19">= ref([]);</text:span></text:p>
      <text:p text:style-name="P88"/>
      <text:p text:style-name="P88">2. Im v-expansion-panles integrieren</text:p>
      <text:p text:style-name="P89"><text:span text:style-name="T67">&lt;v-expansion-panels </text:span><text:span text:style-name="T69">v-model</text:span><text:span text:style-name="T4">="</text:span><text:span text:style-name="T35">expandedPanels</text:span><text:span text:style-name="T4">" </text:span><text:span text:style-name="T69">multiple</text:span><text:span text:style-name="T67">&gt;</text:span><text:line-break/></text:p>
      <text:p text:style-name="P88"/>
      <text:p text:style-name="P88">3. Gewünschtes Element an eine vorhande ID binden, WICHTIG, da sonst die Zuordnung nicht funktioniert!</text:p>
      <text:p text:style-name="P89"><text:span text:style-name="T49">&lt;!-- Checkbox wird nur angezeigt, wenn das Panel erweitert ist --&gt;</text:span><text:line-break/><text:span text:style-name="T67">&lt;v-checkbox </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span text:style-name="T67">&gt;</text:span><text:span text:style-name="T19">offene</text:span><text:span text:style-name="T67">&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9">// Reaktives Objekt zur Verfolgung des Checkbox-Status</text:span><text:line-break/><text:span text:style-name="T14">const </text:span><text:span text:style-name="T29">checkedItems </text:span><text:span text:style-name="T19">= ref({}); </text:span><text:span text:style-name="T49">// { [ID]: Boolean }</text:span></text:p>
      <text:p text:style-name="P90"/>
      <text:p text:style-name="P90">2. v-model und event Listener @change hinzufügen. Hier ist wieder wichtig, dass eine ID übergeben wird bzw. das Objekt bei @change. In diesem Fall item</text:p>
      <text:p text:style-name="P91"><text:span text:style-name="T67">&lt;v-checkbox</text:span><text:line-break/><text:span text:style-name="T67"> <text:s text:c="3"/></text:span><text:span text:style-name="T69">color</text:span><text:span text:style-name="T4">="orange"</text:span><text:line-break/><text:span text:style-name="T4"> <text:s text:c="3"/></text:span><text:span text:style-name="T69">label</text:span><text:span text:style-name="T4">="ausgeliehen"</text:span><text:line-break/><text:span text:style-name="T4"> <text:s text:c="3"/></text:span><text:span text:style-name="T69">value</text:span><text:span text:style-name="T4">="orange"</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change</text:span><text:span text:style-name="T4">="</text:span><text:span text:style-name="T42">handleCheckboxChange</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p>
      <text:p text:style-name="P90"/>
      <text:p text:style-name="P92">3. function zum behandlen des Events</text:p>
      <text:p text:style-name="P93"><text:span text:style-name="T14">function </text:span><text:span text:style-name="T42">handleCheckboxChange</text:span><text:span text:style-name="T19">(item) {</text:span><text:line-break/><text:span text:style-name="T19"> <text:s/></text:span><text:span text:style-name="T14">const </text:span><text:span text:style-name="T29">isChecked </text:span><text:span text:style-name="T19">= </text:span><text:span text:style-name="T29">checkedItems</text:span><text:span text:style-name="T19">.</text:span><text:span text:style-name="T35">value</text:span><text:span text:style-name="T19">[item.</text:span><text:span text:style-name="T35">easyVereinMitglied_id</text:span><text:span text:style-name="T19">];</text:span><text:line-break/><text:span text:style-name="T19"> <text:s/></text:span><text:span text:style-name="T54">console</text:span><text:span text:style-name="T19">.</text:span><text:span text:style-name="T42">log</text:span><text:span text:style-name="T19">(</text:span><text:span text:style-name="T4">`Checkbox für ID </text:span><text:span text:style-name="T19">${item.</text:span><text:span text:style-name="T35">easyVereinMitglied_id</text:span><text:span text:style-name="T19">}</text:span><text:span text:style-name="T4"> ist jetzt </text:span><text:span text:style-name="T19">${</text:span><text:span text:style-name="T29">isChecked </text:span><text:span text:style-name="T19">? </text:span><text:span text:style-name="T4">'gecheckt' </text:span><text:span text:style-name="T19">: </text:span><text:span text:style-name="T4">'nicht gecheckt'</text:span><text:span text:style-name="T19">}</text:span><text:span text:style-name="T4">`</text:span><text:span text:style-name="T19">);</text:span><text:line-break/><text:line-break/><text:span text:style-name="T19"> <text:s/></text:span><text:span text:style-name="T14">if</text:span><text:span text:style-name="T19">(</text:span><text:span text:style-name="T29">isChecked</text:span><text:span text:style-name="T19">){</text:span><text:line-break/><text:span text:style-name="T19">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19">.</text:span><text:span text:style-name="T42">log</text:span><text:span text:style-name="T19">(</text:span><text:span text:style-name="T4">'gecheckt'</text:span><text:span text:style-name="T19">)</text:span><text:line-break/><text:soft-page-break/><text:span text:style-name="T19"> <text:s/>} </text:span><text:span text:style-name="T14">else</text:span><text:span text:style-name="T19">{</text:span><text:line-break/><text:span text:style-name="T19">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19">.</text:span><text:span text:style-name="T42">log</text:span><text:span text:style-name="T19">(</text:span><text:span text:style-name="T4">'nicht gecheckt'</text:span><text:span text:style-name="T19">)</text:span><text:line-break/><text:span text:style-name="T19"> <text:s/>}</text:span><text:line-break/><text:line-break/><text:span text:style-name="T19"> <text:s/></text:span><text:span text:style-name="T49">// Weitere Logik hier, z.B. API-Aufrufe</text:span><text:line-break/><text:span text:style-name="T19">}</text:span></text:p>
      <text:p text:style-name="P92"/>
      <text:p text:style-name="P94"><text:span text:style-name="T82">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9">// Funktion zur Initialisierung von checkedItems basierend auf leihvorgaengeMitgliederAbrufen</text:span><text:line-break/><text:span text:style-name="T14">function </text:span><text:span text:style-name="T42">initializeCheckedItems</text:span><text:span text:style-name="T19">(){</text:span><text:line-break/><text:span text:style-name="T19"> <text:s/></text:span><text:span text:style-name="T29">leihvorgaengeMitgliederAbrufen</text:span><text:span text:style-name="T19">.</text:span><text:span text:style-name="T35">value</text:span><text:span text:style-name="T19">.</text:span><text:span text:style-name="T42">forEach</text:span><text:span text:style-name="T19">(item =&gt; {</text:span><text:line-break/><text:span text:style-name="T19"> <text:s text:c="3"/></text:span><text:span text:style-name="T14">if </text:span><text:span text:style-name="T19">(!(item.</text:span><text:span text:style-name="T35">easyVereinMitglied_id </text:span><text:span text:style-name="T14">in </text:span><text:span text:style-name="T29">checkedItems</text:span><text:span text:style-name="T19">)) {</text:span><text:line-break/><text:span text:style-name="T19"> <text:s text:c="5"/></text:span><text:span text:style-name="T29">checkedItems</text:span><text:span text:style-name="T19">[item.</text:span><text:span text:style-name="T35">easyVereinMitglied_id</text:span><text:span text:style-name="T19">] = {</text:span><text:line-break/><text:span text:style-name="T19"> <text:s text:c="7"/></text:span><text:span text:style-name="T35">ausgeliehen</text:span><text:span text:style-name="T19">: </text:span><text:span text:style-name="T14">true</text:span><text:span text:style-name="T19">, <text:s text:c="3"/></text:span><text:span text:style-name="T49">// Standardmäßig gecheckt</text:span><text:line-break/><text:span text:style-name="T49"> <text:s text:c="7"/></text:span><text:span text:style-name="T35">abgeschlossen</text:span><text:span text:style-name="T19">: </text:span><text:span text:style-name="T14">false </text:span><text:span text:style-name="T49">// Standardmäßig nicht gecheckt</text:span><text:line-break/><text:span text:style-name="T49"> <text:s text:c="5"/></text:span><text:span text:style-name="T19">};</text:span><text:line-break/><text:span text:style-name="T19"> <text:s text:c="5"/></text:span><text:span text:style-name="T54">console</text:span><text:span text:style-name="T19">.</text:span><text:span text:style-name="T42">log</text:span><text:span text:style-name="T19">(</text:span><text:span text:style-name="T4">`Checkboxen für ID </text:span><text:span text:style-name="T19">${item.</text:span><text:span text:style-name="T35">easyVereinMitglied_id</text:span><text:span text:style-name="T19">.</text:span><text:span text:style-name="T35">ausgeliehen</text:span><text:span text:style-name="T19">}</text:span><text:span text:style-name="T4"> initialisiert`</text:span><text:span text:style-name="T19">);</text:span><text:line-break/><text:span text:style-name="T19"> <text:s text:c="3"/>}</text:span><text:line-break/><text:span text:style-name="T19"> <text:s/>});</text:span><text:line-break/><text:span text:style-name="T19"> <text:s/></text:span><text:span text:style-name="T54">console</text:span><text:span text:style-name="T19">.</text:span><text:span text:style-name="T42">log</text:span><text:span text:style-name="T19">(</text:span><text:span text:style-name="T4">'checkedItems nach Initialisierung:'</text:span><text:span text:style-name="T19">, </text:span><text:span text:style-name="T29">checkedItems</text:span><text:span text:style-name="T19">);</text:span><text:line-break/><text:span text:style-name="T19">}</text:span></text:p>
      <text:p text:style-name="P95"/>
      <text:p text:style-name="P95">Aufgerufen wird die Funktion in onMounted:</text:p>
      <text:p text:style-name="P96"><text:span text:style-name="T19">onMounted(</text:span><text:span text:style-name="T14">async </text:span><text:span text:style-name="T19">() =&gt; {</text:span><text:line-break/><text:span text:style-name="T19"> <text:s/></text:span><text:span text:style-name="T14">try </text:span><text:span text:style-name="T19">{</text:span><text:line-break/><text:span text:style-name="T19"> <text:s text:c="3"/></text:span><text:span text:style-name="T14">const </text:span><text:span text:style-name="T29">response </text:span><text:span text:style-name="T19">= </text:span><text:span text:style-name="T14">await </text:span><text:span text:style-name="T54">AuthenticationService</text:span><text:span text:style-name="T19">.</text:span><text:span text:style-name="T42">leihvorgangVerwalten</text:span><text:span text:style-name="T19">();</text:span><text:line-break/><text:span text:style-name="T19"> <text:s text:c="3"/></text:span><text:span text:style-name="T29">leihvorgaengeMitgliederAbrufen</text:span><text:span text:style-name="T19">.</text:span><text:span text:style-name="T35">value </text:span><text:span text:style-name="T19">= </text:span><text:span text:style-name="T29">response</text:span><text:span text:style-name="T19">.</text:span><text:span text:style-name="T35">data</text:span><text:span text:style-name="T19">.</text:span><text:span text:style-name="T42">map</text:span><text:span text:style-name="T19">(member =&gt; ({</text:span><text:line-break/><text:span text:style-name="T19"> <text:s text:c="5"/>...member,</text:span><text:line-break/><text:span text:style-name="T19"> <text:s text:c="5"/></text:span><text:span text:style-name="T35">leihvorgaengeArtikelDetails</text:span><text:span text:style-name="T19">: [],</text:span><text:line-break/><text:span text:style-name="T19"> <text:s text:c="5"/></text:span><text:span text:style-name="T35">dataLoaded</text:span><text:span text:style-name="T19">: </text:span><text:span text:style-name="T14">false</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leihvorgaengeMitgliederAbrufen erfolgreich'</text:span><text:span text:style-name="T19">, </text:span><text:span text:style-name="T29">leihvorgaengeMitgliederAbrufen</text:span><text:span text:style-name="T19">.</text:span><text:span text:style-name="T35">value</text:span><text:span text:style-name="T19">);</text:span><text:line-break/><text:span text:style-name="T19"> <text:s/>} </text:span><text:span text:style-name="T14">catch </text:span><text:span text:style-name="T19">(error) {</text:span><text:line-break/><text:span text:style-name="T19"> <text:s text:c="3"/></text:span><text:span text:style-name="T54">console</text:span><text:span text:style-name="T19">.</text:span><text:span text:style-name="T42">log</text:span><text:span text:style-name="T19">(</text:span><text:span text:style-name="T4">'Abruf der Daten leihvorgaengeMitgliederAbrufen fehlgeschlagen'</text:span><text:span text:style-name="T19">, error);</text:span><text:line-break/><text:span text:style-name="T19"> <text:s/>}</text:span><text:line-break/><text:span text:style-name="T19"> <text:s/></text:span><text:span text:style-name="T42">initializeCheckedItems</text:span><text:span text:style-name="T19">() </text:span><text:span text:style-name="T49">//checkt die Checkbox ausgeliehen standardmäßig</text:span><text:line-break/><text:span text:style-name="T19">});</text:span></text:p>
      <text:p text:style-name="P95"/>
      <text:p text:style-name="P95"/>
      <text:p text:style-name="P97">Um den Status der checkbox zu ermitteln, bzw. auf ein @change Event zu reagieren, habe ich zwei function (entspricht auch dem v-model der jeweiligen checkbox) angelegt:</text:p>
      <text:p text:style-name="P98"><text:soft-page-break/><text:span text:style-name="T49">// Funktion zur Initialisierung von checkedItems basierend auf leihvorgaengeMitgliederAbrufen</text:span><text:line-break/><text:span text:style-name="T14">function </text:span><text:span text:style-name="T42">initializeCheckedItems</text:span><text:span text:style-name="T19">(){</text:span><text:line-break/><text:span text:style-name="T19"> <text:s/></text:span><text:span text:style-name="T29">leihvorgaengeMitgliederAbrufen</text:span><text:span text:style-name="T19">.</text:span><text:span text:style-name="T35">value</text:span><text:span text:style-name="T19">.</text:span><text:span text:style-name="T42">forEach</text:span><text:span text:style-name="T19">(item =&gt; {</text:span><text:line-break/><text:span text:style-name="T19"> <text:s text:c="3"/></text:span><text:span text:style-name="T14">if </text:span><text:span text:style-name="T19">(!(item.</text:span><text:span text:style-name="T35">easyVereinMitglied_id </text:span><text:span text:style-name="T14">in </text:span><text:span text:style-name="T29">checkedItems</text:span><text:span text:style-name="T19">)) {</text:span><text:line-break/><text:span text:style-name="T19"> <text:s text:c="5"/></text:span><text:span text:style-name="T29">checkedItems</text:span><text:span text:style-name="T19">[item.</text:span><text:span text:style-name="T35">easyVereinMitglied_id</text:span><text:span text:style-name="T19">] = {</text:span><text:line-break/><text:span text:style-name="T19"> <text:s text:c="7"/></text:span><text:span text:style-name="T35">ausgeliehen</text:span><text:span text:style-name="T19">: </text:span><text:span text:style-name="T14">true</text:span><text:span text:style-name="T19">, <text:s text:c="3"/></text:span><text:span text:style-name="T49">// Standardmäßig gecheckt</text:span><text:line-break/><text:span text:style-name="T49"> <text:s text:c="7"/></text:span><text:span text:style-name="T35">abgeschlossen</text:span><text:span text:style-name="T19">: </text:span><text:span text:style-name="T14">false </text:span><text:span text:style-name="T49">// Standardmäßig nicht gecheckt</text:span><text:line-break/><text:span text:style-name="T49"> <text:s text:c="5"/></text:span><text:span text:style-name="T19">};</text:span><text:line-break/><text:span text:style-name="T19"> <text:s text:c="5"/></text:span><text:span text:style-name="T54">console</text:span><text:span text:style-name="T19">.</text:span><text:span text:style-name="T42">log</text:span><text:span text:style-name="T19">(</text:span><text:span text:style-name="T4">`Checkboxen für ID </text:span><text:span text:style-name="T19">${item.</text:span><text:span text:style-name="T35">easyVereinMitglied_id</text:span><text:span text:style-name="T19">.</text:span><text:span text:style-name="T35">ausgeliehen</text:span><text:span text:style-name="T19">}</text:span><text:span text:style-name="T4"> initialisiert`</text:span><text:span text:style-name="T19">);</text:span><text:line-break/><text:span text:style-name="T19"> <text:s text:c="3"/>}</text:span><text:line-break/><text:span text:style-name="T19"> <text:s/>});</text:span><text:line-break/><text:span text:style-name="T19"> <text:s/></text:span><text:span text:style-name="T54">console</text:span><text:span text:style-name="T19">.</text:span><text:span text:style-name="T42">log</text:span><text:span text:style-name="T19">(</text:span><text:span text:style-name="T4">'checkedItems nach Initialisierung:'</text:span><text:span text:style-name="T19">, </text:span><text:span text:style-name="T29">checkedItems</text:span><text:span text:style-name="T19">);</text:span><text:line-break/><text:span text:style-name="T19">}</text:span><text:line-break/><text:line-break/><text:span text:style-name="T14">function </text:span><text:span text:style-name="T42">handleCheckboxAusgeliehen</text:span><text:span text:style-name="T19">(item) {</text:span><text:line-break/><text:span text:style-name="T19"> <text:s/></text:span><text:span text:style-name="T14">const </text:span><text:span text:style-name="T29">isChecked </text:span><text:span text:style-name="T19">= </text:span><text:span text:style-name="T29">checkedItems</text:span><text:span text:style-name="T19">[item.</text:span><text:span text:style-name="T35">easyVereinMitglied_id</text:span><text:span text:style-name="T19">.</text:span><text:span text:style-name="T35">ausgeliehen</text:span><text:span text:style-name="T19">];</text:span><text:line-break/><text:span text:style-name="T19"> <text:s/></text:span><text:span text:style-name="T54">console</text:span><text:span text:style-name="T19">.</text:span><text:span text:style-name="T42">log</text:span><text:span text:style-name="T19">(</text:span><text:span text:style-name="T4">`Checkbox für ID </text:span><text:span text:style-name="T19">${item.</text:span><text:span text:style-name="T35">easyVereinMitglied_id</text:span><text:span text:style-name="T19">.</text:span><text:span text:style-name="T35">ausgeliehen</text:span><text:span text:style-name="T19">}</text:span><text:span text:style-name="T4"> ist jetzt </text:span><text:span text:style-name="T19">${</text:span><text:span text:style-name="T29">isChecked </text:span><text:span text:style-name="T19">? </text:span><text:span text:style-name="T4">'gecheckt' </text:span><text:span text:style-name="T19">: </text:span><text:span text:style-name="T4">'nicht gecheckt'</text:span><text:span text:style-name="T19">}</text:span><text:span text:style-name="T4">`</text:span><text:span text:style-name="T19">);</text:span><text:line-break/><text:line-break/><text:span text:style-name="T19"> <text:s/></text:span><text:span text:style-name="T14">if</text:span><text:span text:style-name="T19">(</text:span><text:span text:style-name="T29">isChecked</text:span><text:span text:style-name="T19">){</text:span><text:line-break/><text:span text:style-name="T19"> <text:s text:c="3"/></text:span><text:span text:style-name="T49">// Beispiel: Füge die ID zu einer Liste hinzu</text:span><text:line-break/><text:span text:style-name="T49"> <text:s text:c="3"/>// checkedIDs.value.push(item.easyVereinMitglied_id);</text:span><text:line-break/><text:span text:style-name="T49"> <text:s text:c="3"/></text:span><text:span text:style-name="T54">console</text:span><text:span text:style-name="T19">.</text:span><text:span text:style-name="T42">log</text:span><text:span text:style-name="T19">(</text:span><text:span text:style-name="T4">'handleCheckboxOffen gecheckt'</text:span><text:span text:style-name="T19">)</text:span><text:line-break/><text:span text:style-name="T19"> <text:s/>} </text:span><text:span text:style-name="T14">else</text:span><text:span text:style-name="T19">{</text:span><text:line-break/><text:span text:style-name="T19"> <text:s text:c="3"/></text:span><text:span text:style-name="T49">// Beispiel: Entferne die ID aus einer Liste</text:span><text:line-break/><text:span text:style-name="T49"> <text:s text:c="3"/>// const index = checkedIDs.value.indexOf(item.easyVereinMitglied_id);</text:span><text:line-break/><text:span text:style-name="T49"> <text:s text:c="3"/>// if(index &gt; -1) checkedIDs.value.splice(index, 1);</text:span><text:line-break/><text:span text:style-name="T49"> <text:s text:c="3"/></text:span><text:span text:style-name="T54">console</text:span><text:span text:style-name="T19">.</text:span><text:span text:style-name="T42">log</text:span><text:span text:style-name="T19">(</text:span><text:span text:style-name="T4">'handleCheckboxOffen nicht gecheckt'</text:span><text:span text:style-name="T19">)</text:span><text:line-break/><text:span text:style-name="T19"> <text:s/>}</text:span><text:line-break/><text:line-break/><text:span text:style-name="T19">}</text:span></text:p>
      <text:p text:style-name="P97"/>
      <text:p text:style-name="P97">Somit kann ich auf das jeweilige Event der jeweiligen Chechkox reagieren.</text:p>
      <text:p text:style-name="P97"><text:span text:style-name="T82">WICHTIG</text:span> ist, damit der Standardwert in der o.g. Funktion funktionert, darf value in der v-checkbox nicht gesetzt sein, sonst funktioniert das nicht!</text:p>
      <text:p text:style-name="P97"/>
      <text:p text:style-name="P98"><text:span text:style-name="T67">&lt;v-checkbox</text:span><text:line-break/><text:span text:style-name="T67"> <text:s text:c="3"/></text:span><text:span text:style-name="T69">class</text:span><text:span text:style-name="T4">="ml-3"</text:span><text:line-break/><text:span text:style-name="T4"> <text:s text:c="3"/></text:span><text:span text:style-name="T69">color</text:span><text:span text:style-name="T4">="orange"</text:span><text:line-break/><text:span text:style-name="T4"> <text:s text:c="3"/></text:span><text:span text:style-name="T69">label</text:span><text:span text:style-name="T4">="ausgeliehen"</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35">ausgeliehen</text:span><text:span text:style-name="T4">"</text:span><text:line-break/><text:span text:style-name="T4"> <text:s text:c="3"/></text:span><text:span text:style-name="T69">@change</text:span><text:span text:style-name="T4">="</text:span><text:span text:style-name="T42">handleCheckboxAusgeliehen</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line-break/><text:span text:style-name="T67">&lt;v-checkbox</text:span><text:line-break/><text:span text:style-name="T67"> <text:s text:c="3"/></text:span><text:span text:style-name="T69">color</text:span><text:span text:style-name="T4">="green"</text:span><text:line-break/><text:span text:style-name="T4"> <text:s text:c="3"/></text:span><text:span text:style-name="T69">label</text:span><text:span text:style-name="T4">="abgeschlossen"</text:span><text:line-break/><text:span text:style-name="T4"> <text:s text:c="3"/></text:span><text:span text:style-name="T69">hide-details</text:span><text:line-break/><text:span text:style-name="T69"> <text:s text:c="3"/>v-model</text:span><text:span text:style-name="T4">="</text:span><text:span text:style-name="T35">checkedItems</text:span><text:span text:style-name="T19">[</text:span><text:span text:style-name="T29">item</text:span><text:span text:style-name="T19">.</text:span><text:span text:style-name="T35">easyVereinMitglied_id</text:span><text:span text:style-name="T19">].</text:span><text:span text:style-name="T35">abgeschlossen</text:span><text:span text:style-name="T4">"</text:span><text:line-break/><text:span text:style-name="T4"> <text:s text:c="3"/></text:span><text:span text:style-name="T69">@change</text:span><text:span text:style-name="T4">="</text:span><text:span text:style-name="T42">handleCheckboxAbgeschlossen</text:span><text:span text:style-name="T19">(</text:span><text:span text:style-name="T29">item</text:span><text:span text:style-name="T19">)</text:span><text:span text:style-name="T4">"</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checkbox&gt;</text:span></text:p>
      <text:p text:style-name="P97"/>
      <text:p text:style-name="P97"/>
      <text:h text:style-name="Heading_20_2" text:outline-level="2"><text:bookmark-start text:name="__RefHeading___Toc750791_3394150493"/>reactive() <text:span text:style-name="T85">vs. Ref() und .value</text:span><text:bookmark-end text:name="__RefHeading___Toc750791_3394150493"/></text:h>
      <text:p text:style-name="P97"/>
      <text:p text:style-name="P99"><text:soft-page-break/>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0">mit if </text:span>abfangen<text:bookmark-end text:name="__RefHeading___Toc948267_3394150493"/></text:h>
      <text:p text:style-name="P101"><text:span text:style-name="T14">if </text:span><text:span text:style-name="T19">(</text:span><text:span text:style-name="T29">IDinventarBuchungenPositionenStatus </text:span><text:span text:style-name="T19">&amp;&amp; </text:span><text:span text:style-name="T29">IDinventarBuchungenPositionenStatus</text:span><text:span text:style-name="T19">.</text:span><text:span text:style-name="T35">length </text:span><text:span text:style-name="T19">&gt; </text:span><text:span text:style-name="T62">0</text:span><text:span text:style-name="T19">) {</text:span><text:line-break/>}</text:p>
      <text:p text:style-name="P100"/>
      <text:p text:style-name="P102">oder</text:p>
      <text:p text:style-name="P102"/>
      <text:p text:style-name="P103"><text:span text:style-name="T14">if</text:span><text:span text:style-name="T19">(value.</text:span><text:span text:style-name="T35">checkedStateAusgeliehen </text:span><text:span text:style-name="T19">!== </text:span><text:span text:style-name="T14">undefined</text:span><text:span text:style-name="T19">){</text:span><text:span text:style-name="T21">}</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7">&lt;v-icon</text:span><text:line-break/><text:span text:style-name="T67"> <text:s text:c="3"/></text:span><text:span text:style-name="T69">:color</text:span><text:span text:style-name="T4">="</text:span><text:span text:style-name="T29">itemArtikelDetails</text:span><text:span text:style-name="T19">.inventarBuchungenPositionen_IDinventarBuchungenPositionenStatus === </text:span><text:span text:style-name="T62">1 </text:span><text:span text:style-name="T19">? </text:span><text:span text:style-name="T4">'orange' </text:span><text:span text:style-name="T19">: </text:span><text:span text:style-name="T4">'green'"</text:span><text:line-break/><text:span text:style-name="T67">&gt;</text:span><text:line-break/><text:span text:style-name="T67"> <text:s/></text:span><text:span text:style-name="T19">{{</text:span><text:span text:style-name="T24"> itemArtikelDetails.inventarBuchungenPositionen_IDinventarBuchungenPositionenStatus === 1 ? 'mdi-share' : 'mdi-lock' </text:span><text:span text:style-name="T19">}}</text:span><text:line-break/><text:span text:style-name="T67">&lt;/v-icon&gt;</text:span></text:p>
      <text:p text:style-name="P174"/>
      <text:p text:style-name="P175">oder mit Text:</text:p>
      <text:p text:style-name="P175"/>
      <text:p text:style-name="P176"><text:span text:style-name="T19">{{</text:span><text:span text:style-name="T24"> item.ExterneInventarNummerPflicht === 1 ? 'Externe Nr. erfassen*' : 'Externe Nr. erfassen' </text:span><text:span text:style-name="T19">}}</text:span></text:p>
      <text:p text:style-name="P175"/>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106">1. State als Array erstellen: <text:s/>showAusgeliehenAbgeschlossen: [],</text:p>
      <text:p text:style-name="P106"/>
      <text:p text:style-name="P106">2. Mutation erstellen. Hier werden, wenn das Objekt nicht besteht, Standardwerte angelegt:</text:p>
      <text:p text:style-name="P107"><text:span text:style-name="T42">setShowAusgeliehenAbgeschlossen</text:span><text:span text:style-name="T19">(state, value) {</text:span><text:line-break/><text:span text:style-name="T19"> <text:s text:c="3"/></text:span><text:span text:style-name="T14">const </text:span><text:span text:style-name="T29">existingItem </text:span><text:span text:style-name="T19">= state.</text:span><text:span text:style-name="T35">showAusgeliehenAbgeschlossen</text:span><text:span text:style-name="T19">.</text:span><text:span text:style-name="T42">find</text:span><text:span text:style-name="T19">(</text:span><text:line-break/><text:span text:style-name="T19"> <text:s text:c="7"/>(item) =&gt; item.</text:span><text:span text:style-name="T35">idMitglied </text:span><text:span text:style-name="T19">=== value.</text:span><text:span text:style-name="T35">idMitglied</text:span><text:line-break/><text:span text:style-name="T35"> <text:s text:c="3"/></text:span><text:span text:style-name="T19">);</text:span><text:line-break/><text:line-break/><text:span text:style-name="T19"> <text:s text:c="3"/></text:span><text:span text:style-name="T14">if </text:span><text:span text:style-name="T19">(</text:span><text:span text:style-name="T29">existingItem</text:span><text:span text:style-name="T19">) {</text:span><text:line-break/><text:span text:style-name="T19"> <text:s text:c="7"/></text:span><text:span text:style-name="T49">// Aktualisiere nur die übergebenen Eigenschaften</text:span><text:line-break/><text:span text:style-name="T49"> <text:s text:c="7"/></text:span><text:span text:style-name="T14">if </text:span><text:span text:style-name="T19">(value.</text:span><text:span text:style-name="T35">checkedStateAusgeliehen </text:span><text:span text:style-name="T19">!== </text:span><text:span text:style-name="T14">undefined</text:span><text:span text:style-name="T19">) {</text:span><text:line-break/><text:span text:style-name="T19"> <text:s text:c="11"/></text:span><text:span text:style-name="T29">existingItem</text:span><text:span text:style-name="T19">.</text:span><text:span text:style-name="T35">checkedStateAusgeliehen </text:span><text:span text:style-name="T19">= value.</text:span><text:span text:style-name="T35">checkedStateAusgeliehen</text:span><text:span text:style-name="T19">;</text:span><text:line-break/><text:span text:style-name="T19"> <text:s text:c="7"/>}</text:span><text:line-break/><text:soft-page-break/><text:span text:style-name="T19"> <text:s text:c="7"/></text:span><text:span text:style-name="T14">if </text:span><text:span text:style-name="T19">(value.</text:span><text:span text:style-name="T35">checkedStateAbgeschlossen </text:span><text:span text:style-name="T19">!== </text:span><text:span text:style-name="T14">undefined</text:span><text:span text:style-name="T19">) {</text:span><text:line-break/><text:span text:style-name="T19"> <text:s text:c="11"/></text:span><text:span text:style-name="T29">existingItem</text:span><text:span text:style-name="T19">.</text:span><text:span text:style-name="T35">checkedStateAbgeschlossen </text:span><text:span text:style-name="T19">= value.</text:span><text:span text:style-name="T35">checkedStateAbgeschlossen</text:span><text:span text:style-name="T19">;</text:span><text:line-break/><text:span text:style-name="T19"> <text:s text:c="7"/>}</text:span><text:line-break/><text:span text:style-name="T19"> <text:s text:c="3"/>} </text:span><text:span text:style-name="T14">else </text:span><text:span text:style-name="T19">{</text:span><text:line-break/><text:span text:style-name="T19"> <text:s text:c="7"/></text:span><text:span text:style-name="T49">// Füge ein neues Element mit Standardwerten hinzu</text:span><text:line-break/><text:span text:style-name="T49"> <text:s text:c="7"/></text:span><text:span text:style-name="T14">const </text:span><text:span text:style-name="T29">newItem </text:span><text:span text:style-name="T19">= {</text:span><text:line-break/><text:span text:style-name="T19"> <text:s text:c="11"/></text:span><text:span text:style-name="T35">idMitglied</text:span><text:span text:style-name="T19">: value.</text:span><text:span text:style-name="T35">idMitglied</text:span><text:span text:style-name="T19">,</text:span><text:line-break/><text:span text:style-name="T19"> <text:s text:c="11"/></text:span><text:span text:style-name="T35">checkedStateAusgeliehen</text:span><text:span text:style-name="T19">: value.</text:span><text:span text:style-name="T35">checkedStateAusgeliehen </text:span><text:span text:style-name="T19">!== </text:span><text:span text:style-name="T14">undefined </text:span><text:span text:style-name="T19">? value.</text:span><text:span text:style-name="T35">checkedStateAusgeliehen </text:span><text:span text:style-name="T19">: </text:span><text:span text:style-name="T14">true</text:span><text:span text:style-name="T19">, </text:span><text:span text:style-name="T49">// Standardwert</text:span><text:line-break/><text:span text:style-name="T49"> <text:s text:c="11"/></text:span><text:span text:style-name="T35">checkedStateAbgeschlossen</text:span><text:span text:style-name="T19">: value.</text:span><text:span text:style-name="T35">checkedStateAbgeschlossen </text:span><text:span text:style-name="T19">!== </text:span><text:span text:style-name="T14">undefined </text:span><text:span text:style-name="T19">? value.</text:span><text:span text:style-name="T35">checkedStateAbgeschlossen </text:span><text:span text:style-name="T19">: </text:span><text:span text:style-name="T14">false</text:span><text:span text:style-name="T19">, </text:span><text:span text:style-name="T49">// Standardwert</text:span><text:line-break/><text:span text:style-name="T49"> <text:s text:c="7"/></text:span><text:span text:style-name="T19">};</text:span><text:line-break/><text:span text:style-name="T19"> <text:s text:c="7"/>state.</text:span><text:span text:style-name="T35">showAusgeliehenAbgeschlossen</text:span><text:span text:style-name="T19">.</text:span><text:span text:style-name="T42">push</text:span><text:span text:style-name="T19">(</text:span><text:span text:style-name="T29">newItem</text:span><text:span text:style-name="T19">);</text:span><text:line-break/><text:span text:style-name="T19"> <text:s text:c="3"/>}</text:span><text:line-break/><text:line-break/><text:span text:style-name="T19"> <text:s text:c="3"/></text:span><text:span text:style-name="T54">console</text:span><text:span text:style-name="T19">.</text:span><text:span text:style-name="T42">log</text:span><text:span text:style-name="T19">(</text:span><text:span text:style-name="T4">'vuex state.showAusgeliehenAbgeschlossen'</text:span><text:span text:style-name="T19">, state.</text:span><text:span text:style-name="T35">showAusgeliehenAbgeschlossen</text:span><text:span text:style-name="T19">);</text:span><text:line-break/><text:span text:style-name="T19">},</text:span><text:line-break/></text:p>
      <text:p text:style-name="P106"/>
      <text:p text:style-name="P106">3. Action anlegen:</text:p>
      <text:p text:style-name="P107"><text:span text:style-name="T42">setShowAusgeliehenAbgeschlossen</text:span><text:span text:style-name="T19">( { commit }, value){</text:span><text:line-break/><text:span text:style-name="T19"> <text:s text:c="3"/>commit(</text:span><text:span text:style-name="T4">'setShowAusgeliehenAbgeschlossen'</text:span><text:span text:style-name="T19">, value)</text:span><text:line-break/><text:span text:style-name="T19">}</text:span></text:p>
      <text:p text:style-name="P106"/>
      <text:p text:style-name="P106">4. Getter anlegen, der die Daten eines bestimmten Mitglieds zurück gibt:</text:p>
      <text:p text:style-name="P107"><text:span text:style-name="T42">getShowAusgeliehenAbgeschlossen</text:span><text:span text:style-name="T19">: (state) =&gt; (idMitglied) =&gt; {</text:span><text:line-break/><text:span text:style-name="T19"> <text:s text:c="3"/></text:span><text:span text:style-name="T14">return </text:span><text:span text:style-name="T19">state.</text:span><text:span text:style-name="T35">showAusgeliehenAbgeschlossen</text:span><text:span text:style-name="T19">.</text:span><text:span text:style-name="T42">find</text:span><text:span text:style-name="T19">(</text:span><text:line-break/><text:span text:style-name="T19"> <text:s text:c="7"/>(item) =&gt; item.</text:span><text:span text:style-name="T35">idMitglied </text:span><text:span text:style-name="T19">=== idMitglied</text:span><text:line-break/><text:span text:style-name="T19"> <text:s text:c="3"/>);</text:span><text:line-break/><text:span text:style-name="T19">},</text:span></text:p>
      <text:p text:style-name="P106"/>
      <text:p text:style-name="P106">5. Abruf der Daten in z.B. einer Funktion</text:p>
      <text:p text:style-name="P107"><text:span text:style-name="T14">const </text:span><text:span text:style-name="T29">checkedAusgeliehen </text:span><text:span text:style-name="T19">= </text:span><text:span text:style-name="T54">store</text:span><text:span text:style-name="T19">.</text:span><text:span text:style-name="T35">getters</text:span><text:span text:style-name="T19">.</text:span><text:span text:style-name="T35">getShowAusgeliehenAbgeschlossen</text:span><text:span text:style-name="T19">(member.</text:span><text:span text:style-name="T35">easyVereinMitglied_id</text:span><text:span text:style-name="T19">).</text:span><text:span text:style-name="T35">checkedStateAusgeliehen</text:span><text:line-break/><text:span text:style-name="T14">const </text:span><text:span text:style-name="T29">checkedAbgeschlossen </text:span><text:span text:style-name="T19">= </text:span><text:span text:style-name="T54">store</text:span><text:span text:style-name="T19">.</text:span><text:span text:style-name="T35">getters</text:span><text:span text:style-name="T19">.</text:span><text:span text:style-name="T35">getShowAusgeliehenAbgeschlossen</text:span><text:span text:style-name="T19">(member.</text:span><text:span text:style-name="T35">easyVereinMitglied_id</text:span><text:span text:style-name="T19">).</text:span><text:span text:style-name="T35">checkedStateAbgeschlossen</text:span></text:p>
      <text:p text:style-name="P106"/>
      <text:p text:style-name="P106"/>
      <text:h text:style-name="Heading_20_2" text:outline-level="2"><text:bookmark-start text:name="__RefHeading___Toc1685223_3394150493"/>vue Suchfunktion spezifisch innerhalb einer idMitglied<text:bookmark-end text:name="__RefHeading___Toc1685223_3394150493"/></text:h>
      <text:p text:style-name="P108"/>
      <text:p text:style-name="P109">1. Ein Objekt erstellen <text:span text:style-name="T97">ACHTUNG: hier wird ein Objekt benötigt</text:span></text:p>
      <text:p text:style-name="P110"><text:span text:style-name="T14">const </text:span><text:span text:style-name="T29">searchArtikels </text:span><text:span text:style-name="T19">= ref({});</text:span></text:p>
      <text:p text:style-name="P109"/>
      <text:p text:style-name="P109">2. Textfeld mit v-model daran binden und die idMitglieder an die Funktion übergeben</text:p>
      <text:p text:style-name="P110"><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p>
      <text:p text:style-name="P109"/>
      <text:p text:style-name="P110"><text:span text:style-name="T67">&lt;v-text-field</text:span><text:line-break/><text:span text:style-name="T67"> <text:s text:c="3"/></text:span><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loading</text:span><text:span text:style-name="T4">="</text:span><text:span text:style-name="T35">loading</text:span><text:span text:style-name="T4">"</text:span><text:line-break/><text:span text:style-name="T4"> <text:s text:c="3"/></text:span><text:span text:style-name="T69">append-inner-icon</text:span><text:span text:style-name="T4">="mdi-magnify"</text:span><text:line-break/><text:span text:style-name="T4"> <text:s text:c="3"/></text:span><text:span text:style-name="T69">density</text:span><text:span text:style-name="T4">="compact"</text:span><text:line-break/><text:span text:style-name="T4"> <text:s text:c="3"/></text:span><text:span text:style-name="T69">label</text:span><text:span text:style-name="T4">="Artikel suchen"</text:span><text:line-break/><text:span text:style-name="T4"> <text:s text:c="3"/></text:span><text:span text:style-name="T69">variant</text:span><text:span text:style-name="T4">="solo"</text:span><text:line-break/><text:span text:style-name="T4"> <text:s text:c="3"/></text:span><text:span text:style-name="T69">hide-details</text:span><text:line-break/><text:soft-page-break/><text:span text:style-name="T69"> <text:s text:c="3"/>single-line</text:span><text:line-break/><text:span text:style-name="T69"> <text:s text:c="3"/>class</text:span><text:span text:style-name="T4">="ma-2"</text:span><text:line-break/><text:span text:style-name="T4"> <text:s text:c="3"/></text:span><text:span text:style-name="T69">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text-field&gt;</text:span></text:p>
      <text:p text:style-name="P109"/>
      <text:p text:style-name="P109">3. Suchfunktion programmieren</text:p>
      <text:p text:style-name="P110"><text:span text:style-name="T14">function </text:span><text:span text:style-name="T42">filteredArtikelDetails</text:span><text:span text:style-name="T19">(item) {</text:span><text:line-break/><text:span text:style-name="T19"> <text:s/></text:span><text:span text:style-name="T14">const </text:span><text:span text:style-name="T29">searchTerm </text:span><text:span text:style-name="T19">= </text:span><text:span text:style-name="T29">searchArtikels</text:span><text:span text:style-name="T19">[item.</text:span><text:span text:style-name="T35">easyVereinMitglied_id</text:span><text:span text:style-name="T19">] || </text:span><text:span text:style-name="T4">''</text:span><text:span text:style-name="T19">;</text:span><text:line-break/><text:span text:style-name="T19"> <text:s/></text:span><text:span text:style-name="T14">const </text:span><text:span text:style-name="T29">lowerSearchTerm </text:span><text:span text:style-name="T19">= </text:span><text:span text:style-name="T29">searchTerm</text:span><text:span text:style-name="T19">.</text:span><text:span text:style-name="T42">toLowerCase</text:span><text:span text:style-name="T19">();</text:span><text:line-break/><text:line-break/><text:span text:style-name="T19"> <text:s/></text:span><text:span text:style-name="T14">if </text:span><text:span text:style-name="T19">(!</text:span><text:span text:style-name="T29">searchTerm</text:span><text:span text:style-name="T19">) {</text:span><text:line-break/><text:span text:style-name="T19"> <text:s text:c="3"/></text:span><text:span text:style-name="T49">// Wenn kein Suchbegriff eingegeben wurde, alle Artikel zurückgeben</text:span><text:line-break/><text:span text:style-name="T49"> <text:s text:c="3"/></text:span><text:span text:style-name="T14">return </text:span><text:span text:style-name="T19">item.</text:span><text:span text:style-name="T35">leihvorgaengeArtikelDetails</text:span><text:span text:style-name="T19">;</text:span><text:line-break/><text:span text:style-name="T19"> <text:s/>}</text:span><text:line-break/><text:line-break/><text:span text:style-name="T19"> <text:s/></text:span><text:span text:style-name="T14">return </text:span><text:span text:style-name="T19">item.</text:span><text:span text:style-name="T35">leihvorgaengeArtikelDetails</text:span><text:span text:style-name="T19">.</text:span><text:span text:style-name="T42">filter</text:span><text:span text:style-name="T19">((detail) =&gt; {</text:span><text:line-break/><text:span text:style-name="T19"> <text:s text:c="3"/></text:span><text:span text:style-name="T14">const </text:span><text:span text:style-name="T29">artikelBezeichnung </text:span><text:span text:style-name="T19">= detail.inventarArtikel_ArtikelBezeichnung.</text:span><text:span text:style-name="T42">toLowerCase</text:span><text:span text:style-name="T19">();</text:span><text:line-break/><text:span text:style-name="T19"> <text:s text:c="3"/></text:span><text:span text:style-name="T14">const </text:span><text:span text:style-name="T29">konfektionsGroesse </text:span><text:span text:style-name="T19">= detail.konfektionsGroesse_Konfektionsgroesse.</text:span><text:span text:style-name="T42">toLowerCase</text:span><text:span text:style-name="T19">();</text:span><text:line-break/><text:line-break/><text:span text:style-name="T19"> <text:s text:c="3"/></text:span><text:span text:style-name="T14">return </text:span><text:span text:style-name="T19">(</text:span><text:line-break/><text:span text:style-name="T19"> <text:s text:c="7"/></text:span><text:span text:style-name="T29">artikelBezeichnung</text:span><text:span text:style-name="T19">.</text:span><text:span text:style-name="T42">includes</text:span><text:span text:style-name="T19">(</text:span><text:span text:style-name="T29">lowerSearchTerm</text:span><text:span text:style-name="T19">) ||</text:span><text:line-break/><text:span text:style-name="T19"> <text:s text:c="7"/></text:span><text:span text:style-name="T29">konfektionsGroesse</text:span><text:span text:style-name="T19">.</text:span><text:span text:style-name="T42">includes</text:span><text:span text:style-name="T19">(</text:span><text:span text:style-name="T29">lowerSearchTerm</text:span><text:span text:style-name="T19">)</text:span><text:line-break/><text:span text:style-name="T19"> <text:s text:c="3"/>);</text:span><text:line-break/><text:span text:style-name="T19"> <text:s/>});</text:span><text:line-break/><text:span text:style-name="T19">}</text:span></text:p>
      <text:p text:style-name="P109"/>
      <text:p text:style-name="P109">4. Das entsprechende Element anpassen und nicht das vom Backend zurückgegeben Element verwenden, sondern dass das die Suchfunktion zurückliefert, verwenden:</text:p>
      <text:p text:style-name="P110"><text:span text:style-name="T67">&lt;v-list-item</text:span><text:line-break/><text:span text:style-name="T67"> <text:s text:c="3"/></text:span><text:span text:style-name="T69">v-for</text:span><text:span text:style-name="T4">="</text:span><text:span text:style-name="T19">(</text:span><text:span text:style-name="T29">itemArtikelDetails</text:span><text:span text:style-name="T19">) </text:span><text:span text:style-name="T14">in </text:span><text:span text:style-name="T42">filteredArtikelDetails</text:span><text:span text:style-name="T19">(</text:span><text:span text:style-name="T29">item</text:span><text:span text:style-name="T19">)</text:span><text:span text:style-name="T4">"</text:span><text:line-break/><text:span text:style-name="T4"> <text:s text:c="3"/></text:span><text:span text:style-name="T69">:key</text:span><text:span text:style-name="T4">="</text:span><text:span text:style-name="T29">itemArtikelDetails</text:span><text:span text:style-name="T19">.</text:span><text:span text:style-name="T35">IDinventarBuchungenPositionen</text:span><text:span text:style-name="T4">"</text:span><text:line-break/><text:span text:style-name="T4"> <text:s text:c="3"/></text:span><text:span text:style-name="T69">class</text:span><text:span text:style-name="T4">="mb-2 mt-2"</text:span><text:span text:style-name="T67">&gt;</text:span></text:p>
      <text:h text:style-name="P168" text:outline-level="2"><text:bookmark-start text:name="__RefHeading___Toc1685223_33941504931"/>vue Suchfunktion <text:span text:style-name="T97">allgemeine</text:span> <text:span text:style-name="T97">Suchfunktion </text:span><text:bookmark-end text:name="__RefHeading___Toc1685223_33941504931"/></text:h>
      <text:p text:style-name="P152">ACHTUNG: Hier wird ein leerer String bei der Initialisierung benötigt, KEIN OBJEKT!!!</text:p>
      <text:p text:style-name="P152">Ist gleichzeitig auch das v-model im zuständigen Textfeld</text:p>
      <text:p text:style-name="P145"><text:span text:style-name="T14">const </text:span><text:span text:style-name="T29">searchMitglied </text:span><text:span text:style-name="T19">= ref(</text:span><text:span text:style-name="T4">''</text:span><text:span text:style-name="T19">);</text:span></text:p>
      <text:p text:style-name="P144"/>
      <text:p text:style-name="P152">computed für die Filterung, in diesem Fall die Leihvorgänge nach Mitglieder:</text:p>
      <text:p text:style-name="P151"><text:span text:style-name="T14">const </text:span><text:span text:style-name="T29">filteredLeihvorgaengeMitglieder </text:span><text:span text:style-name="T19">= computed(() =&gt; {</text:span><text:line-break/><text:span text:style-name="T19"> <text:s/></text:span><text:span text:style-name="T14">if </text:span><text:span text:style-name="T19">(!</text:span><text:span text:style-name="T29">searchMitglied</text:span><text:span text:style-name="T19">.</text:span><text:span text:style-name="T35">value</text:span><text:span text:style-name="T19">) {</text:span><text:line-break/><text:span text:style-name="T19"> <text:s text:c="3"/></text:span><text:span text:style-name="T49">// Wenn kein Suchbegriff eingegeben wurde, gib alle Mitglieder zurück</text:span><text:line-break/><text:span text:style-name="T49"> <text:s text:c="3"/></text:span><text:span text:style-name="T14">return </text:span><text:span text:style-name="T29">leihvorgaengeMitgliederAbrufen</text:span><text:span text:style-name="T19">.</text:span><text:span text:style-name="T35">value</text:span><text:span text:style-name="T19">;</text:span><text:line-break/><text:span text:style-name="T19"> <text:s/>}</text:span><text:line-break/><text:span text:style-name="T19"> <text:s/></text:span><text:span text:style-name="T49">// Ansonsten filtere die Mitglieder basierend auf dem Suchbegriff</text:span><text:line-break/><text:span text:style-name="T49"> <text:s/></text:span><text:span text:style-name="T14">return </text:span><text:span text:style-name="T29">leihvorgaengeMitgliederAbrufen</text:span><text:span text:style-name="T19">.</text:span><text:span text:style-name="T35">value</text:span><text:span text:style-name="T19">.</text:span><text:span text:style-name="T42">filter</text:span><text:span text:style-name="T19">((item) =&gt; {</text:span><text:line-break/><text:span text:style-name="T19"> <text:s text:c="3"/></text:span><text:span text:style-name="T14">const </text:span><text:span text:style-name="T29">fullName </text:span><text:span text:style-name="T19">= </text:span><text:span text:style-name="T4">`</text:span><text:span text:style-name="T19">${item.</text:span><text:span text:style-name="T35">easyVereinMitglied_firstName</text:span><text:span text:style-name="T19">} ${item.</text:span><text:span text:style-name="T35">easyVereinMitglied_familyName</text:span><text:span text:style-name="T19">}</text:span><text:span text:style-name="T4">`</text:span><text:span text:style-name="T19">.</text:span><text:span text:style-name="T42">toLowerCase</text:span><text:span text:style-name="T19">();</text:span><text:line-break/><text:span text:style-name="T19"> <text:s text:c="3"/></text:span><text:span text:style-name="T14">return </text:span><text:span text:style-name="T29">fullName</text:span><text:span text:style-name="T19">.</text:span><text:span text:style-name="T42">includes</text:span><text:span text:style-name="T19">(</text:span><text:span text:style-name="T29">searchMitglied</text:span><text:span text:style-name="T19">.</text:span><text:span text:style-name="T35">value</text:span><text:span text:style-name="T19">.</text:span><text:span text:style-name="T42">toLowerCase</text:span><text:span text:style-name="T19">());</text:span><text:line-break/><text:span text:style-name="T19"> <text:s/>});</text:span><text:line-break/><text:span text:style-name="T19">});</text:span></text:p>
      <text:p text:style-name="P150"/>
      <text:p text:style-name="P150">In der vor-Schleife das ursprüngliche Objekt, durch das filtered ersetzten:</text:p>
      <text:p text:style-name="P151"><text:span text:style-name="T69">v-for</text:span><text:span text:style-name="T4">="</text:span><text:span text:style-name="T19">(</text:span><text:span text:style-name="T29">item</text:span><text:span text:style-name="T19">) </text:span><text:span text:style-name="T14">in </text:span><text:span text:style-name="T35">filteredLeihvorgaengeMitglieder</text:span><text:span text:style-name="T4">"</text:span></text:p>
      <text:p text:style-name="P150"/>
      <text:p text:style-name="P80"><text:soft-page-break/><text:span text:style-name="T67">&lt;v-expansion-panels </text:span><text:span text:style-name="T69">v-model</text:span><text:span text:style-name="T4">="</text:span><text:span text:style-name="T35">expandedPanels</text:span><text:span text:style-name="T4">" </text:span><text:span text:style-name="T69">multiple</text:span><text:span text:style-name="T67">&gt;</text:span><text:line-break/><text:span text:style-name="T67"> <text:s/></text:span><text:span text:style-name="T49">&lt;!-- Erstes Level --&gt;</text:span><text:line-break/><text:span text:style-name="T49"> <text:s/></text:span><text:span text:style-name="T67">&lt;v-expansion-panel</text:span><text:line-break/><text:span text:style-name="T67"> <text:s text:c="5"/></text:span><text:span text:style-name="T69">v-for</text:span><text:span text:style-name="T4">="</text:span><text:span text:style-name="T19">(</text:span><text:span text:style-name="T29">item</text:span><text:span text:style-name="T19">) </text:span><text:span text:style-name="T14">in </text:span><text:span text:style-name="T35">filteredLeihvorgaengeMitglieder</text:span><text:span text:style-name="T4">"</text:span><text:line-break/><text:span text:style-name="T4"> <text:s text:c="5"/></text:span><text:span text:style-name="T69">:key</text:span><text:span text:style-name="T4">="</text:span><text:span text:style-name="T29">item</text:span><text:span text:style-name="T19">.</text:span><text:span text:style-name="T35">easyVereinMitglied_id</text:span><text:span text:style-name="T4">"</text:span><text:line-break/><text:span text:style-name="T4"> <text:s text:c="5"/></text:span><text:span text:style-name="T69">:value</text:span><text:span text:style-name="T4">="</text:span><text:span text:style-name="T29">item</text:span><text:span text:style-name="T19">.</text:span><text:span text:style-name="T35">easyVereinMitglied_id</text:span><text:span text:style-name="T4">"</text:span><text:line-break/><text:span text:style-name="T4"> <text:s text:c="5"/></text:span><text:span text:style-name="T69">class</text:span><text:span text:style-name="T4">="mb-1"</text:span><text:span text:style-name="T67">&gt;</text:span><text:line-break/><text:span text:style-name="T67"> <text:s text:c="3"/>&lt;v-expansion-panel-title </text:span><text:span text:style-name="T69">@click</text:span><text:span text:style-name="T4">="</text:span><text:span text:style-name="T42">expansionForLeihvorgang</text:span><text:span text:style-name="T19">(</text:span><text:span text:style-name="T29">item</text:span><text:span text:style-name="T19">)</text:span><text:span text:style-name="T4">"</text:span><text:span text:style-name="T67">&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3"/>
      <text:p text:style-name="P111">Dazu clearable verwenden.</text:p>
      <text:p text:style-name="P111">Wird aber nur angezeigt, wenn etwas eingegeben wurde!!!</text:p>
      <text:p text:style-name="P111"/>
      <text:p text:style-name="P112"><text:span text:style-name="T67">&lt;v-text-field</text:span><text:line-break/><text:span text:style-name="T67"> <text:s text:c="3"/></text:span><text:span text:style-name="T69">v-model</text:span><text:span text:style-name="T4">="</text:span><text:span text:style-name="T35">searchArtikels</text:span><text:span text:style-name="T19">[</text:span><text:span text:style-name="T29">item</text:span><text:span text:style-name="T19">.</text:span><text:span text:style-name="T35">easyVereinMitglied_id</text:span><text:span text:style-name="T19">]</text:span><text:span text:style-name="T4">"</text:span><text:line-break/><text:span text:style-name="T4"> <text:s text:c="3"/></text:span><text:span text:style-name="T69">:loading</text:span><text:span text:style-name="T4">="</text:span><text:span text:style-name="T35">loading</text:span><text:span text:style-name="T4">"</text:span><text:line-break/><text:span text:style-name="T4"> <text:s text:c="3"/></text:span><text:span text:style-name="T69">append-inner-icon</text:span><text:span text:style-name="T4">="mdi-magnify"</text:span><text:line-break/><text:span text:style-name="T4"> <text:s text:c="3"/></text:span><text:span text:style-name="T69">density</text:span><text:span text:style-name="T4">="compact"</text:span><text:line-break/><text:span text:style-name="T4"> <text:s text:c="3"/></text:span><text:span text:style-name="T69">label</text:span><text:span text:style-name="T4">="Artikel suchen"</text:span><text:line-break/><text:span text:style-name="T4"> <text:s text:c="3"/></text:span><text:span text:style-name="T69">variant</text:span><text:span text:style-name="T4">="solo"</text:span><text:line-break/><text:span text:style-name="T4"> <text:s text:c="3"/></text:span><text:span text:style-name="T69">single-line</text:span><text:line-break/><text:span text:style-name="T69"> <text:s text:c="3"/>class</text:span><text:span text:style-name="T4">="ma-2"</text:span><text:line-break/><text:span text:style-name="T4"> <text:s text:c="3"/></text:span><text:span text:style-name="T69">clearable</text:span><text:line-break/><text:span text:style-name="T69"> <text:s text:c="3"/>v-if</text:span><text:span text:style-name="T4">="</text:span><text:span text:style-name="T35">expandedPanels</text:span><text:span text:style-name="T19">.</text:span><text:span text:style-name="T42">includes</text:span><text:span text:style-name="T19">(</text:span><text:span text:style-name="T29">item</text:span><text:span text:style-name="T19">.</text:span><text:span text:style-name="T35">easyVereinMitglied_id</text:span><text:span text:style-name="T19">)</text:span><text:span text:style-name="T4">"</text:span><text:line-break/><text:span text:style-name="T67">&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4"/>
      <text:p text:style-name="P115"><text:span text:style-name="T14">function </text:span><text:span text:style-name="T42">formatDate</text:span><text:span text:style-name="T19">(dateString) {</text:span><text:line-break/><text:span text:style-name="T19"> <text:s/></text:span><text:span text:style-name="T14">if </text:span><text:span text:style-name="T19">(!dateString) </text:span><text:span text:style-name="T14">return </text:span><text:span text:style-name="T4">''</text:span><text:span text:style-name="T19">;</text:span><text:line-break/><text:span text:style-name="T19"> <text:s/></text:span><text:span text:style-name="T14">const </text:span><text:span text:style-name="T29">options </text:span><text:span text:style-name="T19">= { </text:span><text:span text:style-name="T35">day</text:span><text:span text:style-name="T19">: </text:span><text:span text:style-name="T4">'2-digit'</text:span><text:span text:style-name="T19">, </text:span><text:span text:style-name="T35">month</text:span><text:span text:style-name="T19">: </text:span><text:span text:style-name="T4">'2-digit'</text:span><text:span text:style-name="T19">, </text:span><text:span text:style-name="T35">year</text:span><text:span text:style-name="T19">: </text:span><text:span text:style-name="T4">'numeric' </text:span><text:span text:style-name="T19">};</text:span><text:line-break/><text:span text:style-name="T19"> <text:s/></text:span><text:span text:style-name="T14">return new </text:span><text:span text:style-name="T54">Date</text:span><text:span text:style-name="T19">(dateString).</text:span><text:span text:style-name="T42">toLocaleDateString</text:span><text:span text:style-name="T19">(</text:span><text:span text:style-name="T4">'de-DE'</text:span><text:span text:style-name="T19">, </text:span><text:span text:style-name="T29">options</text:span><text:span text:style-name="T19">);</text:span><text:line-break/><text:span text:style-name="T19">}</text:span></text:p>
      <text:p text:style-name="P114"/>
      <text:h text:style-name="Heading_20_2" text:outline-level="2"><text:bookmark-start text:name="__RefHeading___Toc1685229_3394150493"/>Anzeigen von v-Elementen abhängig von einer bestimmten Bedingung, z.B. eines Status<text:bookmark-end text:name="__RefHeading___Toc1685229_3394150493"/></text:h>
      <text:p text:style-name="P118">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6"/>
      <text:p text:style-name="P116">1. Funktion schreiben, die den Status (Wert) prüft und true oder false zurückgibt</text:p>
      <text:p text:style-name="P117"><text:span text:style-name="T14">function </text:span><text:span text:style-name="T42">isVisibleIventarStatus</text:span><text:span text:style-name="T19">(status){</text:span><text:line-break/><text:span text:style-name="T19"> <text:s/></text:span><text:span text:style-name="T49">//Prüft den itemArtikelDetails.inventarBuchungenPositionen_IDinventarBuchungenPositionenStatus Status</text:span><text:line-break/><text:span text:style-name="T49"> <text:s/>//Wenn 1 (ausgeliehen) Element anzeigen, sonst nicht</text:span><text:line-break/><text:span text:style-name="T49"> <text:s/></text:span><text:span text:style-name="T14">return </text:span><text:span text:style-name="T19">status === </text:span><text:span text:style-name="T62">1</text:span><text:span text:style-name="T19">;</text:span><text:line-break/><text:span text:style-name="T19">}</text:span></text:p>
      <text:p text:style-name="P116"/>
      <text:p text:style-name="P116"><text:soft-page-break/>2. Im jeweiligen Element die Funktion aufrufen und den Wert der geprüft werden soll übergeben:</text:p>
      <text:p text:style-name="P117"><text:span text:style-name="T19">{{</text:span><text:span text:style-name="T24"> isVisibleIventarStatus(itemArtikelDetails.inventarBuchungenPositionen_IDinventarBuchungenPositionenStatus) ? 'mdi-share' : 'mdi-lock' </text:span><text:span text:style-name="T19">}}</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19">Vorteil: Im Backend kann ohne Alias gearbeitet werden, erhöht die Lesbarkeit.</text:p>
      <text:p text:style-name="P119">Im Frontend sind alle Spaltennamen verfügbar und können unbenannt werden, damit ersichtlich ist</text:p>
      <text:p text:style-name="P119">um welche Spalte aus welcher Tabelle es sich handelt. Nachteil sind die langen Bezeichnungen im Frontend, wobei die Lesbarkeit überwiegt!</text:p>
      <text:p text:style-name="P119"/>
      <text:p text:style-name="P119">1. Abruf der Daten vom Backend</text:p>
      <text:p text:style-name="P120"><text:span text:style-name="T14">const </text:span><text:span text:style-name="T29">response </text:span><text:span text:style-name="T19">= </text:span><text:span text:style-name="T14">await </text:span><text:span text:style-name="T54">AuthenticationService</text:span><text:span text:style-name="T19">.</text:span><text:span text:style-name="T42">leihvorgangArtikel</text:span><text:span text:style-name="T19">(</text:span><text:line-break/><text:span text:style-name="T19"> <text:s text:c="3"/>member.</text:span><text:span text:style-name="T35">easyVereinMitglied_id</text:span><text:span text:style-name="T19">,</text:span><text:line-break/><text:span text:style-name="T19"> <text:s text:c="3"/>{</text:span><text:span text:style-name="T35">IDinventarBuchungenPositionenStatus</text:span><text:span text:style-name="T19">: </text:span><text:span text:style-name="T29">selektionKriterium</text:span><text:span text:style-name="T19">}</text:span><text:line-break/><text:span text:style-name="T19">);</text:span></text:p>
      <text:p text:style-name="P119"/>
      <text:p text:style-name="P119"/>
      <text:p text:style-name="P119">2. Mapping: Die Spaltennamen vom Backend werden hier umbenannt um ein besseres Verständnis für die Spaltennamen im Frontend zu haben</text:p>
      <text:p text:style-name="P119"/>
      <text:p text:style-name="P120"><text:span text:style-name="T49">// Mapping der empfangenen Daten</text:span><text:line-break/><text:span text:style-name="T14">const </text:span><text:span text:style-name="T29">mappedData </text:span><text:span text:style-name="T19">= </text:span><text:span text:style-name="T29">response</text:span><text:span text:style-name="T19">.</text:span><text:span text:style-name="T35">data</text:span><text:span text:style-name="T19">.</text:span><text:span text:style-name="T42">map</text:span><text:span text:style-name="T19">((item) =&gt; ({</text:span><text:line-break/><text:span text:style-name="T19"> <text:s/></text:span><text:span text:style-name="T35">konfektionsGroesse_Konfektionsgroesse</text:span><text:span text:style-name="T19">: item.</text:span><text:span text:style-name="T35">Konfektionsgroesse</text:span><text:span text:style-name="T19">,</text:span><text:line-break/><text:span text:style-name="T19"> <text:s/></text:span><text:span text:style-name="T35">inventarArtikel_Bildpfad</text:span><text:span text:style-name="T19">: item.</text:span><text:span text:style-name="T35">Bildpfad</text:span><text:span text:style-name="T19">,</text:span><text:line-break/><text:span text:style-name="T19"> <text:s/></text:span><text:span text:style-name="T35">inventarArtikel_ArtikelBezeichnung</text:span><text:span text:style-name="T19">: item.</text:span><text:span text:style-name="T35">ArtikelBezeichnung</text:span><text:span text:style-name="T19">,</text:span><text:line-break/><text:span text:style-name="T19"> <text:s/></text:span><text:span text:style-name="T35">inventarBuchungenPositionen_Menge</text:span><text:span text:style-name="T19">: item.</text:span><text:span text:style-name="T35">Menge</text:span><text:span text:style-name="T19">,</text:span><text:line-break/><text:span text:style-name="T19"> <text:s/></text:span><text:span text:style-name="T35">farbe_Bezeichnung</text:span><text:span text:style-name="T19">: item.</text:span><text:span text:style-name="T35">Farbe</text:span><text:span text:style-name="T19">,</text:span><text:line-break/><text:span text:style-name="T19"> <text:s/></text:span><text:span text:style-name="T35">inventarBuchungenPositionen_externeInventarNummer</text:span><text:span text:style-name="T19">: item.externeInventarNummer,</text:span><text:line-break/><text:span text:style-name="T19"> <text:s/></text:span><text:span text:style-name="T35">inventarBuchungenPositionen_Preis</text:span><text:span text:style-name="T19">: item.</text:span><text:span text:style-name="T35">Preis</text:span><text:span text:style-name="T19">,</text:span><text:line-break/><text:span text:style-name="T19"> <text:s/></text:span><text:span text:style-name="T35">inventarBuchungenPositionen_IDinventarBuchungenPositionen</text:span><text:span text:style-name="T19">: item.</text:span><text:span text:style-name="T35">IDinventarBuchungenPositionen</text:span><text:span text:style-name="T19">,</text:span><text:line-break/><text:span text:style-name="T19"> <text:s/></text:span><text:span text:style-name="T35">inventarBuchungenPositionenStatus_Bezeichnung</text:span><text:span text:style-name="T19">: item.StatusBezeichnung,</text:span><text:line-break/><text:span text:style-name="T19"> <text:s/></text:span><text:span text:style-name="T35">inventarBuchungenPositionen_IDinventarBuchungenPositionenStatus</text:span><text:span text:style-name="T19">: item.</text:span><text:span text:style-name="T29">IDinventarBuchungenPositionenStatus</text:span><text:span text:style-name="T19">,</text:span><text:line-break/><text:span text:style-name="T19"> <text:s/></text:span><text:span text:style-name="T35">inventarBuchungenPositionen_StatusDatum</text:span><text:span text:style-name="T19">: item.StatusDatum,</text:span><text:line-break/><text:span text:style-name="T19"> <text:s/></text:span><text:span text:style-name="T35">inventarZustand_Bezeichnung</text:span><text:span text:style-name="T19">: item.ZustandBezeichnung,</text:span><text:line-break/><text:span text:style-name="T19"> <text:s/></text:span><text:span text:style-name="T35">inventarBuchungenPositionen_Bemerkung</text:span><text:span text:style-name="T19">: item.Bemerkung,</text:span><text:line-break/><text:span text:style-name="T19"> <text:s/></text:span><text:span text:style-name="T35">inventarBuchungenPositionen_GesamtPreis</text:span><text:span text:style-name="T19">: item.GesamtPreis,</text:span><text:line-break/><text:span text:style-name="T19"> <text:s/></text:span><text:span text:style-name="T35">inventarBuchungenPositionen_Count</text:span><text:span text:style-name="T19">: item.AnzahlOffenePositionen,</text:span><text:line-break/><text:span text:style-name="T19">}));</text:span></text:p>
      <text:p text:style-name="P119"/>
      <text:p text:style-name="P119">3. Zuordnung dem eigenltichen Objekten</text:p>
      <text:p text:style-name="P120"><text:span text:style-name="T49">// Daten dem Mitglied zuweisen</text:span><text:line-break/><text:span text:style-name="T19">member.</text:span><text:span text:style-name="T35">leihvorgaengeArtikelDetails </text:span><text:span text:style-name="T19">= </text:span><text:span text:style-name="T29">mappedData</text:span><text:span text:style-name="T19">;</text:span></text:p>
      <text:p text:style-name="P119"/>
      <text:p text:style-name="P119"/>
      <text:h text:style-name="Heading_20_2" text:outline-level="2"><text:bookmark-start text:name="__RefHeading___Toc1685233_3394150493"/>Export von Funktionen js6 (Frontend)<text:bookmark-end text:name="__RefHeading___Toc1685233_3394150493"/></text:h>
      <text:p text:style-name="P137">WICHTIG: Es können nur Funktionen exportiert werden, die in einer separaten .js Datei sind.</text:p>
      <text:p text:style-name="P137">Im &lt;script setup&gt;&lt;/script setup&gt; ist das nicht ohne weiteres möglich.</text:p>
      <text:p text:style-name="P137">Deshalb habe ich die Funktion expansionForLeihvorgang in eine Datei globalFunctions.js gepackt im Ordner scripte. Von hier aus kann es in die gewünschte Komponenten importieren.</text:p>
      <text:p text:style-name="P137"><text:soft-page-break/>1. Export mit export { expansionForLeihvorgang }</text:p>
      <text:p text:style-name="P137">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4">Herausforderung: </text:p>
      <text:p text:style-name="P124">Bei der Rücknahme eines Artikels, möchte ich die Artikelübersicht aktualisieren, da der zurückgenommen Artikel nicht mehr unter den ausgeliehenen Artikel auftauchen <text:span text:style-name="T92">darf</text:span>.</text:p>
      <text:p text:style-name="P124">Dazu muss ich der Komponente DialogRücknahme das Objekt member übergeben, in diesem Fall wir d in der Hauptkomponente (die die zweite Komponente aufruft) ein ref Objekt erstellt.</text:p>
      <text:p text:style-name="P123"><text:span text:style-name="T14">const </text:span><text:span text:style-name="T29">selectedMember </text:span><text:span text:style-name="T19">= ref(</text:span><text:span text:style-name="T14">null</text:span><text:span text:style-name="T19">);</text:span></text:p>
      <text:p text:style-name="P122"/>
      <text:p text:style-name="P124">Die Funktion die den Dialog aufruft und das member Objekt übergeben bekommt, nimmt das Reaktive Objekt entgegen und speichert es im ref Objekt:</text:p>
      <text:p text:style-name="P123"><text:span text:style-name="T29">selectedMember</text:span><text:span text:style-name="T19">.</text:span><text:span text:style-name="T35">value </text:span><text:span text:style-name="T19">= member;</text:span></text:p>
      <text:p text:style-name="P122"/>
      <text:p text:style-name="P123"><text:span text:style-name="T14">function </text:span><text:span text:style-name="T42">showDialogRuecknahme</text:span><text:span text:style-name="T19">(artikelDetails, member) {</text:span><text:line-break/><text:span text:style-name="T19"> <text:s/></text:span><text:span text:style-name="T29">selectedMember</text:span><text:span text:style-name="T19">.</text:span><text:span text:style-name="T35">value </text:span><text:span text:style-name="T19">= member;</text:span><text:line-break/><text:span text:style-name="T19"> <text:s/></text:span><text:span text:style-name="T54">store</text:span><text:span text:style-name="T19">.</text:span><text:span text:style-name="T35">dispatch</text:span><text:span text:style-name="T19">(</text:span><text:span text:style-name="T4">'setShowDialogRuecknahmeArtikel'</text:span><text:span text:style-name="T19">, {</text:span><text:line-break/><text:span text:style-name="T19"> <text:s text:c="3"/></text:span><text:span text:style-name="T35">showDialog</text:span><text:span text:style-name="T19">: </text:span><text:span text:style-name="T14">true</text:span><text:span text:style-name="T19">,</text:span><text:line-break/><text:span text:style-name="T19"> <text:s text:c="3"/></text:span><text:span text:style-name="T35">IDinventarBuchungenPositionen</text:span><text:span text:style-name="T19">: artikelDetails.</text:span><text:span text:style-name="T35">ibp_IDinventarBuchungenPositionen</text:span><text:span text:style-name="T19">,</text:span><text:line-break/><text:span text:style-name="T19"> <text:s text:c="3"/></text:span><text:span text:style-name="T35">bemerkung</text:span><text:span text:style-name="T19">: </text:span><text:span text:style-name="T4">''</text:span><text:span text:style-name="T19">,</text:span><text:line-break/><text:span text:style-name="T19"> <text:s text:c="3"/></text:span><text:span text:style-name="T35">artikelDetails</text:span><text:span text:style-name="T19">: artikelDetails,</text:span><text:line-break/><text:span text:style-name="T19"> <text:s text:c="3"/></text:span><text:span text:style-name="T35">artikelZustand</text:span><text:span text:style-name="T19">: </text:span><text:span text:style-name="T4">''</text:span><text:span text:style-name="T19">,</text:span><text:line-break/><text:span text:style-name="T19"> <text:s text:c="3"/></text:span><text:span text:style-name="T35">memberName</text:span><text:span text:style-name="T19">: </text:span><text:span text:style-name="T4">`</text:span><text:span text:style-name="T19">${member.</text:span><text:span text:style-name="T35">easyVereinMitglied_firstName</text:span><text:span text:style-name="T19">} ${member.</text:span><text:span text:style-name="T35">easyVereinMitglied_familyName</text:span><text:span text:style-name="T19">}</text:span><text:span text:style-name="T4">`</text:span><text:span text:style-name="T19">,</text:span><text:line-break/><text:span text:style-name="T19"> <text:s text:c="3"/></text:span><text:span text:style-name="T35">idMitglied</text:span><text:span text:style-name="T19">: member.</text:span><text:span text:style-name="T35">easyVereinMitglied_id</text:span><text:line-break/><text:span text:style-name="T35"> <text:s/></text:span><text:span text:style-name="T19">});</text:span><text:line-break/><text:span text:style-name="T19"> <text:s/></text:span><text:span text:style-name="T54">console</text:span><text:span text:style-name="T19">.</text:span><text:span text:style-name="T42">log</text:span><text:span text:style-name="T19">(</text:span><text:span text:style-name="T4">'showDialogRuecknahme artikelDetails'</text:span><text:span text:style-name="T19">, artikelDetails)</text:span><text:line-break/><text:span text:style-name="T19">}</text:span></text:p>
      <text:p text:style-name="P122"/>
      <text:p text:style-name="P124">Wird der DialogRuecknahme aufgerufen, wird das member an DialogRücjnahme übergeben:</text:p>
      <text:p text:style-name="P123"><text:span text:style-name="T67">&lt;DialogRuecknahme </text:span><text:span text:style-name="T69">v-if</text:span><text:span text:style-name="T4">="</text:span><text:span text:style-name="T42">showDialogRuecknahme</text:span><text:span text:style-name="T4">" </text:span><text:span text:style-name="T69">:member</text:span><text:span text:style-name="T4">="</text:span><text:span text:style-name="T35">selectedMember</text:span><text:span text:style-name="T4">" </text:span><text:span text:style-name="T67">/&gt;</text:span></text:p>
      <text:p text:style-name="P122"/>
      <text:p text:style-name="P124"/>
      <text:p text:style-name="P124"/>
      <text:p text:style-name="P124"><text:span text:style-name="T91">In </text:span>DialogRuecknahme <text:span text:style-name="T91">props definieren, nimmt das Objekt member von LeihvorgangVerwalten entgegen:</text:span></text:p>
      <text:p text:style-name="P123"><text:span text:style-name="T14">const </text:span><text:span text:style-name="T29">props </text:span><text:span text:style-name="T19">= </text:span><text:span text:style-name="T54">defineProps</text:span><text:span text:style-name="T19">({</text:span><text:line-break/><text:span text:style-name="T19"> <text:s/></text:span><text:span text:style-name="T35">member</text:span><text:span text:style-name="T19">: </text:span><text:span text:style-name="T54">Object</text:span><text:span text:style-name="T19">,</text:span><text:line-break/><text:span text:style-name="T19">})</text:span></text:p>
      <text:p text:style-name="P122"/>
      <text:p text:style-name="P126">Beim speichern Funktion dialogSave() in DialogRuecknahme das Objekt wieder an Leihv<text:span text:style-name="T93">o</text:span>r<text:span text:style-name="T93">g</text:span>angVerwalten übergeben:</text:p>
      <text:p text:style-name="P127"><text:span text:style-name="T14">await </text:span><text:span text:style-name="T42">expansionForLeihvorgang</text:span><text:span text:style-name="T19">(</text:span><text:span text:style-name="T29">props</text:span><text:span text:style-name="T19">.</text:span><text:span text:style-name="T35">member</text:span><text:span text:style-name="T19">, </text:span><text:span text:style-name="T14">true</text:span><text:span text:style-name="T19">)</text:span></text:p>
      <text:p text:style-name="P126"/>
      <text:p text:style-name="P126">Hier die vollständige Funktion</text:p>
      <text:p text:style-name="P125"><text:soft-page-break/><text:span text:style-name="T14">async function </text:span><text:span text:style-name="T42">dialogSave</text:span><text:span text:style-name="T19">(){</text:span><text:line-break/><text:line-break/><text:span text:style-name="T19"> <text:s/></text:span><text:span text:style-name="T14">if</text:span><text:span text:style-name="T19">(!</text:span><text:span text:style-name="T29">selectedItem</text:span><text:span text:style-name="T19">.</text:span><text:span text:style-name="T35">value</text:span><text:span text:style-name="T19">) {</text:span><text:line-break/><text:span text:style-name="T19"> <text:s text:c="3"/></text:span><text:span text:style-name="T54">console</text:span><text:span text:style-name="T19">.</text:span><text:span text:style-name="T42">log</text:span><text:span text:style-name="T19">(</text:span><text:span text:style-name="T4">'selectedItem ist leer'</text:span><text:span text:style-name="T19">);</text:span><text:line-break/><text:span text:style-name="T19"> <text:s text:c="3"/></text:span><text:span text:style-name="T42">alert</text:span><text:span text:style-name="T19">(</text:span><text:span text:style-name="T4">"Bitte einen Zustand auswählen"</text:span><text:span text:style-name="T19">)</text:span><text:line-break/><text:span text:style-name="T19"> <text:s text:c="3"/></text:span><text:span text:style-name="T14">return</text:span><text:span text:style-name="T19">;</text:span><text:line-break/><text:span text:style-name="T19"> <text:s/>}</text:span><text:line-break/><text:line-break/><text:span text:style-name="T19"> <text:s/></text:span><text:span text:style-name="T54">store</text:span><text:span text:style-name="T19">.</text:span><text:span text:style-name="T35">dispatch</text:span><text:span text:style-name="T19">(</text:span><text:span text:style-name="T4">'setShowDialogRuecknahmeArtikel'</text:span><text:span text:style-name="T19">, {</text:span><text:line-break/><text:span text:style-name="T19"> <text:s text:c="3"/></text:span><text:span text:style-name="T35">showDialog</text:span><text:span text:style-name="T19">: </text:span><text:span text:style-name="T14">false</text:span><text:span text:style-name="T19">,</text:span><text:line-break/><text:span text:style-name="T19"> <text:s text:c="3"/></text:span><text:span text:style-name="T35">IDinventarBuchungenPositionen</text:span><text:span text:style-name="T19">: </text:span><text:span text:style-name="T4">''</text:span><text:span text:style-name="T19">,</text:span><text:line-break/><text:span text:style-name="T19"> <text:s text:c="3"/></text:span><text:span text:style-name="T35">bemerkung</text:span><text:span text:style-name="T19">: </text:span><text:span text:style-name="T29">textBemerkung</text:span><text:span text:style-name="T19">.</text:span><text:span text:style-name="T35">value</text:span><text:span text:style-name="T19">,</text:span><text:line-break/><text:span text:style-name="T19"> <text:s text:c="3"/></text:span><text:span text:style-name="T35">artikelDetails</text:span><text:span text:style-name="T19">: {},</text:span><text:line-break/><text:span text:style-name="T19"> <text:s text:c="3"/></text:span><text:span text:style-name="T35">artikelZustand</text:span><text:span text:style-name="T19">: </text:span><text:span text:style-name="T29">selectedItem</text:span><text:span text:style-name="T19">.</text:span><text:span text:style-name="T35">value</text:span><text:span text:style-name="T19">.IDInventarZustand,</text:span><text:line-break/><text:span text:style-name="T19"> <text:s text:c="3"/></text:span><text:span text:style-name="T35">memberName</text:span><text:span text:style-name="T19">: </text:span><text:span text:style-name="T4">''</text:span><text:span text:style-name="T19">,</text:span><text:line-break/><text:span text:style-name="T19"> <text:s text:c="3"/></text:span><text:span text:style-name="T35">idMitglied</text:span><text:span text:style-name="T19">: </text:span><text:span text:style-name="T4">''</text:span><text:line-break/><text:span text:style-name="T4"> <text:s/></text:span><text:span text:style-name="T19">});</text:span><text:line-break/><text:line-break/><text:span text:style-name="T19"> <text:s/></text:span><text:span text:style-name="T49">//Die Rücknahme an das Backend übermitteln</text:span><text:line-break/><text:span text:style-name="T49"> <text:s/></text:span><text:span text:style-name="T14">try</text:span><text:span text:style-name="T19">{</text:span><text:line-break/><text:span text:style-name="T19"> <text:s text:c="3"/></text:span><text:span text:style-name="T14">const </text:span><text:span text:style-name="T29">respone </text:span><text:span text:style-name="T19">= </text:span><text:span text:style-name="T14">await </text:span><text:span text:style-name="T54">AuthenticationService</text:span><text:span text:style-name="T19">.</text:span><text:span text:style-name="T42">leihvorgangRuecknahmeArtikel</text:span><text:span text:style-name="T19">({</text:span><text:line-break/><text:span text:style-name="T19"> <text:s text:c="5"/></text:span><text:span text:style-name="T35">IDinventarBuchungenPositionen</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IDinventarBuchungenPositionen</text:span><text:span text:style-name="T19">,</text:span><text:line-break/><text:span text:style-name="T19"> <text:s text:c="5"/></text:span><text:span text:style-name="T35">bemerkung</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bemerkung</text:span><text:span text:style-name="T19">,</text:span><text:line-break/><text:span text:style-name="T19"> <text:s text:c="5"/></text:span><text:span text:style-name="T35">artikelZustand</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artikelZustand</text:span><text:span text:style-name="T19">,</text:span><text:line-break/><text:span text:style-name="T19"> <text:s text:c="3"/>})</text:span><text:line-break/><text:span text:style-name="T19"> <text:s text:c="3"/></text:span><text:span text:style-name="T54">console</text:span><text:span text:style-name="T19">.</text:span><text:span text:style-name="T42">log</text:span><text:span text:style-name="T19">(</text:span><text:span text:style-name="T4">'response von leihvorgangRuecknahmeArtikel: '</text:span><text:span text:style-name="T19">,</text:span><text:span text:style-name="T29">respone</text:span><text:span text:style-name="T19">)</text:span><text:line-break/><text:span text:style-name="T19"> <text:s text:c="3"/></text:span><text:span text:style-name="T42">alert</text:span><text:span text:style-name="T19">(</text:span><text:span text:style-name="T4">'Artikel-Rücknahme wurde gebucht'</text:span><text:span text:style-name="T19">)</text:span><text:line-break/><text:span text:style-name="T19"> <text:s/>}</text:span><text:span text:style-name="T14">catch</text:span><text:span text:style-name="T19">(err){</text:span><text:line-break/><text:span text:style-name="T19"> <text:s text:c="3"/></text:span><text:span text:style-name="T54">console</text:span><text:span text:style-name="T19">.</text:span><text:span text:style-name="T42">log</text:span><text:span text:style-name="T19">(</text:span><text:span text:style-name="T4">'Fehler in leihvorgangRuecknahmeArtikel'</text:span><text:span text:style-name="T19">, err)</text:span><text:line-break/><text:span text:style-name="T19"> <text:s text:c="3"/></text:span><text:span text:style-name="T42">alert</text:span><text:span text:style-name="T19">(</text:span><text:span text:style-name="T4">'Fehler bei Rücknahme des Artikels'</text:span><text:span text:style-name="T19">)</text:span><text:line-break/><text:span text:style-name="T19"> <text:s/>}</text:span><text:line-break/><text:span text:style-name="T19"> <text:s/></text:span><text:span text:style-name="T54">console</text:span><text:span text:style-name="T19">.</text:span><text:span text:style-name="T42">log</text:span><text:span text:style-name="T19">(</text:span><text:span text:style-name="T4">'getShowDialogRuecknahmeArtikel'</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line-break/><text:line-break/><text:span text:style-name="T19"> <text:s/></text:span><text:span text:style-name="T49">//reload der Artikel veranlassen</text:span><text:line-break/><text:span text:style-name="T49"> <text:s/></text:span><text:span text:style-name="T14">const </text:span><text:span text:style-name="T29">idMitglied </text:span><text:span text:style-name="T19">= </text:span><text:span text:style-name="T54">store</text:span><text:span text:style-name="T19">.</text:span><text:span text:style-name="T35">getters</text:span><text:span text:style-name="T19">.</text:span><text:span text:style-name="T35">getShowDialogRuecknahmeArtikel</text:span><text:span text:style-name="T19">.</text:span><text:span text:style-name="T35">idMitglied</text:span><text:line-break/><text:span text:style-name="T35"> <text:s/></text:span><text:span text:style-name="T14">await </text:span><text:span text:style-name="T42">expansionForLeihvorgang</text:span><text:span text:style-name="T19">(</text:span><text:span text:style-name="T29">props</text:span><text:span text:style-name="T19">.</text:span><text:span text:style-name="T35">member</text:span><text:span text:style-name="T19">, </text:span><text:span text:style-name="T14">true</text:span><text:span text:style-name="T19">)</text:span><text:line-break/><text:span text:style-name="T19"> <text:s/></text:span><text:span text:style-name="T54">console</text:span><text:span text:style-name="T19">.</text:span><text:span text:style-name="T42">log</text:span><text:span text:style-name="T19">(</text:span><text:span text:style-name="T4">'selectedItem'</text:span><text:span text:style-name="T19">, </text:span><text:span text:style-name="T29">selectedItem</text:span><text:span text:style-name="T19">.</text:span><text:span text:style-name="T35">value</text:span><text:span text:style-name="T19">.IDInventarZustand);</text:span><text:line-break/><text:span text:style-name="T19"> <text:s/></text:span><text:span text:style-name="T54">console</text:span><text:span text:style-name="T19">.</text:span><text:span text:style-name="T42">log</text:span><text:span text:style-name="T19">(</text:span><text:span text:style-name="T4">'getShowAusgeliehenAbgeschlossen.idMitglied'</text:span><text:span text:style-name="T19">,</text:span><text:span text:style-name="T54">store</text:span><text:span text:style-name="T19">.</text:span><text:span text:style-name="T35">getters</text:span><text:span text:style-name="T19">.</text:span><text:span text:style-name="T35">getShowAusgeliehenAbgeschlossen</text:span><text:span text:style-name="T19">.</text:span><text:span text:style-name="T35">idMitglied</text:span><text:span text:style-name="T19">)</text:span><text:line-break/><text:span text:style-name="T19">}</text:span></text:p>
      <text:p text:style-name="P148"/>
      <text:p text:style-name="P122"/>
      <text:p text:style-name="P124"/>
      <text:p text:style-name="P124"/>
      <text:h text:style-name="Heading_20_2" text:outline-level="2"><text:bookmark-start text:name="__RefHeading___Toc1801581_3394150493"/>Öffnen einer Dialog Komponente mit vuex-Store:<text:bookmark-end text:name="__RefHeading___Toc1801581_3394150493"/></text:h>
      <text:p text:style-name="P130">Es soll ein Dialog, zum Beispiel für die Eingabe von Daten bei Klicken eines Buttons oder Labels erscheinen. Dazu eine Dialog Komponente erzeugen wie DialogNummerAendern.vue. Hierin folgendes anlegen: </text:p>
      <text:p text:style-name="P130">Hier werden die Werte im vuex-Store geändert:</text:p>
      <text:p text:style-name="P123"><text:span text:style-name="T14">const </text:span><text:span text:style-name="T29">showDialog </text:span><text:span text:style-name="T19">= computed({</text:span><text:line-break/><text:span text:style-name="T19"> <text:s/></text:span><text:span text:style-name="T42">get</text:span><text:span text:style-name="T19">() {</text:span><text:line-break/><text:span text:style-name="T19"> <text:s text:c="3"/></text:span><text:span text:style-name="T14">return </text:span><text:span text:style-name="T54">store</text:span><text:span text:style-name="T19">.</text:span><text:span text:style-name="T35">getters</text:span><text:span text:style-name="T19">.</text:span><text:span text:style-name="T35">getShowDialogNummerAendern</text:span><text:span text:style-name="T19">.</text:span><text:span text:style-name="T35">showDialog</text:span><text:span text:style-name="T19">;</text:span><text:line-break/><text:soft-page-break/><text:span text:style-name="T19"> <text:s/>},</text:span><text:line-break/><text:span text:style-name="T19"> <text:s/></text:span><text:span text:style-name="T42">set</text:span><text:span text:style-name="T19">(value) {</text:span><text:line-break/><text:span text:style-name="T19"> <text:s text:c="3"/></text:span><text:span text:style-name="T54">store</text:span><text:span text:style-name="T19">.</text:span><text:span text:style-name="T35">dispatch</text:span><text:span text:style-name="T19">(</text:span><text:span text:style-name="T4">'setShowDialogNummerAendern'</text:span><text:span text:style-name="T19">, {</text:span><text:line-break/><text:span text:style-name="T19"> <text:s text:c="5"/>...</text:span><text:span text:style-name="T54">store</text:span><text:span text:style-name="T19">.</text:span><text:span text:style-name="T35">getters</text:span><text:span text:style-name="T19">.</text:span><text:span text:style-name="T35">getShowDialogNummerAendern</text:span><text:span text:style-name="T19">,</text:span><text:line-break/><text:span text:style-name="T19"> <text:s text:c="5"/></text:span><text:span text:style-name="T35">showDialog</text:span><text:span text:style-name="T19">: value,</text:span><text:line-break/><text:span text:style-name="T19"> <text:s text:c="3"/>});</text:span><text:line-break/><text:span text:style-name="T19"> <text:s/>}</text:span><text:line-break/><text:span text:style-name="T19">});</text:span></text:p>
      <text:p text:style-name="P122"/>
      <text:p text:style-name="P130">showDialog ist gleichzeitig das v-model für den Dialog:</text:p>
      <text:p text:style-name="P129"><text:span text:style-name="T67">&lt;v-dialog</text:span><text:line-break/><text:span text:style-name="T67"> <text:s text:c="3"/></text:span><text:span text:style-name="T69">v-model</text:span><text:span text:style-name="T4">="</text:span><text:span text:style-name="T35">showDialog</text:span><text:span text:style-name="T4">"</text:span><text:line-break/><text:span text:style-name="T4"> <text:s text:c="3"/></text:span><text:span text:style-name="T69">max-width</text:span><text:span text:style-name="T4">="600"</text:span></text:p>
      <text:p text:style-name="P128"/>
      <text:p text:style-name="P128">Zum schließen des Dialogs ist dann einfach der Wert showDialog auf false zusetzten:</text:p>
      <text:p text:style-name="P128"/>
      <text:p text:style-name="P129"><text:span text:style-name="T14">function </text:span><text:span text:style-name="T42">dialogSave</text:span><text:span text:style-name="T19">(){</text:span><text:line-break/><text:span text:style-name="T19"> <text:s/></text:span><text:span text:style-name="T29">showDialog</text:span><text:span text:style-name="T19">.</text:span><text:span text:style-name="T35">value </text:span><text:span text:style-name="T19">= </text:span><text:span text:style-name="T14">false</text:span><text:span text:style-name="T19">;</text:span><text:line-break/><text:span text:style-name="T19">}</text:span><text:line-break/><text:line-break/><text:span text:style-name="T14">function </text:span><text:span text:style-name="T42">dialogClose</text:span><text:span text:style-name="T19">(){</text:span><text:line-break/><text:span text:style-name="T19"> <text:s/></text:span><text:span text:style-name="T29">showDialog</text:span><text:span text:style-name="T19">.</text:span><text:span text:style-name="T35">value </text:span><text:span text:style-name="T19">= </text:span><text:span text:style-name="T14">false</text:span><text:span text:style-name="T19">;</text:span><text:line-break/><text:span text:style-name="T19">}</text:span></text:p>
      <text:p text:style-name="P128"/>
      <text:p text:style-name="P128">In der Komponente von der aus der Dialog geöffnet werden soll, entsprechend den vuex-Store ändern:</text:p>
      <text:p text:style-name="P128"/>
      <text:p text:style-name="P129"><text:span text:style-name="T14">function </text:span><text:span text:style-name="T42">changeNumber</text:span><text:span text:style-name="T19">(item){</text:span><text:line-break/><text:span text:style-name="T19"> <text:s/></text:span><text:span text:style-name="T54">store</text:span><text:span text:style-name="T19">.</text:span><text:span text:style-name="T35">dispatch</text:span><text:span text:style-name="T19">(</text:span><text:span text:style-name="T4">'setShowDialogNummerAendern'</text:span><text:span text:style-name="T19">, {</text:span><text:line-break/><text:span text:style-name="T19"> <text:s text:c="3"/></text:span><text:span text:style-name="T35">showDialog</text:span><text:span text:style-name="T19">: </text:span><text:span text:style-name="T14">true</text:span><text:span text:style-name="T19">,</text:span><text:line-break/><text:span text:style-name="T19"> <text:s text:c="3"/></text:span><text:span text:style-name="T35">idInventarArtikel</text:span><text:span text:style-name="T19">: item,</text:span><text:line-break/><text:span text:style-name="T19"> <text:s/>})</text:span><text:line-break/><text:span text:style-name="T19">}</text:span></text:p>
      <text:p text:style-name="P128"/>
      <text:p text:style-name="P128">Die Dialog Komponente noch in der Hauptkomponente einfügen:</text:p>
      <text:p text:style-name="P149">&lt;DialogNummerAendern /&gt;</text:p>
      <text:p text:style-name="P128"/>
      <text:p text:style-name="P128">und fertig</text:p>
      <text:p text:style-name="P128"/>
      <text:h text:style-name="Heading_20_2" text:outline-level="2"><text:bookmark-start text:name="__RefHeading___Toc35315_2902930553"/><text:span text:style-name="T102">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53">Das Objekt leihvorgaengeMitgliederAbrufen nimmt die Daten vom Backend entgegen.</text:p>
      <text:p text:style-name="P153">Damit <text:span text:style-name="T99">eine Suchfunktion ermöglicht werden kann, wird das Objekt leihvorgaengeMitgliederAbrufen in der Funktion filteredLeihvorgaengeMitgliederAbrufen mit dem jeweiligen Suchbegriff gefiltert.</text:span></text:p>
      <text:p text:style-name="P154"><text:soft-page-break/>Im &lt;template&gt; wird das gefilterte Objekt filteredLeihvorgaengeMitgliederAbrufen im der for-Schleife durchlaufen und die einzelnen Elemente an item übergeben. Im ursprünglichen Objekt <text:span text:style-name="T98">leihvorgaengeMitgliederAbrufen </text:span>sind folgende Elemente enthalten:</text:p>
      <text:p text:style-name="P154"/>
      <text:p text:style-name="P154">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54">Folgender Aufbau:</text:p>
      <text:p text:style-name="P157">Hauptobjekt <text:span text:style-name="T99">leihvorgaengeMitgliederAbrufen:</text:span></text:p>
      <text:p text:style-name="P154">leihvorgaengeMitgliederAbrufen[</text:p>
      <text:p text:style-name="P154">{</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54">}</text:p>
      <text:p text:style-name="P154">]</text:p>
      <text:p text:style-name="P157">Unterobjekt <text:s/><text:span text:style-name="T99">leihvorgaengeArtikelDetails</text:span></text:p>
      <text:p text:style-name="P158">Das Unterobjekt <text:span text:style-name="T99">leihvorgaengeArtikelDetails </text:span>wird in der Funktion expansionForLeihvorgang gemappt, damit die Spaltenn<text:span text:style-name="T103">a</text:span>m<text:span text:style-name="T103">e</text:span>n im Backend nicht zu lange sind, jedoch im Frontend gut lesbar und eine klare Aussage<text:span text:style-name="T104">k</text:span>raft haben. Zum Beispiel:</text:p>
      <text:p text:style-name="P158">Artikelbezeichnung aus dem Backend wird im Frontend zu ia_ ArtikelBezeichnung.</text:p>
      <text:p text:style-name="P158">ia steht für den Tabellennamen inventarArtikel, <text:s/>ArtikelBezeichnung = Spaltennamen</text:p>
      <text:p text:style-name="P158">ia_ArtikelBezeichnung: item.ArtikelBezeichnung</text:p>
      <text:p text:style-name="P158">ibp_IDinventarBuchungenPositionen: item.IdinventarBuchungenPositionen</text:p>
      <text:p text:style-name="P158">ibp = inventarBuchungenPositionen, IdinventarBuchungenPositionen = Spaltennamen</text:p>
      <text:p text:style-name="P155">leihvorgaengeMitgliederAbrufen.leihvorgaengeArtikelDetails<text:span text:style-name="T100">[</text:span></text:p>
      <text:p text:style-name="P155">{</text:p>
      <text:p text:style-name="Standard"><text:span text:style-name="T99"><text:s text:c="2"/></text:span>"Konfektionsgroesse": "S",</text:p>
      <text:p text:style-name="Standard"><text:s text:c="2"/>"Bildpfad": "/images/artikel/Bluse_schwarz.jpg",</text:p>
      <text:p text:style-name="Standard"><text:s text:c="2"/>"ArtikelBezeichnung": "Hexen-Bluse",</text:p>
      <text:p text:style-name="Standard"><text:soft-page-break/><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5">}</text:p>
      <text:p text:style-name="P218">]</text:p>
      <text:p text:style-name="P161">Und zusätzlich werden der Gesamtpreis und die Anzahl der Artikel dem Hauptobjekt <text:span text:style-name="T99">leihvorgaengeMitgliederAbrufen </text:span>zugeordnet.</text:p>
      <text:p text:style-name="P156"><text:span text:style-name="T101">l</text:span>eihvorgaengeMitgliederAbrufen.gesamtPreis</text:p>
      <text:p text:style-name="P156"><text:span text:style-name="T101">l</text:span>eihvorgaengeMitgliederAbrufen.anzahlArtikel</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62">Somit stehen folgende Daten in der Komponente LeihvorgangVerwaltung zur Verfügung.</text:p>
      <text:p text:style-name="P159">WICHTIG: Das Objekt leihvorgaengeMitgliederAbrufen wird in der Funktion expansionForLeihvorgang dem member übergeben!</text:p>
      <text:p text:style-name="P160">item = filteredLeihvorgaengeMitgliederAbrufen (leihvorgaengeMitgliederAbrufen)</text:p>
      <text:p text:style-name="P160">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72"><text:s text:c="7"/>"ia_externeInventarNummerPflicht":<text:span text:style-name="T105">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p text:style-name="P219"/>
      <text:h text:style-name="Heading_20_2" text:outline-level="2"><text:soft-page-break/>cartItem<text:span text:style-name="T108">s</text:span> Inhalt Warenkorb, <text:span text:style-name="T106">Speichertort vuex-Store</text:span></text:h>
      <text:p text:style-name="P220">Daten kommen aus dem Backend, <text:span text:style-name="T107">werden über die Komponenten Artikel.vue geladen.</text:span></text:p>
      <text:p text:style-name="P220"><text:span text:style-name="T107">Backend-</text:span>Route: /artikel</text:p>
      <text:p text:style-name="P220">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Standard"><text:s text:c="2"/>"<text:bookmark-start text:name="__DdeLink__15262_3751916254"/>externeID<text:bookmark-end text:name="__DdeLink__15262_3751916254"/>": []</text:p>
      <text:p text:style-name="P173">}</text:p>
      <text:p text:style-name="P173"/>
      <text:h text:style-name="Heading_20_2" text:outline-level="2">Daten auslesen oder prüfen aus einem Array, wie z.B. cartItems aus dem vuex-Store</text:h>
      <text:p text:style-name="P177"/>
      <text:p text:style-name="P177">Muss mit einer for-Schleife geschehen. Will man aus einer Funktion aussteigen, muss es zwingend eine For-Schleife sein:</text:p>
      <text:p text:style-name="P177"/>
      <text:p text:style-name="P178"><text:span text:style-name="T14">for </text:span><text:span text:style-name="T19">(</text:span><text:span text:style-name="T14">const </text:span><text:span text:style-name="T29">item </text:span><text:span text:style-name="T14">of </text:span><text:span text:style-name="T29">cartItems</text:span><text:span text:style-name="T19">.</text:span><text:span text:style-name="T35">value</text:span><text:span text:style-name="T19">) {</text:span><text:line-break/><text:span text:style-name="T19"> <text:s text:c="3"/></text:span><text:span text:style-name="T14">const </text:span><text:span text:style-name="T29">laengeExterneID </text:span><text:span text:style-name="T19">= </text:span><text:span text:style-name="T29">item</text:span><text:span text:style-name="T19">.</text:span><text:span text:style-name="T35">externeID</text:span><text:span text:style-name="T19">.</text:span><text:span text:style-name="T35">length </text:span><text:span text:style-name="T19">|| </text:span><text:span text:style-name="T62">0</text:span><text:line-break/><text:span text:style-name="T62"> <text:s text:c="3"/></text:span><text:span text:style-name="T14">if</text:span><text:span text:style-name="T19">(</text:span><text:span text:style-name="T29">item</text:span><text:span text:style-name="T19">.</text:span><text:span text:style-name="T35">Menge </text:span><text:span text:style-name="T19">!== </text:span><text:span text:style-name="T29">laengeExterneID </text:span><text:span text:style-name="T19">&amp;&amp; </text:span><text:span text:style-name="T29">item</text:span><text:span text:style-name="T19">.</text:span><text:span text:style-name="T35">ExterneInventarNummerPflicht </text:span><text:span text:style-name="T19">===</text:span><text:span text:style-name="T62">1</text:span><text:span text:style-name="T19">){</text:span><text:line-break/><text:span text:style-name="T19"> <text:s text:c="5"/></text:span><text:span text:style-name="T42">alert</text:span><text:span text:style-name="T19">(</text:span><text:span text:style-name="T4">`Die Externe Nummer muss erfasst werden:</text:span><text:span text:style-name="T14">\n</text:span><text:span text:style-name="T19">${</text:span><text:span text:style-name="T29">item</text:span><text:span text:style-name="T19">.</text:span><text:span text:style-name="T35">ArtikelBezeichnung</text:span><text:span text:style-name="T19">}</text:span><text:span text:style-name="T4">` </text:span><text:span text:style-name="T19">)</text:span><text:line-break/><text:span text:style-name="T19"> <text:s text:c="5"/></text:span><text:span text:style-name="T14">return</text:span><text:span text:style-name="T19">;</text:span><text:line-break/><text:span text:style-name="T19"> <text:s text:c="3"/>}</text:span><text:line-break/><text:span text:style-name="T19">}</text:span></text:p>
      <text:p text:style-name="P17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1T15:43:29.781800746</dc:date>
    <meta:editing-duration>P26DT10H35M4S</meta:editing-duration>
    <meta:editing-cycles>109</meta:editing-cycles>
    <meta:document-statistic meta:table-count="0" meta:image-count="0" meta:object-count="0" meta:page-count="43" meta:paragraph-count="875" meta:word-count="7387" meta:character-count="70926" meta:non-whitespace-character-count="60668"/>
  </office:meta>
</office:document-meta>
</file>